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4146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7457in" fo:break-before="auto" style:use-optimal-row-height="true"/>
    </style:style>
    <style:style style:name="ro13" style:family="table-row">
      <style:table-row-properties style:row-height="1.2437in" fo:break-before="auto" style:use-optimal-row-height="true"/>
    </style:style>
    <style:style style:name="ro14" style:family="table-row">
      <style:table-row-properties style:row-height="0.9118in" fo:break-before="auto" style:use-optimal-row-height="true"/>
    </style:style>
    <style:style style:name="ro15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9" style:family="table-cell" style:parent-style-name="Default"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7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4" style:family="table-cell" style:parent-style-name="Default">
      <style:map style:condition="cell-content()=&quot;Sun&quot;" style:apply-style-name="Không_20_tên4" style:base-cell-address="'Cover Page'.AH1"/>
    </style:style>
    <style:style style:name="ce18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2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2.3">
            <text:p>2.3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6">
            <text:p>0.6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7">
            <text:p>0.7</text:p>
          </table:table-cell>
          <table:table-cell table:style-name="ce26" office:value-type="string">
            <text:p>Updates:</text:p>
            <text:p>- Remove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8">
            <text:p>0.8</text:p>
          </table:table-cell>
          <table:table-cell table:style-name="ce26" office:value-type="string">
            <text:p>Updates:</text:p>
            <text:p>- Remove NguyenHTT</text:p>
            <text:p>- Add NhanH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9">
            <text:p>0.9</text:p>
          </table:table-cell>
          <table:table-cell table:style-name="ce26" office:value-type="string">
            <text:p>Updates:</text:p>
            <text:p>- Remove ChanNTT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">
            <text:p>1.0</text:p>
          </table:table-cell>
          <table:table-cell table:style-name="ce26" office:value-type="string">
            <text:p>Updates:</text:p>
            <text:p>- Remove ThachBK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1">
            <text:p>1.1</text:p>
          </table:table-cell>
          <table:table-cell table:style-name="ce26" office:value-type="string">
            <text:p>Updates:</text:p>
            <text:p>- Remove QuanLD</text:p>
          </table:table-cell>
          <table:table-cell table:style-name="ce26" office:value-type="string">
            <text:p>Tham Do-Thi</text:p>
          </table:table-cell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2">
            <text:p>1.2</text:p>
          </table:table-cell>
          <table:table-cell table:style-name="ce26" office:value-type="string">
            <text:p>Updates:</text:p>
            <text:p>- Remove LongPT, LuanN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5">
            <text:p>July 15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3">
            <text:p>1.3</text:p>
          </table:table-cell>
          <table:table-cell table:style-name="ce26" office:value-type="string">
            <text:p>Updates:</text:p>
            <text:p>- Move DuyDK to Internship Timekeeping file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9">
            <text:p>July 19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4">
            <text:p>1.4</text:p>
          </table:table-cell>
          <table:table-cell table:style-name="ce26" office:value-type="string">
            <text:p>Updates:</text:p>
            <text:p>- Remove HieuHT</text:p>
            <text:p>- Add ThoaiVK, PhongTB, ThinhDH 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5">
            <text:p>1.5</text:p>
          </table:table-cell>
          <table:table-cell table:style-name="ce26" office:value-type="string">
            <text:p>Updates:</text:p>
            <text:p>- Remove BacNTC, ThaoN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08">
            <text:p>August 08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6">
            <text:p>1.6</text:p>
          </table:table-cell>
          <table:table-cell table:style-name="ce26" office:value-type="string">
            <text:p>Updates:</text:p>
            <text:p>- Remove TienD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15">
            <text:p>August 15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7">
            <text:p>1.7</text:p>
          </table:table-cell>
          <table:table-cell table:style-name="ce26" office:value-type="string">
            <text:p>Updates:</text:p>
            <text:p>- Remove MinhT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22">
            <text:p>August 22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8">
            <text:p>1.8</text:p>
          </table:table-cell>
          <table:table-cell table:style-name="ce26" office:value-type="string">
            <text:p>Updates:</text:p>
            <text:p>- Remove HuyT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29">
            <text:p>August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9">
            <text:p>1.9</text:p>
          </table:table-cell>
          <table:table-cell table:style-name="ce26" office:value-type="string">
            <text:p>Updates:</text:p>
            <text:p>- Remove ThuLNM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30">
            <text:p>August 3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2">
            <text:p>2.0</text:p>
          </table:table-cell>
          <table:table-cell table:style-name="ce26" office:value-type="string">
            <text:p>Updates:</text:p>
            <text:p>- Remove Tua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31">
            <text:p>August 3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2.1">
            <text:p>2.1</text:p>
          </table:table-cell>
          <table:table-cell table:style-name="ce26" office:value-type="string">
            <text:p>Updates:</text:p>
            <text:p>- Remove NhatLCM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9-06">
            <text:p>September 06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2.2">
            <text:p>2.2</text:p>
          </table:table-cell>
          <table:table-cell table:style-name="ce26" office:value-type="string">
            <text:p>Updates:</text:p>
            <text:p>- Remove VuNV, ToiDB, ThongD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9-16">
            <text:p>September 16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2.3">
            <text:p>2.3</text:p>
          </table:table-cell>
          <table:table-cell table:style-name="ce26" office:value-type="string">
            <text:p>Updates:</text:p>
            <text:p>- Remove KhanhDT</text:p>
            <text:p>- Add DucHV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10-07">
            <text:p>October 07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502">
          <table:table-cell table:style-name="ce12" table:number-columns-repeated="1018"/>
          <table:table-cell table:number-columns-repeated="4"/>
        </table:table-row>
        <table:table-row table:style-name="ro2" table:number-rows-repeated="98304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visibility="collapse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10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1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394in" draw:caption-point-x="-0.7689in" draw:caption-point-y="0.9244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37in" draw:caption-point-x="-0.2402in" draw:caption-point-y="0.6268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37in" draw:caption-point-x="-0.2622in" draw:caption-point-y="0.6268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5.6413in" svg:y="0.737in" draw:caption-point-x="-0.2402in" draw:caption-point-y="0.6268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6.5303in" svg:y="0.737in" draw:caption-point-x="-0.2402in" draw:caption-point-y="0.6268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1.2949in" svg:y="0.7937in" draw:caption-point-x="-1.4484in" draw:caption-point-y="0.5697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10-20T11:52:23.04">
            <text:p>10/20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0">
            <text:p>10</text:p>
          </table:table-cell>
          <table:table-cell table:style-name="ce49" table:formula="of:=SUMPRODUCT([Thong_Tin_Ngay_Nghi_201601.$B$3:.$B$31]=[.$B7];[Thong_Tin_Ngay_Nghi_201601.$C$3:.$C$31])+SUMPRODUCT([Thong_Tin_Ngay_Nghi_201602.$B$3:.$B$32]=[.$B7];[Thong_Tin_Ngay_Nghi_201602.$C$3:.$C$32]) + SUMPRODUCT([Thong_Tin_Ngay_Nghi_201603.$B$3:.$B$34]=[.$B7];[Thong_Tin_Ngay_Nghi_201603.$C$3:.$C$34])" office:value-type="float" office:value="3">
            <text:p>3</text:p>
          </table:table-cell>
          <table:table-cell table:style-name="ce49" table:formula="of:=SUMPRODUCT([Thong_Tin_Ngay_Nghi_201601.$B$3:.$B$31]=[.$B7];[Thong_Tin_Ngay_Nghi_201601.$C$3:.$C$31])+SUMPRODUCT([Thong_Tin_Ngay_Nghi_201602.$B$3:.$B$32]=[.$B7];[Thong_Tin_Ngay_Nghi_201602.$C$3:.$C$32]) + SUMPRODUCT([Thong_Tin_Ngay_Nghi_201603.$B$3:.$B$34]=[.$B7];[Thong_Tin_Ngay_Nghi_201603.$C$3:.$C$34]) + SUMPRODUCT([Thong_Tin_Ngay_Nghi_201604.$B$3:.$B$35]=[.$B7];[Thong_Tin_Ngay_Nghi_201604.$C$3:.$C$35]) + SUMPRODUCT([Thong_Tin_Ngay_Nghi_201605.$B$3:.$B$34]=[.$B7];[Thong_Tin_Ngay_Nghi_201605.$C$3:.$C$34]) + SUMPRODUCT([Thong_Tin_Ngay_Nghi_201606.$B$3:.$B$33]=[.$B7];[Thong_Tin_Ngay_Nghi_201606.$C$3:.$C$33]) + SUMPRODUCT([Thong_Tin_Ngay_Nghi_201607.$B$3:.$B$39]=[.$B7];[Thong_Tin_Ngay_Nghi_201607.$C$3:.$C$39]) + SUMPRODUCT([Thong_Tin_Ngay_Nghi_201608.$B$3:.$B$42]=[.$B7];[Thong_Tin_Ngay_Nghi_201608.$C$3:.$C$42]) + SUMPRODUCT([Thong_Tin_Ngay_Nghi_201609.$B$3:.$B$50]=[.$B7];[Thong_Tin_Ngay_Nghi_201609.$C$3:.$C$50]) + SUMPRODUCT([Thong_Tin_Ngay_Nghi_201610.$B$3:.$B$56]=[.$B7];[Thong_Tin_Ngay_Nghi_201610.$C$3:.$C$56])" office:value-type="float" office:value="9">
            <text:p>9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5"/>
          <table:table-cell table:style-name="ce45" table:formula="of:=[.I7]+[.K7] +[.J7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8]);DATE(YEAR([.D8]);12;31);NOW())" office:value-type="date" office:date-value="2016-10-20T11:52:23.04">
            <text:p>10/20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0">
            <text:p>10</text:p>
          </table:table-cell>
          <table:table-cell table:style-name="ce50" table:formula="of:=SUMPRODUCT([Thong_Tin_Ngay_Nghi_201601.$B$3:.$B$31]=[.$B8];[Thong_Tin_Ngay_Nghi_201601.$C$3:.$C$31])+SUMPRODUCT([Thong_Tin_Ngay_Nghi_201602.$B$3:.$B$32]=[.$B8];[Thong_Tin_Ngay_Nghi_201602.$C$3:.$C$32]) + SUMPRODUCT([Thong_Tin_Ngay_Nghi_201603.$B$3:.$B$34]=[.$B8];[Thong_Tin_Ngay_Nghi_201603.$C$3:.$C$34])" office:value-type="float" office:value="2.5">
            <text:p>2.5</text:p>
          </table:table-cell>
          <table:table-cell table:style-name="ce50" table:formula="of:=SUMPRODUCT([Thong_Tin_Ngay_Nghi_201601.$B$3:.$B$31]=[.$B8];[Thong_Tin_Ngay_Nghi_201601.$C$3:.$C$31])+SUMPRODUCT([Thong_Tin_Ngay_Nghi_201602.$B$3:.$B$32]=[.$B8];[Thong_Tin_Ngay_Nghi_201602.$C$3:.$C$32]) + SUMPRODUCT([Thong_Tin_Ngay_Nghi_201603.$B$3:.$B$34]=[.$B8];[Thong_Tin_Ngay_Nghi_201603.$C$3:.$C$34]) + SUMPRODUCT([Thong_Tin_Ngay_Nghi_201604.$B$3:.$B$35]=[.$B8];[Thong_Tin_Ngay_Nghi_201604.$C$3:.$C$35]) + SUMPRODUCT([Thong_Tin_Ngay_Nghi_201605.$B$3:.$B$34]=[.$B8];[Thong_Tin_Ngay_Nghi_201605.$C$3:.$C$34]) + SUMPRODUCT([Thong_Tin_Ngay_Nghi_201606.$B$3:.$B$33]=[.$B8];[Thong_Tin_Ngay_Nghi_201606.$C$3:.$C$33]) + SUMPRODUCT([Thong_Tin_Ngay_Nghi_201607.$B$3:.$B$39]=[.$B8];[Thong_Tin_Ngay_Nghi_201607.$C$3:.$C$39]) + SUMPRODUCT([Thong_Tin_Ngay_Nghi_201608.$B$3:.$B$42]=[.$B8];[Thong_Tin_Ngay_Nghi_201608.$C$3:.$C$42]) + SUMPRODUCT([Thong_Tin_Ngay_Nghi_201609.$B$3:.$B$50]=[.$B8];[Thong_Tin_Ngay_Nghi_201609.$C$3:.$C$50]) + SUMPRODUCT([Thong_Tin_Ngay_Nghi_201610.$B$3:.$B$56]=[.$B8];[Thong_Tin_Ngay_Nghi_201610.$C$3:.$C$56])" office:value-type="float" office:value="11">
            <text:p>11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1.5">
            <text:p>1.5</text:p>
          </table:table-cell>
          <table:table-cell table:number-columns-repeated="2" table:style-name="ce45"/>
          <table:table-cell table:style-name="ce45" table:formula="of:=[.I8]+[.K8] +[.J8]" office:value-type="float" office:value="1.5">
            <text:p>1.5</text:p>
          </table:table-cell>
          <table:table-cell table:style-name="ce53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10-20T11:52:23.04">
            <text:p>10/20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0">
            <text:p>10</text:p>
          </table:table-cell>
          <table:table-cell table:style-name="ce50" table:formula="of:=SUMPRODUCT([Thong_Tin_Ngay_Nghi_201601.$B$3:.$B$31]=[.$B9];[Thong_Tin_Ngay_Nghi_201601.$C$3:.$C$31])+SUMPRODUCT([Thong_Tin_Ngay_Nghi_201602.$B$3:.$B$32]=[.$B9];[Thong_Tin_Ngay_Nghi_201602.$C$3:.$C$32]) + SUMPRODUCT([Thong_Tin_Ngay_Nghi_201603.$B$3:.$B$34]=[.$B9];[Thong_Tin_Ngay_Nghi_201603.$C$3:.$C$34])" office:value-type="float" office:value="3">
            <text:p>3</text:p>
          </table:table-cell>
          <table:table-cell table:style-name="ce50" table:formula="of:=SUMPRODUCT([Thong_Tin_Ngay_Nghi_201601.$B$3:.$B$31]=[.$B9];[Thong_Tin_Ngay_Nghi_201601.$C$3:.$C$31])+SUMPRODUCT([Thong_Tin_Ngay_Nghi_201602.$B$3:.$B$32]=[.$B9];[Thong_Tin_Ngay_Nghi_201602.$C$3:.$C$32]) + SUMPRODUCT([Thong_Tin_Ngay_Nghi_201603.$B$3:.$B$34]=[.$B9];[Thong_Tin_Ngay_Nghi_201603.$C$3:.$C$34]) + SUMPRODUCT([Thong_Tin_Ngay_Nghi_201604.$B$3:.$B$35]=[.$B9];[Thong_Tin_Ngay_Nghi_201604.$C$3:.$C$35]) + SUMPRODUCT([Thong_Tin_Ngay_Nghi_201605.$B$3:.$B$34]=[.$B9];[Thong_Tin_Ngay_Nghi_201605.$C$3:.$C$34]) + SUMPRODUCT([Thong_Tin_Ngay_Nghi_201606.$B$3:.$B$33]=[.$B9];[Thong_Tin_Ngay_Nghi_201606.$C$3:.$C$33]) + SUMPRODUCT([Thong_Tin_Ngay_Nghi_201607.$B$3:.$B$39]=[.$B9];[Thong_Tin_Ngay_Nghi_201607.$C$3:.$C$39]) + SUMPRODUCT([Thong_Tin_Ngay_Nghi_201608.$B$3:.$B$42]=[.$B9];[Thong_Tin_Ngay_Nghi_201608.$C$3:.$C$42]) + SUMPRODUCT([Thong_Tin_Ngay_Nghi_201609.$B$3:.$B$50]=[.$B9];[Thong_Tin_Ngay_Nghi_201609.$C$3:.$C$50]) + SUMPRODUCT([Thong_Tin_Ngay_Nghi_201610.$B$3:.$B$56]=[.$B9];[Thong_Tin_Ngay_Nghi_201610.$C$3:.$C$56])" office:value-type="float" office:value="8">
            <text:p>8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4">
            <text:p>4</text:p>
          </table:table-cell>
          <table:table-cell table:number-columns-repeated="2" table:style-name="ce45"/>
          <table:table-cell table:style-name="ce45" table:formula="of:=[.I9]+[.K9] +[.J9]" office:value-type="float" office:value="4">
            <text:p>4</text:p>
          </table:table-cell>
          <table:table-cell table:style-name="ce53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10-20T11:52:23.04">
            <text:p>10/20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10">
            <text:p>10</text:p>
          </table:table-cell>
          <table:table-cell table:style-name="ce50" table:formula="of:=SUMPRODUCT([Thong_Tin_Ngay_Nghi_201601.$B$3:.$B$31]=[.$B10];[Thong_Tin_Ngay_Nghi_201601.$C$3:.$C$31])+SUMPRODUCT([Thong_Tin_Ngay_Nghi_201602.$B$3:.$B$32]=[.$B10];[Thong_Tin_Ngay_Nghi_201602.$C$3:.$C$32]) + SUMPRODUCT([Thong_Tin_Ngay_Nghi_201603.$B$3:.$B$34]=[.$B10];[Thong_Tin_Ngay_Nghi_201603.$C$3:.$C$34])" office:value-type="float" office:value="3.5">
            <text:p>3.5</text:p>
          </table:table-cell>
          <table:table-cell table:style-name="ce50" table:formula="of:=SUMPRODUCT([Thong_Tin_Ngay_Nghi_201601.$B$3:.$B$31]=[.$B10];[Thong_Tin_Ngay_Nghi_201601.$C$3:.$C$31])+SUMPRODUCT([Thong_Tin_Ngay_Nghi_201602.$B$3:.$B$32]=[.$B10];[Thong_Tin_Ngay_Nghi_201602.$C$3:.$C$32]) + SUMPRODUCT([Thong_Tin_Ngay_Nghi_201603.$B$3:.$B$34]=[.$B10];[Thong_Tin_Ngay_Nghi_201603.$C$3:.$C$34]) + SUMPRODUCT([Thong_Tin_Ngay_Nghi_201604.$B$3:.$B$35]=[.$B10];[Thong_Tin_Ngay_Nghi_201604.$C$3:.$C$35]) + SUMPRODUCT([Thong_Tin_Ngay_Nghi_201605.$B$3:.$B$34]=[.$B10];[Thong_Tin_Ngay_Nghi_201605.$C$3:.$C$34]) + SUMPRODUCT([Thong_Tin_Ngay_Nghi_201606.$B$3:.$B$33]=[.$B10];[Thong_Tin_Ngay_Nghi_201606.$C$3:.$C$33]) + SUMPRODUCT([Thong_Tin_Ngay_Nghi_201607.$B$3:.$B$39]=[.$B10];[Thong_Tin_Ngay_Nghi_201607.$C$3:.$C$39]) + SUMPRODUCT([Thong_Tin_Ngay_Nghi_201608.$B$3:.$B$42]=[.$B10];[Thong_Tin_Ngay_Nghi_201608.$C$3:.$C$42]) + SUMPRODUCT([Thong_Tin_Ngay_Nghi_201609.$B$3:.$B$50]=[.$B10];[Thong_Tin_Ngay_Nghi_201609.$C$3:.$C$50]) + SUMPRODUCT([Thong_Tin_Ngay_Nghi_201610.$B$3:.$B$56]=[.$B10];[Thong_Tin_Ngay_Nghi_201610.$C$3:.$C$56])" office:value-type="float" office:value="11">
            <text:p>11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-1">
            <text:p>-1</text:p>
          </table:table-cell>
          <table:table-cell table:number-columns-repeated="2" table:style-name="ce45"/>
          <table:table-cell table:style-name="ce45" table:formula="of:=[.I10]+[.K10] +[.J10]" office:value-type="float" office:value="-1">
            <text:p>-1</text:p>
          </table:table-cell>
          <table:table-cell table:style-name="ce53"/>
        </table:table-row>
        <table:table-row table:style-name="ro8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10-20T11:52:23.04">
            <text:p>10/20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0">
            <text:p>10</text:p>
          </table:table-cell>
          <table:table-cell table:style-name="ce50" table:formula="of:=SUMPRODUCT([Thong_Tin_Ngay_Nghi_201601.$B$3:.$B$31]=[.$B11];[Thong_Tin_Ngay_Nghi_201601.$C$3:.$C$31])+SUMPRODUCT([Thong_Tin_Ngay_Nghi_201602.$B$3:.$B$32]=[.$B11];[Thong_Tin_Ngay_Nghi_201602.$C$3:.$C$32]) + SUMPRODUCT([Thong_Tin_Ngay_Nghi_201603.$B$3:.$B$34]=[.$B11];[Thong_Tin_Ngay_Nghi_201603.$C$3:.$C$34])" office:value-type="float" office:value="5">
            <text:p>5</text:p>
          </table:table-cell>
          <table:table-cell table:style-name="ce50" table:formula="of:=SUMPRODUCT([Thong_Tin_Ngay_Nghi_201601.$B$3:.$B$31]=[.$B11];[Thong_Tin_Ngay_Nghi_201601.$C$3:.$C$31])+SUMPRODUCT([Thong_Tin_Ngay_Nghi_201602.$B$3:.$B$32]=[.$B11];[Thong_Tin_Ngay_Nghi_201602.$C$3:.$C$32]) + SUMPRODUCT([Thong_Tin_Ngay_Nghi_201603.$B$3:.$B$34]=[.$B11];[Thong_Tin_Ngay_Nghi_201603.$C$3:.$C$34]) + SUMPRODUCT([Thong_Tin_Ngay_Nghi_201604.$B$3:.$B$35]=[.$B11];[Thong_Tin_Ngay_Nghi_201604.$C$3:.$C$35]) + SUMPRODUCT([Thong_Tin_Ngay_Nghi_201605.$B$3:.$B$34]=[.$B11];[Thong_Tin_Ngay_Nghi_201605.$C$3:.$C$34]) + SUMPRODUCT([Thong_Tin_Ngay_Nghi_201606.$B$3:.$B$33]=[.$B11];[Thong_Tin_Ngay_Nghi_201606.$C$3:.$C$33]) + SUMPRODUCT([Thong_Tin_Ngay_Nghi_201607.$B$3:.$B$39]=[.$B11];[Thong_Tin_Ngay_Nghi_201607.$C$3:.$C$39]) + SUMPRODUCT([Thong_Tin_Ngay_Nghi_201608.$B$3:.$B$42]=[.$B11];[Thong_Tin_Ngay_Nghi_201608.$C$3:.$C$42]) + SUMPRODUCT([Thong_Tin_Ngay_Nghi_201609.$B$3:.$B$50]=[.$B11];[Thong_Tin_Ngay_Nghi_201609.$C$3:.$C$50]) + SUMPRODUCT([Thong_Tin_Ngay_Nghi_201610.$B$3:.$B$56]=[.$B11];[Thong_Tin_Ngay_Nghi_201610.$C$3:.$C$56])" office:value-type="float" office:value="13">
            <text:p>13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2">
            <text:p>2</text:p>
          </table:table-cell>
          <table:table-cell table:style-name="ce45">
            <office:annotation draw:style-name="gr2" draw:text-style-name="P1" svg:width="1.1413in" svg:height="0.5457in" svg:x="8.3087in" svg:y="2.6059in" draw:caption-point-x="-0.2402in" draw:caption-point-y="0.6154in">
              <dc:date>2016-05-09T00:00:00</dc:date>
              <text:p text:style-name="P1"><text:span text:style-name="T1">Ngày phép được <text:s/>extend tới 31/5/2016</text:span></text:p>
            </office:annotation>
          </table:table-cell>
          <table:table-cell table:style-name="ce45"/>
          <table:table-cell table:style-name="ce45" table:formula="of:=[.I11]+[.K11] +[.J11]" office:value-type="float" office:value="2">
            <text:p>2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12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2]);DATE(YEAR([.D12]);12;31);NOW())" office:value-type="date" office:date-value="2016-10-20T11:52:23.05">
            <text:p>10/20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8">
            <text:p>8</text:p>
          </table:table-cell>
          <table:table-cell table:style-name="ce50" table:formula="of:=SUMPRODUCT([Thong_Tin_Ngay_Nghi_201601.$B$3:.$B$31]=[.$B12];[Thong_Tin_Ngay_Nghi_201601.$C$3:.$C$31])+SUMPRODUCT([Thong_Tin_Ngay_Nghi_201602.$B$3:.$B$32]=[.$B12];[Thong_Tin_Ngay_Nghi_201602.$C$3:.$C$32]) + SUMPRODUCT([Thong_Tin_Ngay_Nghi_201603.$B$3:.$B$34]=[.$B12];[Thong_Tin_Ngay_Nghi_201603.$C$3:.$C$34])" office:value-type="float" office:value="0">
            <text:p>0</text:p>
          </table:table-cell>
          <table:table-cell table:style-name="ce50" table:formula="of:=SUMPRODUCT([Thong_Tin_Ngay_Nghi_201601.$B$3:.$B$31]=[.$B12];[Thong_Tin_Ngay_Nghi_201601.$C$3:.$C$31])+SUMPRODUCT([Thong_Tin_Ngay_Nghi_201602.$B$3:.$B$32]=[.$B12];[Thong_Tin_Ngay_Nghi_201602.$C$3:.$C$32]) + SUMPRODUCT([Thong_Tin_Ngay_Nghi_201603.$B$3:.$B$34]=[.$B12];[Thong_Tin_Ngay_Nghi_201603.$C$3:.$C$34]) + SUMPRODUCT([Thong_Tin_Ngay_Nghi_201604.$B$3:.$B$35]=[.$B12];[Thong_Tin_Ngay_Nghi_201604.$C$3:.$C$35]) + SUMPRODUCT([Thong_Tin_Ngay_Nghi_201605.$B$3:.$B$34]=[.$B12];[Thong_Tin_Ngay_Nghi_201605.$C$3:.$C$34]) + SUMPRODUCT([Thong_Tin_Ngay_Nghi_201606.$B$3:.$B$33]=[.$B12];[Thong_Tin_Ngay_Nghi_201606.$C$3:.$C$33]) + SUMPRODUCT([Thong_Tin_Ngay_Nghi_201607.$B$3:.$B$39]=[.$B12];[Thong_Tin_Ngay_Nghi_201607.$C$3:.$C$39]) + SUMPRODUCT([Thong_Tin_Ngay_Nghi_201608.$B$3:.$B$42]=[.$B12];[Thong_Tin_Ngay_Nghi_201608.$C$3:.$C$42]) + SUMPRODUCT([Thong_Tin_Ngay_Nghi_201609.$B$3:.$B$50]=[.$B12];[Thong_Tin_Ngay_Nghi_201609.$C$3:.$C$50]) + SUMPRODUCT([Thong_Tin_Ngay_Nghi_201610.$B$3:.$B$56]=[.$B12];[Thong_Tin_Ngay_Nghi_201610.$C$3:.$C$56])" office:value-type="float" office:value="9.5">
            <text:p>9.5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-1.5">
            <text:p>-1.5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table:formula="of:=[.I12]+[.K12] +[.J12]" office:value-type="float" office:value="-1">
            <text:p>-1</text:p>
          </table:table-cell>
          <table:table-cell table:style-name="ce53" office:value-type="string">
            <text:p>Những ngày nghỉ đã trừ vào lương:</text:p>
            <text:p>- Tháng 4, trừ 0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DucH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0-10">
            <text:p>10/10/16</text:p>
          </table:table-cell>
          <table:table-cell table:style-name="ce46" table:formula="of:=IF(YEAR(NOW())&gt;YEAR([.D13]);DATE(YEAR([.D13]);12;31);NOW())" office:value-type="date" office:date-value="2016-10-20T11:52:23.05">
            <text:p>10/20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0">
            <text:p>0</text:p>
          </table:table-cell>
          <table:table-cell table:style-name="ce50" table:formula="of:=SUMPRODUCT([Thong_Tin_Ngay_Nghi_201601.$B$3:.$B$31]=[.$B13];[Thong_Tin_Ngay_Nghi_201601.$C$3:.$C$31])+SUMPRODUCT([Thong_Tin_Ngay_Nghi_201602.$B$3:.$B$32]=[.$B13];[Thong_Tin_Ngay_Nghi_201602.$C$3:.$C$32]) + SUMPRODUCT([Thong_Tin_Ngay_Nghi_201603.$B$3:.$B$34]=[.$B13];[Thong_Tin_Ngay_Nghi_201603.$C$3:.$C$34])" office:value-type="float" office:value="0">
            <text:p>0</text:p>
          </table:table-cell>
          <table:table-cell table:style-name="ce50" table:formula="of:=SUMPRODUCT([Thong_Tin_Ngay_Nghi_201601.$B$3:.$B$31]=[.$B13];[Thong_Tin_Ngay_Nghi_201601.$C$3:.$C$31])+SUMPRODUCT([Thong_Tin_Ngay_Nghi_201602.$B$3:.$B$32]=[.$B13];[Thong_Tin_Ngay_Nghi_201602.$C$3:.$C$32]) + SUMPRODUCT([Thong_Tin_Ngay_Nghi_201603.$B$3:.$B$34]=[.$B13];[Thong_Tin_Ngay_Nghi_201603.$C$3:.$C$34]) + SUMPRODUCT([Thong_Tin_Ngay_Nghi_201604.$B$3:.$B$35]=[.$B13];[Thong_Tin_Ngay_Nghi_201604.$C$3:.$C$35]) + SUMPRODUCT([Thong_Tin_Ngay_Nghi_201605.$B$3:.$B$34]=[.$B13];[Thong_Tin_Ngay_Nghi_201605.$C$3:.$C$34]) + SUMPRODUCT([Thong_Tin_Ngay_Nghi_201606.$B$3:.$B$33]=[.$B13];[Thong_Tin_Ngay_Nghi_201606.$C$3:.$C$33]) + SUMPRODUCT([Thong_Tin_Ngay_Nghi_201607.$B$3:.$B$39]=[.$B13];[Thong_Tin_Ngay_Nghi_201607.$C$3:.$C$39]) + SUMPRODUCT([Thong_Tin_Ngay_Nghi_201608.$B$3:.$B$42]=[.$B13];[Thong_Tin_Ngay_Nghi_201608.$C$3:.$C$42]) + SUMPRODUCT([Thong_Tin_Ngay_Nghi_201609.$B$3:.$B$50]=[.$B13];[Thong_Tin_Ngay_Nghi_201609.$C$3:.$C$50]) + SUMPRODUCT([Thong_Tin_Ngay_Nghi_201610.$B$3:.$B$56]=[.$B13];[Thong_Tin_Ngay_Nghi_201610.$C$3:.$C$56])" office:value-type="float" office:value="0">
            <text:p>0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0">
            <text:p>0</text:p>
          </table:table-cell>
          <table:table-cell table:number-columns-repeated="2" table:style-name="ce45"/>
          <table:table-cell table:style-name="ce45" table:formula="of:=[.I13]+[.K13] +[.J13]" office:value-type="float" office:value="0">
            <text:p>0</text:p>
          </table:table-cell>
          <table:table-cell table:style-name="ce53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10-20T11:52:23.05">
            <text:p>10/20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0">
            <text:p>10</text:p>
          </table:table-cell>
          <table:table-cell table:style-name="ce50" table:formula="of:=SUMPRODUCT([Thong_Tin_Ngay_Nghi_201601.$B$3:.$B$31]=[.$B14];[Thong_Tin_Ngay_Nghi_201601.$C$3:.$C$31])+SUMPRODUCT([Thong_Tin_Ngay_Nghi_201602.$B$3:.$B$32]=[.$B14];[Thong_Tin_Ngay_Nghi_201602.$C$3:.$C$32]) + SUMPRODUCT([Thong_Tin_Ngay_Nghi_201603.$B$3:.$B$34]=[.$B14];[Thong_Tin_Ngay_Nghi_201603.$C$3:.$C$34])" office:value-type="float" office:value="3">
            <text:p>3</text:p>
          </table:table-cell>
          <table:table-cell table:style-name="ce50" table:formula="of:=SUMPRODUCT([Thong_Tin_Ngay_Nghi_201601.$B$3:.$B$31]=[.$B14];[Thong_Tin_Ngay_Nghi_201601.$C$3:.$C$31])+SUMPRODUCT([Thong_Tin_Ngay_Nghi_201602.$B$3:.$B$32]=[.$B14];[Thong_Tin_Ngay_Nghi_201602.$C$3:.$C$32]) + SUMPRODUCT([Thong_Tin_Ngay_Nghi_201603.$B$3:.$B$34]=[.$B14];[Thong_Tin_Ngay_Nghi_201603.$C$3:.$C$34]) + SUMPRODUCT([Thong_Tin_Ngay_Nghi_201604.$B$3:.$B$35]=[.$B14];[Thong_Tin_Ngay_Nghi_201604.$C$3:.$C$35]) + SUMPRODUCT([Thong_Tin_Ngay_Nghi_201605.$B$3:.$B$34]=[.$B14];[Thong_Tin_Ngay_Nghi_201605.$C$3:.$C$34]) + SUMPRODUCT([Thong_Tin_Ngay_Nghi_201606.$B$3:.$B$33]=[.$B14];[Thong_Tin_Ngay_Nghi_201606.$C$3:.$C$33]) + SUMPRODUCT([Thong_Tin_Ngay_Nghi_201607.$B$3:.$B$39]=[.$B14];[Thong_Tin_Ngay_Nghi_201607.$C$3:.$C$39]) + SUMPRODUCT([Thong_Tin_Ngay_Nghi_201608.$B$3:.$B$42]=[.$B14];[Thong_Tin_Ngay_Nghi_201608.$C$3:.$C$42]) + SUMPRODUCT([Thong_Tin_Ngay_Nghi_201609.$B$3:.$B$50]=[.$B14];[Thong_Tin_Ngay_Nghi_201609.$C$3:.$C$50]) + SUMPRODUCT([Thong_Tin_Ngay_Nghi_201610.$B$3:.$B$56]=[.$B14];[Thong_Tin_Ngay_Nghi_201610.$C$3:.$C$56])" office:value-type="float" office:value="8">
            <text:p>8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5">
            <text:p>5</text:p>
          </table:table-cell>
          <table:table-cell table:number-columns-repeated="2" table:style-name="ce45"/>
          <table:table-cell table:style-name="ce45" table:formula="of:=[.I14]+[.K14] +[.J14]" office:value-type="float" office:value="5">
            <text:p>5</text:p>
          </table:table-cell>
          <table:table-cell table:style-name="ce53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10-20T11:52:23.05">
            <text:p>10/20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0">
            <text:p>10</text:p>
          </table:table-cell>
          <table:table-cell table:style-name="ce50" table:formula="of:=SUMPRODUCT([Thong_Tin_Ngay_Nghi_201601.$B$3:.$B$31]=[.$B15];[Thong_Tin_Ngay_Nghi_201601.$C$3:.$C$31])+SUMPRODUCT([Thong_Tin_Ngay_Nghi_201602.$B$3:.$B$32]=[.$B15];[Thong_Tin_Ngay_Nghi_201602.$C$3:.$C$32]) + SUMPRODUCT([Thong_Tin_Ngay_Nghi_201603.$B$3:.$B$34]=[.$B15];[Thong_Tin_Ngay_Nghi_201603.$C$3:.$C$34])" office:value-type="float" office:value="5.5">
            <text:p>5.5</text:p>
          </table:table-cell>
          <table:table-cell table:style-name="ce50" table:formula="of:=SUMPRODUCT([Thong_Tin_Ngay_Nghi_201601.$B$3:.$B$31]=[.$B15];[Thong_Tin_Ngay_Nghi_201601.$C$3:.$C$31])+SUMPRODUCT([Thong_Tin_Ngay_Nghi_201602.$B$3:.$B$32]=[.$B15];[Thong_Tin_Ngay_Nghi_201602.$C$3:.$C$32]) + SUMPRODUCT([Thong_Tin_Ngay_Nghi_201603.$B$3:.$B$34]=[.$B15];[Thong_Tin_Ngay_Nghi_201603.$C$3:.$C$34]) + SUMPRODUCT([Thong_Tin_Ngay_Nghi_201604.$B$3:.$B$35]=[.$B15];[Thong_Tin_Ngay_Nghi_201604.$C$3:.$C$35]) + SUMPRODUCT([Thong_Tin_Ngay_Nghi_201605.$B$3:.$B$34]=[.$B15];[Thong_Tin_Ngay_Nghi_201605.$C$3:.$C$34]) + SUMPRODUCT([Thong_Tin_Ngay_Nghi_201606.$B$3:.$B$33]=[.$B15];[Thong_Tin_Ngay_Nghi_201606.$C$3:.$C$33]) + SUMPRODUCT([Thong_Tin_Ngay_Nghi_201607.$B$3:.$B$39]=[.$B15];[Thong_Tin_Ngay_Nghi_201607.$C$3:.$C$39]) + SUMPRODUCT([Thong_Tin_Ngay_Nghi_201608.$B$3:.$B$42]=[.$B15];[Thong_Tin_Ngay_Nghi_201608.$C$3:.$C$42]) + SUMPRODUCT([Thong_Tin_Ngay_Nghi_201609.$B$3:.$B$50]=[.$B15];[Thong_Tin_Ngay_Nghi_201609.$C$3:.$C$50]) + SUMPRODUCT([Thong_Tin_Ngay_Nghi_201610.$B$3:.$B$56]=[.$B15];[Thong_Tin_Ngay_Nghi_201610.$C$3:.$C$56])" office:value-type="float" office:value="12">
            <text:p>12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3.5">
            <text:p>3.5</text:p>
          </table:table-cell>
          <table:table-cell table:number-columns-repeated="2" table:style-name="ce45"/>
          <table:table-cell table:style-name="ce45" table:formula="of:=[.I15]+[.K15] +[.J15]" office:value-type="float" office:value="3.5">
            <text:p>3.5</text:p>
          </table:table-cell>
          <table:table-cell table:style-name="ce53"/>
        </table:table-row>
        <table:table-row table:style-name="ro13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6]);DATE(YEAR([.D16]);12;31);NOW())" office:value-type="date" office:date-value="2016-10-20T11:52:23.05">
            <text:p>10/20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0">
            <text:p>10</text:p>
          </table:table-cell>
          <table:table-cell table:style-name="ce50" table:formula="of:=SUMPRODUCT([Thong_Tin_Ngay_Nghi_201601.$B$3:.$B$31]=[.$B16];[Thong_Tin_Ngay_Nghi_201601.$C$3:.$C$31])+SUMPRODUCT([Thong_Tin_Ngay_Nghi_201602.$B$3:.$B$32]=[.$B16];[Thong_Tin_Ngay_Nghi_201602.$C$3:.$C$32]) + SUMPRODUCT([Thong_Tin_Ngay_Nghi_201603.$B$3:.$B$34]=[.$B16];[Thong_Tin_Ngay_Nghi_201603.$C$3:.$C$34])" office:value-type="float" office:value="6">
            <text:p>6</text:p>
          </table:table-cell>
          <table:table-cell table:style-name="ce50" table:formula="of:=SUMPRODUCT([Thong_Tin_Ngay_Nghi_201601.$B$3:.$B$31]=[.$B16];[Thong_Tin_Ngay_Nghi_201601.$C$3:.$C$31])+SUMPRODUCT([Thong_Tin_Ngay_Nghi_201602.$B$3:.$B$32]=[.$B16];[Thong_Tin_Ngay_Nghi_201602.$C$3:.$C$32]) + SUMPRODUCT([Thong_Tin_Ngay_Nghi_201603.$B$3:.$B$34]=[.$B16];[Thong_Tin_Ngay_Nghi_201603.$C$3:.$C$34]) + SUMPRODUCT([Thong_Tin_Ngay_Nghi_201604.$B$3:.$B$35]=[.$B16];[Thong_Tin_Ngay_Nghi_201604.$C$3:.$C$35]) + SUMPRODUCT([Thong_Tin_Ngay_Nghi_201605.$B$3:.$B$34]=[.$B16];[Thong_Tin_Ngay_Nghi_201605.$C$3:.$C$34]) + SUMPRODUCT([Thong_Tin_Ngay_Nghi_201606.$B$3:.$B$33]=[.$B16];[Thong_Tin_Ngay_Nghi_201606.$C$3:.$C$33]) + SUMPRODUCT([Thong_Tin_Ngay_Nghi_201607.$B$3:.$B$39]=[.$B16];[Thong_Tin_Ngay_Nghi_201607.$C$3:.$C$39]) + SUMPRODUCT([Thong_Tin_Ngay_Nghi_201608.$B$3:.$B$42]=[.$B16];[Thong_Tin_Ngay_Nghi_201608.$C$3:.$C$42]) + SUMPRODUCT([Thong_Tin_Ngay_Nghi_201609.$B$3:.$B$50]=[.$B16];[Thong_Tin_Ngay_Nghi_201609.$C$3:.$C$50]) + SUMPRODUCT([Thong_Tin_Ngay_Nghi_201610.$B$3:.$B$56]=[.$B16];[Thong_Tin_Ngay_Nghi_201610.$C$3:.$C$56])" office:value-type="float" office:value="22.5">
            <text:p>22.5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-12.5">
            <text:p>-12.5</text:p>
          </table:table-cell>
          <table:table-cell table:style-name="ce45"/>
          <table:table-cell table:style-name="ce45" table:formula="of:=2+1.5+5+2" office:value-type="float" office:value="10.5">
            <text:p>10.5</text:p>
          </table:table-cell>
          <table:table-cell table:style-name="ce45" table:formula="of:=[.I16]+[.K16] +[.J16]" office:value-type="float" office:value="-2">
            <text:p>-2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- Tháng 6, trừ 5 ngày</text:p>
            <text:p>- Tháng 9, trừ 2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aiP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0-03">
            <text:p>10/03/16</text:p>
          </table:table-cell>
          <table:table-cell table:style-name="ce46" table:formula="of:=IF(YEAR(NOW())&gt;YEAR([.D17]);DATE(YEAR([.D17]);12;31);NOW())" office:value-type="date" office:date-value="2016-10-20T11:52:23.05">
            <text:p>10/20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0">
            <text:p>0</text:p>
          </table:table-cell>
          <table:table-cell table:style-name="ce50" table:formula="of:=SUMPRODUCT([Thong_Tin_Ngay_Nghi_201601.$B$3:.$B$31]=[.$B17];[Thong_Tin_Ngay_Nghi_201601.$C$3:.$C$31])+SUMPRODUCT([Thong_Tin_Ngay_Nghi_201602.$B$3:.$B$32]=[.$B17];[Thong_Tin_Ngay_Nghi_201602.$C$3:.$C$32]) + SUMPRODUCT([Thong_Tin_Ngay_Nghi_201603.$B$3:.$B$34]=[.$B17];[Thong_Tin_Ngay_Nghi_201603.$C$3:.$C$34])" office:value-type="float" office:value="0">
            <text:p>0</text:p>
          </table:table-cell>
          <table:table-cell table:style-name="ce50" table:formula="of:=SUMPRODUCT([Thong_Tin_Ngay_Nghi_201601.$B$3:.$B$31]=[.$B17];[Thong_Tin_Ngay_Nghi_201601.$C$3:.$C$31])+SUMPRODUCT([Thong_Tin_Ngay_Nghi_201602.$B$3:.$B$32]=[.$B17];[Thong_Tin_Ngay_Nghi_201602.$C$3:.$C$32]) + SUMPRODUCT([Thong_Tin_Ngay_Nghi_201603.$B$3:.$B$34]=[.$B17];[Thong_Tin_Ngay_Nghi_201603.$C$3:.$C$34]) + SUMPRODUCT([Thong_Tin_Ngay_Nghi_201604.$B$3:.$B$35]=[.$B17];[Thong_Tin_Ngay_Nghi_201604.$C$3:.$C$35]) + SUMPRODUCT([Thong_Tin_Ngay_Nghi_201605.$B$3:.$B$34]=[.$B17];[Thong_Tin_Ngay_Nghi_201605.$C$3:.$C$34]) + SUMPRODUCT([Thong_Tin_Ngay_Nghi_201606.$B$3:.$B$33]=[.$B17];[Thong_Tin_Ngay_Nghi_201606.$C$3:.$C$33]) + SUMPRODUCT([Thong_Tin_Ngay_Nghi_201607.$B$3:.$B$39]=[.$B17];[Thong_Tin_Ngay_Nghi_201607.$C$3:.$C$39]) + SUMPRODUCT([Thong_Tin_Ngay_Nghi_201608.$B$3:.$B$42]=[.$B17];[Thong_Tin_Ngay_Nghi_201608.$C$3:.$C$42]) + SUMPRODUCT([Thong_Tin_Ngay_Nghi_201609.$B$3:.$B$50]=[.$B17];[Thong_Tin_Ngay_Nghi_201609.$C$3:.$C$50]) + SUMPRODUCT([Thong_Tin_Ngay_Nghi_201610.$B$3:.$B$56]=[.$B17];[Thong_Tin_Ngay_Nghi_201610.$C$3:.$C$56])" office:value-type="float" office:value="0">
            <text:p>0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0">
            <text:p>0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table:formula="of:=[.I17]+[.K17] +[.J17]" office:value-type="float" office:value="0">
            <text:p>0</text:p>
          </table:table-cell>
          <table:table-cell table:style-name="ce53"/>
        </table:table-row>
        <table:table-row table:style-name="ro12">
          <table:table-cell table:style-name="ce40" office:value-type="float" office:value="12">
            <text:p>12</text:p>
          </table:table-cell>
          <table:table-cell table:style-name="ce42" office:value-type="string">
            <text:p>HienD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12">
            <text:p>09/12/16</text:p>
          </table:table-cell>
          <table:table-cell table:style-name="ce46" table:formula="of:=IF(YEAR(NOW())&gt;YEAR([.D18]);DATE(YEAR([.D18]);12;31);NOW())" office:value-type="date" office:date-value="2016-10-20T11:52:23.05">
            <text:p>10/20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2">
            <text:p>2</text:p>
          </table:table-cell>
          <table:table-cell table:style-name="ce50" table:formula="of:=SUMPRODUCT([Thong_Tin_Ngay_Nghi_201601.$B$3:.$B$31]=[.$B18];[Thong_Tin_Ngay_Nghi_201601.$C$3:.$C$31])+SUMPRODUCT([Thong_Tin_Ngay_Nghi_201602.$B$3:.$B$32]=[.$B18];[Thong_Tin_Ngay_Nghi_201602.$C$3:.$C$32]) + SUMPRODUCT([Thong_Tin_Ngay_Nghi_201603.$B$3:.$B$34]=[.$B18];[Thong_Tin_Ngay_Nghi_201603.$C$3:.$C$34])" office:value-type="float" office:value="0">
            <text:p>0</text:p>
          </table:table-cell>
          <table:table-cell table:style-name="ce50" table:formula="of:=SUMPRODUCT([Thong_Tin_Ngay_Nghi_201601.$B$3:.$B$31]=[.$B18];[Thong_Tin_Ngay_Nghi_201601.$C$3:.$C$31])+SUMPRODUCT([Thong_Tin_Ngay_Nghi_201602.$B$3:.$B$32]=[.$B18];[Thong_Tin_Ngay_Nghi_201602.$C$3:.$C$32]) + SUMPRODUCT([Thong_Tin_Ngay_Nghi_201603.$B$3:.$B$34]=[.$B18];[Thong_Tin_Ngay_Nghi_201603.$C$3:.$C$34]) + SUMPRODUCT([Thong_Tin_Ngay_Nghi_201604.$B$3:.$B$35]=[.$B18];[Thong_Tin_Ngay_Nghi_201604.$C$3:.$C$35]) + SUMPRODUCT([Thong_Tin_Ngay_Nghi_201605.$B$3:.$B$34]=[.$B18];[Thong_Tin_Ngay_Nghi_201605.$C$3:.$C$34]) + SUMPRODUCT([Thong_Tin_Ngay_Nghi_201606.$B$3:.$B$33]=[.$B18];[Thong_Tin_Ngay_Nghi_201606.$C$3:.$C$33]) + SUMPRODUCT([Thong_Tin_Ngay_Nghi_201607.$B$3:.$B$39]=[.$B18];[Thong_Tin_Ngay_Nghi_201607.$C$3:.$C$39]) + SUMPRODUCT([Thong_Tin_Ngay_Nghi_201608.$B$3:.$B$42]=[.$B18];[Thong_Tin_Ngay_Nghi_201608.$C$3:.$C$42]) + SUMPRODUCT([Thong_Tin_Ngay_Nghi_201609.$B$3:.$B$50]=[.$B18];[Thong_Tin_Ngay_Nghi_201609.$C$3:.$C$50]) + SUMPRODUCT([Thong_Tin_Ngay_Nghi_201610.$B$3:.$B$56]=[.$B18];[Thong_Tin_Ngay_Nghi_201610.$C$3:.$C$56])" office:value-type="float" office:value="1.5">
            <text:p>1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0.5">
            <text:p>0.5</text:p>
          </table:table-cell>
          <table:table-cell table:style-name="ce45"/>
          <table:table-cell table:style-name="ce45" table:formula="of:=0.5" office:value-type="float" office:value="0.5">
            <text:p>0.5</text:p>
          </table:table-cell>
          <table:table-cell table:style-name="ce45" table:formula="of:=[.I18]+[.K18] +[.J18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9, trừ 0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10-20T11:52:23.05">
            <text:p>10/20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0">
            <text:p>10</text:p>
          </table:table-cell>
          <table:table-cell table:style-name="ce50" table:formula="of:=SUMPRODUCT([Thong_Tin_Ngay_Nghi_201601.$B$3:.$B$31]=[.$B19];[Thong_Tin_Ngay_Nghi_201601.$C$3:.$C$31])+SUMPRODUCT([Thong_Tin_Ngay_Nghi_201602.$B$3:.$B$32]=[.$B19];[Thong_Tin_Ngay_Nghi_201602.$C$3:.$C$32]) + SUMPRODUCT([Thong_Tin_Ngay_Nghi_201603.$B$3:.$B$34]=[.$B19];[Thong_Tin_Ngay_Nghi_201603.$C$3:.$C$34])" office:value-type="float" office:value="2.5">
            <text:p>2.5</text:p>
          </table:table-cell>
          <table:table-cell table:style-name="ce50" table:formula="of:=SUMPRODUCT([Thong_Tin_Ngay_Nghi_201601.$B$3:.$B$31]=[.$B19];[Thong_Tin_Ngay_Nghi_201601.$C$3:.$C$31])+SUMPRODUCT([Thong_Tin_Ngay_Nghi_201602.$B$3:.$B$32]=[.$B19];[Thong_Tin_Ngay_Nghi_201602.$C$3:.$C$32]) + SUMPRODUCT([Thong_Tin_Ngay_Nghi_201603.$B$3:.$B$34]=[.$B19];[Thong_Tin_Ngay_Nghi_201603.$C$3:.$C$34]) + SUMPRODUCT([Thong_Tin_Ngay_Nghi_201604.$B$3:.$B$35]=[.$B19];[Thong_Tin_Ngay_Nghi_201604.$C$3:.$C$35]) + SUMPRODUCT([Thong_Tin_Ngay_Nghi_201605.$B$3:.$B$34]=[.$B19];[Thong_Tin_Ngay_Nghi_201605.$C$3:.$C$34]) + SUMPRODUCT([Thong_Tin_Ngay_Nghi_201606.$B$3:.$B$33]=[.$B19];[Thong_Tin_Ngay_Nghi_201606.$C$3:.$C$33]) + SUMPRODUCT([Thong_Tin_Ngay_Nghi_201607.$B$3:.$B$39]=[.$B19];[Thong_Tin_Ngay_Nghi_201607.$C$3:.$C$39]) + SUMPRODUCT([Thong_Tin_Ngay_Nghi_201608.$B$3:.$B$42]=[.$B19];[Thong_Tin_Ngay_Nghi_201608.$C$3:.$C$42]) + SUMPRODUCT([Thong_Tin_Ngay_Nghi_201609.$B$3:.$B$50]=[.$B19];[Thong_Tin_Ngay_Nghi_201609.$C$3:.$C$50]) + SUMPRODUCT([Thong_Tin_Ngay_Nghi_201610.$B$3:.$B$56]=[.$B19];[Thong_Tin_Ngay_Nghi_201610.$C$3:.$C$56])" office:value-type="float" office:value="10.5">
            <text:p>10.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-0.5">
            <text:p>-0.5</text:p>
          </table:table-cell>
          <table:table-cell table:number-columns-repeated="2" table:style-name="ce45"/>
          <table:table-cell table:style-name="ce45" table:formula="of:=[.I19]+[.K19] +[.J19]" office:value-type="float" office:value="-0.5">
            <text:p>-0.5</text:p>
          </table:table-cell>
          <table:table-cell table:style-name="ce53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0]);DATE(YEAR([.D20]);12;31);NOW())" office:value-type="date" office:date-value="2016-10-20T11:52:23.05">
            <text:p>10/20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0">
            <text:p>10</text:p>
          </table:table-cell>
          <table:table-cell table:style-name="ce50" table:formula="of:=SUMPRODUCT([Thong_Tin_Ngay_Nghi_201601.$B$3:.$B$31]=[.$B20];[Thong_Tin_Ngay_Nghi_201601.$C$3:.$C$31])+SUMPRODUCT([Thong_Tin_Ngay_Nghi_201602.$B$3:.$B$32]=[.$B20];[Thong_Tin_Ngay_Nghi_201602.$C$3:.$C$32]) + SUMPRODUCT([Thong_Tin_Ngay_Nghi_201603.$B$3:.$B$34]=[.$B20];[Thong_Tin_Ngay_Nghi_201603.$C$3:.$C$34])" office:value-type="float" office:value="5">
            <text:p>5</text:p>
          </table:table-cell>
          <table:table-cell table:style-name="ce50" table:formula="of:=SUMPRODUCT([Thong_Tin_Ngay_Nghi_201601.$B$3:.$B$31]=[.$B20];[Thong_Tin_Ngay_Nghi_201601.$C$3:.$C$31])+SUMPRODUCT([Thong_Tin_Ngay_Nghi_201602.$B$3:.$B$32]=[.$B20];[Thong_Tin_Ngay_Nghi_201602.$C$3:.$C$32]) + SUMPRODUCT([Thong_Tin_Ngay_Nghi_201603.$B$3:.$B$34]=[.$B20];[Thong_Tin_Ngay_Nghi_201603.$C$3:.$C$34]) + SUMPRODUCT([Thong_Tin_Ngay_Nghi_201604.$B$3:.$B$35]=[.$B20];[Thong_Tin_Ngay_Nghi_201604.$C$3:.$C$35]) + SUMPRODUCT([Thong_Tin_Ngay_Nghi_201605.$B$3:.$B$34]=[.$B20];[Thong_Tin_Ngay_Nghi_201605.$C$3:.$C$34]) + SUMPRODUCT([Thong_Tin_Ngay_Nghi_201606.$B$3:.$B$33]=[.$B20];[Thong_Tin_Ngay_Nghi_201606.$C$3:.$C$33]) + SUMPRODUCT([Thong_Tin_Ngay_Nghi_201607.$B$3:.$B$39]=[.$B20];[Thong_Tin_Ngay_Nghi_201607.$C$3:.$C$39]) + SUMPRODUCT([Thong_Tin_Ngay_Nghi_201608.$B$3:.$B$42]=[.$B20];[Thong_Tin_Ngay_Nghi_201608.$C$3:.$C$42]) + SUMPRODUCT([Thong_Tin_Ngay_Nghi_201609.$B$3:.$B$50]=[.$B20];[Thong_Tin_Ngay_Nghi_201609.$C$3:.$C$50]) + SUMPRODUCT([Thong_Tin_Ngay_Nghi_201610.$B$3:.$B$56]=[.$B20];[Thong_Tin_Ngay_Nghi_201610.$C$3:.$C$56])" office:value-type="float" office:value="8.5">
            <text:p>8.5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6.5">
            <text:p>6.5</text:p>
          </table:table-cell>
          <table:table-cell table:number-columns-repeated="2" table:style-name="ce45"/>
          <table:table-cell table:style-name="ce45" table:formula="of:=[.I20]+[.K20] +[.J20]" office:value-type="float" office:value="6.5">
            <text:p>6.5</text:p>
          </table:table-cell>
          <table:table-cell table:style-name="ce53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1]);DATE(YEAR([.D21]);12;31);NOW())" office:value-type="date" office:date-value="2016-10-20T11:52:23.06">
            <text:p>10/20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0">
            <text:p>10</text:p>
          </table:table-cell>
          <table:table-cell table:style-name="ce50" table:formula="of:=SUMPRODUCT([Thong_Tin_Ngay_Nghi_201601.$B$3:.$B$31]=[.$B21];[Thong_Tin_Ngay_Nghi_201601.$C$3:.$C$31])+SUMPRODUCT([Thong_Tin_Ngay_Nghi_201602.$B$3:.$B$32]=[.$B21];[Thong_Tin_Ngay_Nghi_201602.$C$3:.$C$32]) + SUMPRODUCT([Thong_Tin_Ngay_Nghi_201603.$B$3:.$B$34]=[.$B21];[Thong_Tin_Ngay_Nghi_201603.$C$3:.$C$34])" office:value-type="float" office:value="6.5">
            <text:p>6.5</text:p>
          </table:table-cell>
          <table:table-cell table:style-name="ce50" table:formula="of:=SUMPRODUCT([Thong_Tin_Ngay_Nghi_201601.$B$3:.$B$31]=[.$B21];[Thong_Tin_Ngay_Nghi_201601.$C$3:.$C$31])+SUMPRODUCT([Thong_Tin_Ngay_Nghi_201602.$B$3:.$B$32]=[.$B21];[Thong_Tin_Ngay_Nghi_201602.$C$3:.$C$32]) + SUMPRODUCT([Thong_Tin_Ngay_Nghi_201603.$B$3:.$B$34]=[.$B21];[Thong_Tin_Ngay_Nghi_201603.$C$3:.$C$34]) + SUMPRODUCT([Thong_Tin_Ngay_Nghi_201604.$B$3:.$B$35]=[.$B21];[Thong_Tin_Ngay_Nghi_201604.$C$3:.$C$35]) + SUMPRODUCT([Thong_Tin_Ngay_Nghi_201605.$B$3:.$B$34]=[.$B21];[Thong_Tin_Ngay_Nghi_201605.$C$3:.$C$34]) + SUMPRODUCT([Thong_Tin_Ngay_Nghi_201606.$B$3:.$B$33]=[.$B21];[Thong_Tin_Ngay_Nghi_201606.$C$3:.$C$33]) + SUMPRODUCT([Thong_Tin_Ngay_Nghi_201607.$B$3:.$B$39]=[.$B21];[Thong_Tin_Ngay_Nghi_201607.$C$3:.$C$39]) + SUMPRODUCT([Thong_Tin_Ngay_Nghi_201608.$B$3:.$B$42]=[.$B21];[Thong_Tin_Ngay_Nghi_201608.$C$3:.$C$42]) + SUMPRODUCT([Thong_Tin_Ngay_Nghi_201609.$B$3:.$B$50]=[.$B21];[Thong_Tin_Ngay_Nghi_201609.$C$3:.$C$50]) + SUMPRODUCT([Thong_Tin_Ngay_Nghi_201610.$B$3:.$B$56]=[.$B21];[Thong_Tin_Ngay_Nghi_201610.$C$3:.$C$56])" office:value-type="float" office:value="11.5">
            <text:p>11.5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4">
            <text:p>4</text:p>
          </table:table-cell>
          <table:table-cell table:number-columns-repeated="2" table:style-name="ce45"/>
          <table:table-cell table:style-name="ce45" table:formula="of:=[.I21]+[.K21] +[.J21]" office:value-type="float" office:value="4">
            <text:p>4</text:p>
          </table:table-cell>
          <table:table-cell table:style-name="ce53"/>
        </table:table-row>
        <table:table-row table:style-name="ro12">
          <table:table-cell table:style-name="ce40" office:value-type="float" office:value="16">
            <text:p>16</text:p>
          </table:table-cell>
          <table:table-cell table:style-name="ce42" office:value-type="string">
            <text:p>HoangNT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8">
            <text:p>09/08/16</text:p>
          </table:table-cell>
          <table:table-cell table:style-name="ce46" table:formula="of:=IF(YEAR(NOW())&gt;YEAR([.D22]);DATE(YEAR([.D22]);12;31);NOW())" office:value-type="date" office:date-value="2016-10-20T11:52:23.06">
            <text:p>10/20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2">
            <text:p>2</text:p>
          </table:table-cell>
          <table:table-cell table:style-name="ce50" table:formula="of:=SUMPRODUCT([Thong_Tin_Ngay_Nghi_201601.$B$3:.$B$31]=[.$B22];[Thong_Tin_Ngay_Nghi_201601.$C$3:.$C$31])+SUMPRODUCT([Thong_Tin_Ngay_Nghi_201602.$B$3:.$B$32]=[.$B22];[Thong_Tin_Ngay_Nghi_201602.$C$3:.$C$32]) + SUMPRODUCT([Thong_Tin_Ngay_Nghi_201603.$B$3:.$B$34]=[.$B22];[Thong_Tin_Ngay_Nghi_201603.$C$3:.$C$34])" office:value-type="float" office:value="0">
            <text:p>0</text:p>
          </table:table-cell>
          <table:table-cell table:style-name="ce50" table:formula="of:=SUMPRODUCT([Thong_Tin_Ngay_Nghi_201601.$B$3:.$B$31]=[.$B22];[Thong_Tin_Ngay_Nghi_201601.$C$3:.$C$31])+SUMPRODUCT([Thong_Tin_Ngay_Nghi_201602.$B$3:.$B$32]=[.$B22];[Thong_Tin_Ngay_Nghi_201602.$C$3:.$C$32]) + SUMPRODUCT([Thong_Tin_Ngay_Nghi_201603.$B$3:.$B$34]=[.$B22];[Thong_Tin_Ngay_Nghi_201603.$C$3:.$C$34]) + SUMPRODUCT([Thong_Tin_Ngay_Nghi_201604.$B$3:.$B$35]=[.$B22];[Thong_Tin_Ngay_Nghi_201604.$C$3:.$C$35]) + SUMPRODUCT([Thong_Tin_Ngay_Nghi_201605.$B$3:.$B$34]=[.$B22];[Thong_Tin_Ngay_Nghi_201605.$C$3:.$C$34]) + SUMPRODUCT([Thong_Tin_Ngay_Nghi_201606.$B$3:.$B$33]=[.$B22];[Thong_Tin_Ngay_Nghi_201606.$C$3:.$C$33]) + SUMPRODUCT([Thong_Tin_Ngay_Nghi_201607.$B$3:.$B$39]=[.$B22];[Thong_Tin_Ngay_Nghi_201607.$C$3:.$C$39]) + SUMPRODUCT([Thong_Tin_Ngay_Nghi_201608.$B$3:.$B$42]=[.$B22];[Thong_Tin_Ngay_Nghi_201608.$C$3:.$C$42]) + SUMPRODUCT([Thong_Tin_Ngay_Nghi_201609.$B$3:.$B$50]=[.$B22];[Thong_Tin_Ngay_Nghi_201609.$C$3:.$C$50]) + SUMPRODUCT([Thong_Tin_Ngay_Nghi_201610.$B$3:.$B$56]=[.$B22];[Thong_Tin_Ngay_Nghi_201610.$C$3:.$C$56])" office:value-type="float" office:value="9.5">
            <text:p>9.5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-7.5">
            <text:p>-7.5</text:p>
          </table:table-cell>
          <table:table-cell table:style-name="ce45"/>
          <table:table-cell table:style-name="ce45" office:value-type="float" office:value="6.5">
            <text:p>6.5</text:p>
          </table:table-cell>
          <table:table-cell table:style-name="ce45" table:formula="of:=[.I22]+[.K22] +[.J22]" office:value-type="float" office:value="-1">
            <text:p>-1</text:p>
          </table:table-cell>
          <table:table-cell table:style-name="ce53" office:value-type="string">
            <text:p>Những ngày nghỉ đã trừ vào lương:</text:p>
            <text:p>- Tháng 9, trừ 6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HungNC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23]);DATE(YEAR([.D23]);12;31);NOW())" office:value-type="date" office:date-value="2016-10-20T11:52:23.06">
            <text:p>10/20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2">
            <text:p>2</text:p>
          </table:table-cell>
          <table:table-cell table:style-name="ce50" table:formula="of:=SUMPRODUCT([Thong_Tin_Ngay_Nghi_201601.$B$3:.$B$31]=[.$B23];[Thong_Tin_Ngay_Nghi_201601.$C$3:.$C$31])+SUMPRODUCT([Thong_Tin_Ngay_Nghi_201602.$B$3:.$B$32]=[.$B23];[Thong_Tin_Ngay_Nghi_201602.$C$3:.$C$32]) + SUMPRODUCT([Thong_Tin_Ngay_Nghi_201603.$B$3:.$B$34]=[.$B23];[Thong_Tin_Ngay_Nghi_201603.$C$3:.$C$34])" office:value-type="float" office:value="0">
            <text:p>0</text:p>
          </table:table-cell>
          <table:table-cell table:style-name="ce50" table:formula="of:=SUMPRODUCT([Thong_Tin_Ngay_Nghi_201601.$B$3:.$B$31]=[.$B23];[Thong_Tin_Ngay_Nghi_201601.$C$3:.$C$31])+SUMPRODUCT([Thong_Tin_Ngay_Nghi_201602.$B$3:.$B$32]=[.$B23];[Thong_Tin_Ngay_Nghi_201602.$C$3:.$C$32]) + SUMPRODUCT([Thong_Tin_Ngay_Nghi_201603.$B$3:.$B$34]=[.$B23];[Thong_Tin_Ngay_Nghi_201603.$C$3:.$C$34]) + SUMPRODUCT([Thong_Tin_Ngay_Nghi_201604.$B$3:.$B$35]=[.$B23];[Thong_Tin_Ngay_Nghi_201604.$C$3:.$C$35]) + SUMPRODUCT([Thong_Tin_Ngay_Nghi_201605.$B$3:.$B$34]=[.$B23];[Thong_Tin_Ngay_Nghi_201605.$C$3:.$C$34]) + SUMPRODUCT([Thong_Tin_Ngay_Nghi_201606.$B$3:.$B$33]=[.$B23];[Thong_Tin_Ngay_Nghi_201606.$C$3:.$C$33]) + SUMPRODUCT([Thong_Tin_Ngay_Nghi_201607.$B$3:.$B$39]=[.$B23];[Thong_Tin_Ngay_Nghi_201607.$C$3:.$C$39]) + SUMPRODUCT([Thong_Tin_Ngay_Nghi_201608.$B$3:.$B$42]=[.$B23];[Thong_Tin_Ngay_Nghi_201608.$C$3:.$C$42]) + SUMPRODUCT([Thong_Tin_Ngay_Nghi_201609.$B$3:.$B$50]=[.$B23];[Thong_Tin_Ngay_Nghi_201609.$C$3:.$C$50]) + SUMPRODUCT([Thong_Tin_Ngay_Nghi_201610.$B$3:.$B$56]=[.$B23];[Thong_Tin_Ngay_Nghi_201610.$C$3:.$C$56])" office:value-type="float" office:value="0">
            <text:p>0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2">
            <text:p>2</text:p>
          </table:table-cell>
          <table:table-cell table:number-columns-repeated="2" table:style-name="ce45"/>
          <table:table-cell table:style-name="ce45" table:formula="of:=[.I23]+[.K23] +[.J23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4]);DATE(YEAR([.D24]);12;31);NOW())" office:value-type="date" office:date-value="2016-10-20T11:52:23.06">
            <text:p>10/20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0">
            <text:p>10</text:p>
          </table:table-cell>
          <table:table-cell table:style-name="ce50" table:formula="of:=SUMPRODUCT([Thong_Tin_Ngay_Nghi_201601.$B$3:.$B$31]=[.$B24];[Thong_Tin_Ngay_Nghi_201601.$C$3:.$C$31])+SUMPRODUCT([Thong_Tin_Ngay_Nghi_201602.$B$3:.$B$32]=[.$B24];[Thong_Tin_Ngay_Nghi_201602.$C$3:.$C$32]) + SUMPRODUCT([Thong_Tin_Ngay_Nghi_201603.$B$3:.$B$34]=[.$B24];[Thong_Tin_Ngay_Nghi_201603.$C$3:.$C$34])" office:value-type="float" office:value="4.5">
            <text:p>4.5</text:p>
          </table:table-cell>
          <table:table-cell table:style-name="ce50" table:formula="of:=SUMPRODUCT([Thong_Tin_Ngay_Nghi_201601.$B$3:.$B$31]=[.$B24];[Thong_Tin_Ngay_Nghi_201601.$C$3:.$C$31])+SUMPRODUCT([Thong_Tin_Ngay_Nghi_201602.$B$3:.$B$32]=[.$B24];[Thong_Tin_Ngay_Nghi_201602.$C$3:.$C$32]) + SUMPRODUCT([Thong_Tin_Ngay_Nghi_201603.$B$3:.$B$34]=[.$B24];[Thong_Tin_Ngay_Nghi_201603.$C$3:.$C$34]) + SUMPRODUCT([Thong_Tin_Ngay_Nghi_201604.$B$3:.$B$35]=[.$B24];[Thong_Tin_Ngay_Nghi_201604.$C$3:.$C$35]) + SUMPRODUCT([Thong_Tin_Ngay_Nghi_201605.$B$3:.$B$34]=[.$B24];[Thong_Tin_Ngay_Nghi_201605.$C$3:.$C$34]) + SUMPRODUCT([Thong_Tin_Ngay_Nghi_201606.$B$3:.$B$33]=[.$B24];[Thong_Tin_Ngay_Nghi_201606.$C$3:.$C$33]) + SUMPRODUCT([Thong_Tin_Ngay_Nghi_201607.$B$3:.$B$39]=[.$B24];[Thong_Tin_Ngay_Nghi_201607.$C$3:.$C$39]) + SUMPRODUCT([Thong_Tin_Ngay_Nghi_201608.$B$3:.$B$42]=[.$B24];[Thong_Tin_Ngay_Nghi_201608.$C$3:.$C$42]) + SUMPRODUCT([Thong_Tin_Ngay_Nghi_201609.$B$3:.$B$50]=[.$B24];[Thong_Tin_Ngay_Nghi_201609.$C$3:.$C$50]) + SUMPRODUCT([Thong_Tin_Ngay_Nghi_201610.$B$3:.$B$56]=[.$B24];[Thong_Tin_Ngay_Nghi_201610.$C$3:.$C$56])" office:value-type="float" office:value="10.5">
            <text:p>10.5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1.5">
            <text:p>1.5</text:p>
          </table:table-cell>
          <table:table-cell table:number-columns-repeated="2" table:style-name="ce45"/>
          <table:table-cell table:style-name="ce45" table:formula="of:=[.I24]+[.K24] +[.J24]" office:value-type="float" office:value="1.5">
            <text:p>1.5</text:p>
          </table:table-cell>
          <table:table-cell table:style-name="ce53"/>
        </table:table-row>
        <table:table-row table:style-name="ro12">
          <table:table-cell table:style-name="ce40" office:value-type="float" office:value="19">
            <text:p>19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5]);DATE(YEAR([.D25]);12;31);NOW())" office:value-type="date" office:date-value="2016-10-20T11:52:16.19">
            <text:p>10/20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5">
            <text:p>5</text:p>
          </table:table-cell>
          <table:table-cell table:style-name="ce50" table:formula="of:=SUMPRODUCT([Thong_Tin_Ngay_Nghi_201601.$B$3:.$B$31]=[.$B25];[Thong_Tin_Ngay_Nghi_201601.$C$3:.$C$31])+SUMPRODUCT([Thong_Tin_Ngay_Nghi_201602.$B$3:.$B$32]=[.$B25];[Thong_Tin_Ngay_Nghi_201602.$C$3:.$C$32]) + SUMPRODUCT([Thong_Tin_Ngay_Nghi_201603.$B$3:.$B$34]=[.$B25];[Thong_Tin_Ngay_Nghi_201603.$C$3:.$C$34])" office:value-type="float" office:value="0">
            <text:p>0</text:p>
          </table:table-cell>
          <table:table-cell table:style-name="ce50" table:formula="of:=SUMPRODUCT([Thong_Tin_Ngay_Nghi_201601.$B$3:.$B$31]=[.$B25];[Thong_Tin_Ngay_Nghi_201601.$C$3:.$C$31])+SUMPRODUCT([Thong_Tin_Ngay_Nghi_201602.$B$3:.$B$32]=[.$B25];[Thong_Tin_Ngay_Nghi_201602.$C$3:.$C$32]) + SUMPRODUCT([Thong_Tin_Ngay_Nghi_201603.$B$3:.$B$34]=[.$B25];[Thong_Tin_Ngay_Nghi_201603.$C$3:.$C$34]) + SUMPRODUCT([Thong_Tin_Ngay_Nghi_201604.$B$3:.$B$35]=[.$B25];[Thong_Tin_Ngay_Nghi_201604.$C$3:.$C$35]) + SUMPRODUCT([Thong_Tin_Ngay_Nghi_201605.$B$3:.$B$34]=[.$B25];[Thong_Tin_Ngay_Nghi_201605.$C$3:.$C$34]) + SUMPRODUCT([Thong_Tin_Ngay_Nghi_201606.$B$3:.$B$33]=[.$B25];[Thong_Tin_Ngay_Nghi_201606.$C$3:.$C$33]) + SUMPRODUCT([Thong_Tin_Ngay_Nghi_201607.$B$3:.$B$39]=[.$B25];[Thong_Tin_Ngay_Nghi_201607.$C$3:.$C$39]) + SUMPRODUCT([Thong_Tin_Ngay_Nghi_201608.$B$3:.$B$42]=[.$B25];[Thong_Tin_Ngay_Nghi_201608.$C$3:.$C$42]) + SUMPRODUCT([Thong_Tin_Ngay_Nghi_201609.$B$3:.$B$50]=[.$B25];[Thong_Tin_Ngay_Nghi_201609.$C$3:.$C$50]) + SUMPRODUCT([Thong_Tin_Ngay_Nghi_201610.$B$3:.$B$56]=[.$B25];[Thong_Tin_Ngay_Nghi_201610.$C$3:.$C$56])" office:value-type="float" office:value="3.5">
            <text:p>3.5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1.5">
            <text:p>1.5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25]+[.K25] +[.J25]" office:value-type="float" office:value="2.5">
            <text:p>2.5</text:p>
          </table:table-cell>
          <table:table-cell table:style-name="ce53" office:value-type="string">
            <text:p>Những ngày nghỉ đã trừ vào lương:</text:p>
            <text:p>- Tháng 8, trừ 1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6]);DATE(YEAR([.D26]);12;31);NOW())" office:value-type="date" office:date-value="2016-10-20T11:52:16.19">
            <text:p>10/20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0">
            <text:p>10</text:p>
          </table:table-cell>
          <table:table-cell table:style-name="ce50" table:formula="of:=SUMPRODUCT([Thong_Tin_Ngay_Nghi_201601.$B$3:.$B$31]=[.$B26];[Thong_Tin_Ngay_Nghi_201601.$C$3:.$C$31])+SUMPRODUCT([Thong_Tin_Ngay_Nghi_201602.$B$3:.$B$32]=[.$B26];[Thong_Tin_Ngay_Nghi_201602.$C$3:.$C$32]) + SUMPRODUCT([Thong_Tin_Ngay_Nghi_201603.$B$3:.$B$34]=[.$B26];[Thong_Tin_Ngay_Nghi_201603.$C$3:.$C$34])" office:value-type="float" office:value="5">
            <text:p>5</text:p>
          </table:table-cell>
          <table:table-cell table:style-name="ce50" table:formula="of:=SUMPRODUCT([Thong_Tin_Ngay_Nghi_201601.$B$3:.$B$31]=[.$B26];[Thong_Tin_Ngay_Nghi_201601.$C$3:.$C$31])+SUMPRODUCT([Thong_Tin_Ngay_Nghi_201602.$B$3:.$B$32]=[.$B26];[Thong_Tin_Ngay_Nghi_201602.$C$3:.$C$32]) + SUMPRODUCT([Thong_Tin_Ngay_Nghi_201603.$B$3:.$B$34]=[.$B26];[Thong_Tin_Ngay_Nghi_201603.$C$3:.$C$34]) + SUMPRODUCT([Thong_Tin_Ngay_Nghi_201604.$B$3:.$B$35]=[.$B26];[Thong_Tin_Ngay_Nghi_201604.$C$3:.$C$35]) + SUMPRODUCT([Thong_Tin_Ngay_Nghi_201605.$B$3:.$B$34]=[.$B26];[Thong_Tin_Ngay_Nghi_201605.$C$3:.$C$34]) + SUMPRODUCT([Thong_Tin_Ngay_Nghi_201606.$B$3:.$B$33]=[.$B26];[Thong_Tin_Ngay_Nghi_201606.$C$3:.$C$33]) + SUMPRODUCT([Thong_Tin_Ngay_Nghi_201607.$B$3:.$B$39]=[.$B26];[Thong_Tin_Ngay_Nghi_201607.$C$3:.$C$39]) + SUMPRODUCT([Thong_Tin_Ngay_Nghi_201608.$B$3:.$B$42]=[.$B26];[Thong_Tin_Ngay_Nghi_201608.$C$3:.$C$42]) + SUMPRODUCT([Thong_Tin_Ngay_Nghi_201609.$B$3:.$B$50]=[.$B26];[Thong_Tin_Ngay_Nghi_201609.$C$3:.$C$50]) + SUMPRODUCT([Thong_Tin_Ngay_Nghi_201610.$B$3:.$B$56]=[.$B26];[Thong_Tin_Ngay_Nghi_201610.$C$3:.$C$56])" office:value-type="float" office:value="14.5">
            <text:p>14.5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-2.5">
            <text:p>-2.5</text:p>
          </table:table-cell>
          <table:table-cell table:number-columns-repeated="2" table:style-name="ce45"/>
          <table:table-cell table:style-name="ce45" table:formula="of:=[.I26]+[.K26] +[.J26]" office:value-type="float" office:value="-2.5">
            <text:p>-2.5</text:p>
          </table:table-cell>
          <table:table-cell table:style-name="ce53"/>
        </table:table-row>
        <table:table-row table:style-name="ro14">
          <table:table-cell table:style-name="ce40" office:value-type="float" office:value="21">
            <text:p>21</text:p>
          </table:table-cell>
          <table:table-cell table:style-name="ce42" office:value-type="string">
            <text:p>KietNV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table:formula="of:=IF(YEAR(NOW())&gt;YEAR([.D27]);DATE(YEAR([.D27]);12;31);NOW())" office:value-type="date" office:date-value="2016-10-20T11:52:16.19">
            <text:p>10/20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4">
            <text:p>4</text:p>
          </table:table-cell>
          <table:table-cell table:style-name="ce50" table:formula="of:=SUMPRODUCT([Thong_Tin_Ngay_Nghi_201601.$B$3:.$B$31]=[.$B27];[Thong_Tin_Ngay_Nghi_201601.$C$3:.$C$31])+SUMPRODUCT([Thong_Tin_Ngay_Nghi_201602.$B$3:.$B$32]=[.$B27];[Thong_Tin_Ngay_Nghi_201602.$C$3:.$C$32]) + SUMPRODUCT([Thong_Tin_Ngay_Nghi_201603.$B$3:.$B$34]=[.$B27];[Thong_Tin_Ngay_Nghi_201603.$C$3:.$C$34])" office:value-type="float" office:value="0">
            <text:p>0</text:p>
          </table:table-cell>
          <table:table-cell table:style-name="ce50" table:formula="of:=SUMPRODUCT([Thong_Tin_Ngay_Nghi_201601.$B$3:.$B$31]=[.$B27];[Thong_Tin_Ngay_Nghi_201601.$C$3:.$C$31])+SUMPRODUCT([Thong_Tin_Ngay_Nghi_201602.$B$3:.$B$32]=[.$B27];[Thong_Tin_Ngay_Nghi_201602.$C$3:.$C$32]) + SUMPRODUCT([Thong_Tin_Ngay_Nghi_201603.$B$3:.$B$34]=[.$B27];[Thong_Tin_Ngay_Nghi_201603.$C$3:.$C$34]) + SUMPRODUCT([Thong_Tin_Ngay_Nghi_201604.$B$3:.$B$35]=[.$B27];[Thong_Tin_Ngay_Nghi_201604.$C$3:.$C$35]) + SUMPRODUCT([Thong_Tin_Ngay_Nghi_201605.$B$3:.$B$34]=[.$B27];[Thong_Tin_Ngay_Nghi_201605.$C$3:.$C$34]) + SUMPRODUCT([Thong_Tin_Ngay_Nghi_201606.$B$3:.$B$33]=[.$B27];[Thong_Tin_Ngay_Nghi_201606.$C$3:.$C$33]) + SUMPRODUCT([Thong_Tin_Ngay_Nghi_201607.$B$3:.$B$39]=[.$B27];[Thong_Tin_Ngay_Nghi_201607.$C$3:.$C$39]) + SUMPRODUCT([Thong_Tin_Ngay_Nghi_201608.$B$3:.$B$42]=[.$B27];[Thong_Tin_Ngay_Nghi_201608.$C$3:.$C$42]) + SUMPRODUCT([Thong_Tin_Ngay_Nghi_201609.$B$3:.$B$50]=[.$B27];[Thong_Tin_Ngay_Nghi_201609.$C$3:.$C$50]) + SUMPRODUCT([Thong_Tin_Ngay_Nghi_201610.$B$3:.$B$56]=[.$B27];[Thong_Tin_Ngay_Nghi_201610.$C$3:.$C$56])" office:value-type="float" office:value="5">
            <text:p>5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-1">
            <text:p>-1</text:p>
          </table:table-cell>
          <table:table-cell table:style-name="ce45"/>
          <table:table-cell table:style-name="ce45" table:formula="of:=1+0.5" office:value-type="float" office:value="1.5">
            <text:p>1.5</text:p>
          </table:table-cell>
          <table:table-cell table:style-name="ce45" table:formula="of:=[.I27]+[.K27] +[.J27]" office:value-type="float" office:value="0.5">
            <text:p>0.5</text:p>
          </table:table-cell>
          <table:table-cell table:style-name="ce53" office:value-type="string">
            <text:p>Những ngày nghỉ đã trừ vào lương:</text:p>
            <text:p>- Tháng 7, trừ 1 ngày</text:p>
            <text:p>- Tháng 8, trừ 0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LinhB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12">
            <text:p>09/12/16</text:p>
          </table:table-cell>
          <table:table-cell table:style-name="ce46" table:formula="of:=IF(YEAR(NOW())&gt;YEAR([.D28]);DATE(YEAR([.D28]);12;31);NOW())" office:value-type="date" office:date-value="2016-10-20T11:52:16.19">
            <text:p>10/20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2">
            <text:p>2</text:p>
          </table:table-cell>
          <table:table-cell table:style-name="ce50" table:formula="of:=SUMPRODUCT([Thong_Tin_Ngay_Nghi_201601.$B$3:.$B$31]=[.$B28];[Thong_Tin_Ngay_Nghi_201601.$C$3:.$C$31])+SUMPRODUCT([Thong_Tin_Ngay_Nghi_201602.$B$3:.$B$32]=[.$B28];[Thong_Tin_Ngay_Nghi_201602.$C$3:.$C$32]) + SUMPRODUCT([Thong_Tin_Ngay_Nghi_201603.$B$3:.$B$34]=[.$B28];[Thong_Tin_Ngay_Nghi_201603.$C$3:.$C$34])" office:value-type="float" office:value="0">
            <text:p>0</text:p>
          </table:table-cell>
          <table:table-cell table:style-name="ce50" table:formula="of:=SUMPRODUCT([Thong_Tin_Ngay_Nghi_201601.$B$3:.$B$31]=[.$B28];[Thong_Tin_Ngay_Nghi_201601.$C$3:.$C$31])+SUMPRODUCT([Thong_Tin_Ngay_Nghi_201602.$B$3:.$B$32]=[.$B28];[Thong_Tin_Ngay_Nghi_201602.$C$3:.$C$32]) + SUMPRODUCT([Thong_Tin_Ngay_Nghi_201603.$B$3:.$B$34]=[.$B28];[Thong_Tin_Ngay_Nghi_201603.$C$3:.$C$34]) + SUMPRODUCT([Thong_Tin_Ngay_Nghi_201604.$B$3:.$B$35]=[.$B28];[Thong_Tin_Ngay_Nghi_201604.$C$3:.$C$35]) + SUMPRODUCT([Thong_Tin_Ngay_Nghi_201605.$B$3:.$B$34]=[.$B28];[Thong_Tin_Ngay_Nghi_201605.$C$3:.$C$34]) + SUMPRODUCT([Thong_Tin_Ngay_Nghi_201606.$B$3:.$B$33]=[.$B28];[Thong_Tin_Ngay_Nghi_201606.$C$3:.$C$33]) + SUMPRODUCT([Thong_Tin_Ngay_Nghi_201607.$B$3:.$B$39]=[.$B28];[Thong_Tin_Ngay_Nghi_201607.$C$3:.$C$39]) + SUMPRODUCT([Thong_Tin_Ngay_Nghi_201608.$B$3:.$B$42]=[.$B28];[Thong_Tin_Ngay_Nghi_201608.$C$3:.$C$42]) + SUMPRODUCT([Thong_Tin_Ngay_Nghi_201609.$B$3:.$B$50]=[.$B28];[Thong_Tin_Ngay_Nghi_201609.$C$3:.$C$50]) + SUMPRODUCT([Thong_Tin_Ngay_Nghi_201610.$B$3:.$B$56]=[.$B28];[Thong_Tin_Ngay_Nghi_201610.$C$3:.$C$56])" office:value-type="float" office:value="0">
            <text:p>0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2">
            <text:p>2</text:p>
          </table:table-cell>
          <table:table-cell table:number-columns-repeated="2" table:style-name="ce45"/>
          <table:table-cell table:style-name="ce45" table:formula="of:=[.I28]+[.K28] +[.J28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LocPX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28">
            <text:p>09/28/16</text:p>
          </table:table-cell>
          <table:table-cell table:style-name="ce46" office:value-type="date" office:date-value="2016-10-20">
            <text:p>10/20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">
            <text:p>1</text:p>
          </table:table-cell>
          <table:table-cell table:style-name="ce50" table:formula="of:=SUMPRODUCT([Thong_Tin_Ngay_Nghi_201601.$B$3:.$B$31]=[.$B29];[Thong_Tin_Ngay_Nghi_201601.$C$3:.$C$31])+SUMPRODUCT([Thong_Tin_Ngay_Nghi_201602.$B$3:.$B$32]=[.$B29];[Thong_Tin_Ngay_Nghi_201602.$C$3:.$C$32]) + SUMPRODUCT([Thong_Tin_Ngay_Nghi_201603.$B$3:.$B$34]=[.$B29];[Thong_Tin_Ngay_Nghi_201603.$C$3:.$C$34])" office:value-type="float" office:value="0">
            <text:p>0</text:p>
          </table:table-cell>
          <table:table-cell table:style-name="ce50" table:formula="of:=SUMPRODUCT([Thong_Tin_Ngay_Nghi_201601.$B$3:.$B$31]=[.$B29];[Thong_Tin_Ngay_Nghi_201601.$C$3:.$C$31])+SUMPRODUCT([Thong_Tin_Ngay_Nghi_201602.$B$3:.$B$32]=[.$B29];[Thong_Tin_Ngay_Nghi_201602.$C$3:.$C$32]) + SUMPRODUCT([Thong_Tin_Ngay_Nghi_201603.$B$3:.$B$34]=[.$B29];[Thong_Tin_Ngay_Nghi_201603.$C$3:.$C$34]) + SUMPRODUCT([Thong_Tin_Ngay_Nghi_201604.$B$3:.$B$35]=[.$B29];[Thong_Tin_Ngay_Nghi_201604.$C$3:.$C$35]) + SUMPRODUCT([Thong_Tin_Ngay_Nghi_201605.$B$3:.$B$34]=[.$B29];[Thong_Tin_Ngay_Nghi_201605.$C$3:.$C$34]) + SUMPRODUCT([Thong_Tin_Ngay_Nghi_201606.$B$3:.$B$33]=[.$B29];[Thong_Tin_Ngay_Nghi_201606.$C$3:.$C$33]) + SUMPRODUCT([Thong_Tin_Ngay_Nghi_201607.$B$3:.$B$39]=[.$B29];[Thong_Tin_Ngay_Nghi_201607.$C$3:.$C$39]) + SUMPRODUCT([Thong_Tin_Ngay_Nghi_201608.$B$3:.$B$42]=[.$B29];[Thong_Tin_Ngay_Nghi_201608.$C$3:.$C$42]) + SUMPRODUCT([Thong_Tin_Ngay_Nghi_201609.$B$3:.$B$50]=[.$B29];[Thong_Tin_Ngay_Nghi_201609.$C$3:.$C$50]) + SUMPRODUCT([Thong_Tin_Ngay_Nghi_201610.$B$3:.$B$56]=[.$B29];[Thong_Tin_Ngay_Nghi_201610.$C$3:.$C$56])" office:value-type="float" office:value="0">
            <text:p>0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1">
            <text:p>1</text:p>
          </table:table-cell>
          <table:table-cell table:number-columns-repeated="2" table:style-name="ce45"/>
          <table:table-cell table:style-name="ce45" table:formula="of:=[.I29]+[.K29] +[.J29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0]);DATE(YEAR([.D30]);12;31);NOW())" office:value-type="date" office:date-value="2016-10-20T11:52:16.2">
            <text:p>10/20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0">
            <text:p>10</text:p>
          </table:table-cell>
          <table:table-cell table:style-name="ce50" table:formula="of:=SUMPRODUCT([Thong_Tin_Ngay_Nghi_201601.$B$3:.$B$31]=[.$B30];[Thong_Tin_Ngay_Nghi_201601.$C$3:.$C$31])+SUMPRODUCT([Thong_Tin_Ngay_Nghi_201602.$B$3:.$B$32]=[.$B30];[Thong_Tin_Ngay_Nghi_201602.$C$3:.$C$32]) + SUMPRODUCT([Thong_Tin_Ngay_Nghi_201603.$B$3:.$B$34]=[.$B30];[Thong_Tin_Ngay_Nghi_201603.$C$3:.$C$34])" office:value-type="float" office:value="6">
            <text:p>6</text:p>
          </table:table-cell>
          <table:table-cell table:style-name="ce50" table:formula="of:=SUMPRODUCT([Thong_Tin_Ngay_Nghi_201601.$B$3:.$B$31]=[.$B30];[Thong_Tin_Ngay_Nghi_201601.$C$3:.$C$31])+SUMPRODUCT([Thong_Tin_Ngay_Nghi_201602.$B$3:.$B$32]=[.$B30];[Thong_Tin_Ngay_Nghi_201602.$C$3:.$C$32]) + SUMPRODUCT([Thong_Tin_Ngay_Nghi_201603.$B$3:.$B$34]=[.$B30];[Thong_Tin_Ngay_Nghi_201603.$C$3:.$C$34]) + SUMPRODUCT([Thong_Tin_Ngay_Nghi_201604.$B$3:.$B$35]=[.$B30];[Thong_Tin_Ngay_Nghi_201604.$C$3:.$C$35]) + SUMPRODUCT([Thong_Tin_Ngay_Nghi_201605.$B$3:.$B$34]=[.$B30];[Thong_Tin_Ngay_Nghi_201605.$C$3:.$C$34]) + SUMPRODUCT([Thong_Tin_Ngay_Nghi_201606.$B$3:.$B$33]=[.$B30];[Thong_Tin_Ngay_Nghi_201606.$C$3:.$C$33]) + SUMPRODUCT([Thong_Tin_Ngay_Nghi_201607.$B$3:.$B$39]=[.$B30];[Thong_Tin_Ngay_Nghi_201607.$C$3:.$C$39]) + SUMPRODUCT([Thong_Tin_Ngay_Nghi_201608.$B$3:.$B$42]=[.$B30];[Thong_Tin_Ngay_Nghi_201608.$C$3:.$C$42]) + SUMPRODUCT([Thong_Tin_Ngay_Nghi_201609.$B$3:.$B$50]=[.$B30];[Thong_Tin_Ngay_Nghi_201609.$C$3:.$C$50]) + SUMPRODUCT([Thong_Tin_Ngay_Nghi_201610.$B$3:.$B$56]=[.$B30];[Thong_Tin_Ngay_Nghi_201610.$C$3:.$C$56])" office:value-type="float" office:value="10.5">
            <text:p>10.5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1.5">
            <text:p>1.5</text:p>
          </table:table-cell>
          <table:table-cell table:number-columns-repeated="2" table:style-name="ce45"/>
          <table:table-cell table:style-name="ce45" table:formula="of:=[.I30]+[.K30] +[.J30]" office:value-type="float" office:value="1.5">
            <text:p>1.5</text:p>
          </table:table-cell>
          <table:table-cell table:style-name="ce53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ManhNB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31]);DATE(YEAR([.D31]);12;31);NOW())" office:value-type="date" office:date-value="2016-10-20T11:52:16.2">
            <text:p>10/20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2">
            <text:p>2</text:p>
          </table:table-cell>
          <table:table-cell table:style-name="ce50" table:formula="of:=SUMPRODUCT([Thong_Tin_Ngay_Nghi_201601.$B$3:.$B$31]=[.$B31];[Thong_Tin_Ngay_Nghi_201601.$C$3:.$C$31])+SUMPRODUCT([Thong_Tin_Ngay_Nghi_201602.$B$3:.$B$32]=[.$B31];[Thong_Tin_Ngay_Nghi_201602.$C$3:.$C$32]) + SUMPRODUCT([Thong_Tin_Ngay_Nghi_201603.$B$3:.$B$34]=[.$B31];[Thong_Tin_Ngay_Nghi_201603.$C$3:.$C$34])" office:value-type="float" office:value="0">
            <text:p>0</text:p>
          </table:table-cell>
          <table:table-cell table:style-name="ce50" table:formula="of:=SUMPRODUCT([Thong_Tin_Ngay_Nghi_201601.$B$3:.$B$31]=[.$B31];[Thong_Tin_Ngay_Nghi_201601.$C$3:.$C$31])+SUMPRODUCT([Thong_Tin_Ngay_Nghi_201602.$B$3:.$B$32]=[.$B31];[Thong_Tin_Ngay_Nghi_201602.$C$3:.$C$32]) + SUMPRODUCT([Thong_Tin_Ngay_Nghi_201603.$B$3:.$B$34]=[.$B31];[Thong_Tin_Ngay_Nghi_201603.$C$3:.$C$34]) + SUMPRODUCT([Thong_Tin_Ngay_Nghi_201604.$B$3:.$B$35]=[.$B31];[Thong_Tin_Ngay_Nghi_201604.$C$3:.$C$35]) + SUMPRODUCT([Thong_Tin_Ngay_Nghi_201605.$B$3:.$B$34]=[.$B31];[Thong_Tin_Ngay_Nghi_201605.$C$3:.$C$34]) + SUMPRODUCT([Thong_Tin_Ngay_Nghi_201606.$B$3:.$B$33]=[.$B31];[Thong_Tin_Ngay_Nghi_201606.$C$3:.$C$33]) + SUMPRODUCT([Thong_Tin_Ngay_Nghi_201607.$B$3:.$B$39]=[.$B31];[Thong_Tin_Ngay_Nghi_201607.$C$3:.$C$39]) + SUMPRODUCT([Thong_Tin_Ngay_Nghi_201608.$B$3:.$B$42]=[.$B31];[Thong_Tin_Ngay_Nghi_201608.$C$3:.$C$42]) + SUMPRODUCT([Thong_Tin_Ngay_Nghi_201609.$B$3:.$B$50]=[.$B31];[Thong_Tin_Ngay_Nghi_201609.$C$3:.$C$50]) + SUMPRODUCT([Thong_Tin_Ngay_Nghi_201610.$B$3:.$B$56]=[.$B31];[Thong_Tin_Ngay_Nghi_201610.$C$3:.$C$56])" office:value-type="float" office:value="0">
            <text:p>0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2">
            <text:p>2</text:p>
          </table:table-cell>
          <table:table-cell table:number-columns-repeated="2" table:style-name="ce45"/>
          <table:table-cell table:style-name="ce45" table:formula="of:=[.I31]+[.K31] +[.J31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Nam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26">
            <text:p>09/26/16</text:p>
          </table:table-cell>
          <table:table-cell table:style-name="ce46" table:formula="of:=IF(YEAR(NOW())&gt;YEAR([.D32]);DATE(YEAR([.D32]);12;31);NOW())" office:value-type="date" office:date-value="2016-10-20T11:52:16.2">
            <text:p>10/20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">
            <text:p>1</text:p>
          </table:table-cell>
          <table:table-cell table:style-name="ce50" table:formula="of:=SUMPRODUCT([Thong_Tin_Ngay_Nghi_201601.$B$3:.$B$31]=[.$B32];[Thong_Tin_Ngay_Nghi_201601.$C$3:.$C$31])+SUMPRODUCT([Thong_Tin_Ngay_Nghi_201602.$B$3:.$B$32]=[.$B32];[Thong_Tin_Ngay_Nghi_201602.$C$3:.$C$32]) + SUMPRODUCT([Thong_Tin_Ngay_Nghi_201603.$B$3:.$B$34]=[.$B32];[Thong_Tin_Ngay_Nghi_201603.$C$3:.$C$34])" office:value-type="float" office:value="0">
            <text:p>0</text:p>
          </table:table-cell>
          <table:table-cell table:style-name="ce50" table:formula="of:=SUMPRODUCT([Thong_Tin_Ngay_Nghi_201601.$B$3:.$B$31]=[.$B32];[Thong_Tin_Ngay_Nghi_201601.$C$3:.$C$31])+SUMPRODUCT([Thong_Tin_Ngay_Nghi_201602.$B$3:.$B$32]=[.$B32];[Thong_Tin_Ngay_Nghi_201602.$C$3:.$C$32]) + SUMPRODUCT([Thong_Tin_Ngay_Nghi_201603.$B$3:.$B$34]=[.$B32];[Thong_Tin_Ngay_Nghi_201603.$C$3:.$C$34]) + SUMPRODUCT([Thong_Tin_Ngay_Nghi_201604.$B$3:.$B$35]=[.$B32];[Thong_Tin_Ngay_Nghi_201604.$C$3:.$C$35]) + SUMPRODUCT([Thong_Tin_Ngay_Nghi_201605.$B$3:.$B$34]=[.$B32];[Thong_Tin_Ngay_Nghi_201605.$C$3:.$C$34]) + SUMPRODUCT([Thong_Tin_Ngay_Nghi_201606.$B$3:.$B$33]=[.$B32];[Thong_Tin_Ngay_Nghi_201606.$C$3:.$C$33]) + SUMPRODUCT([Thong_Tin_Ngay_Nghi_201607.$B$3:.$B$39]=[.$B32];[Thong_Tin_Ngay_Nghi_201607.$C$3:.$C$39]) + SUMPRODUCT([Thong_Tin_Ngay_Nghi_201608.$B$3:.$B$42]=[.$B32];[Thong_Tin_Ngay_Nghi_201608.$C$3:.$C$42]) + SUMPRODUCT([Thong_Tin_Ngay_Nghi_201609.$B$3:.$B$50]=[.$B32];[Thong_Tin_Ngay_Nghi_201609.$C$3:.$C$50]) + SUMPRODUCT([Thong_Tin_Ngay_Nghi_201610.$B$3:.$B$56]=[.$B32];[Thong_Tin_Ngay_Nghi_201610.$C$3:.$C$56])" office:value-type="float" office:value="0">
            <text:p>0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1">
            <text:p>1</text:p>
          </table:table-cell>
          <table:table-cell table:number-columns-repeated="2" table:style-name="ce45"/>
          <table:table-cell table:style-name="ce45" table:formula="of:=[.I32]+[.K32] +[.J32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3]);DATE(YEAR([.D33]);12;31);NOW())" office:value-type="date" office:date-value="2016-10-20T11:52:16.2">
            <text:p>10/20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0">
            <text:p>10</text:p>
          </table:table-cell>
          <table:table-cell table:style-name="ce50" table:formula="of:=SUMPRODUCT([Thong_Tin_Ngay_Nghi_201601.$B$3:.$B$31]=[.$B33];[Thong_Tin_Ngay_Nghi_201601.$C$3:.$C$31])+SUMPRODUCT([Thong_Tin_Ngay_Nghi_201602.$B$3:.$B$32]=[.$B33];[Thong_Tin_Ngay_Nghi_201602.$C$3:.$C$32]) + SUMPRODUCT([Thong_Tin_Ngay_Nghi_201603.$B$3:.$B$34]=[.$B33];[Thong_Tin_Ngay_Nghi_201603.$C$3:.$C$34])" office:value-type="float" office:value="4">
            <text:p>4</text:p>
          </table:table-cell>
          <table:table-cell table:style-name="ce50" table:formula="of:=SUMPRODUCT([Thong_Tin_Ngay_Nghi_201601.$B$3:.$B$31]=[.$B33];[Thong_Tin_Ngay_Nghi_201601.$C$3:.$C$31])+SUMPRODUCT([Thong_Tin_Ngay_Nghi_201602.$B$3:.$B$32]=[.$B33];[Thong_Tin_Ngay_Nghi_201602.$C$3:.$C$32]) + SUMPRODUCT([Thong_Tin_Ngay_Nghi_201603.$B$3:.$B$34]=[.$B33];[Thong_Tin_Ngay_Nghi_201603.$C$3:.$C$34]) + SUMPRODUCT([Thong_Tin_Ngay_Nghi_201604.$B$3:.$B$35]=[.$B33];[Thong_Tin_Ngay_Nghi_201604.$C$3:.$C$35]) + SUMPRODUCT([Thong_Tin_Ngay_Nghi_201605.$B$3:.$B$34]=[.$B33];[Thong_Tin_Ngay_Nghi_201605.$C$3:.$C$34]) + SUMPRODUCT([Thong_Tin_Ngay_Nghi_201606.$B$3:.$B$33]=[.$B33];[Thong_Tin_Ngay_Nghi_201606.$C$3:.$C$33]) + SUMPRODUCT([Thong_Tin_Ngay_Nghi_201607.$B$3:.$B$39]=[.$B33];[Thong_Tin_Ngay_Nghi_201607.$C$3:.$C$39]) + SUMPRODUCT([Thong_Tin_Ngay_Nghi_201608.$B$3:.$B$42]=[.$B33];[Thong_Tin_Ngay_Nghi_201608.$C$3:.$C$42]) + SUMPRODUCT([Thong_Tin_Ngay_Nghi_201609.$B$3:.$B$50]=[.$B33];[Thong_Tin_Ngay_Nghi_201609.$C$3:.$C$50]) + SUMPRODUCT([Thong_Tin_Ngay_Nghi_201610.$B$3:.$B$56]=[.$B33];[Thong_Tin_Ngay_Nghi_201610.$C$3:.$C$56])" office:value-type="float" office:value="8.5">
            <text:p>8.5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5.5">
            <text:p>5.5</text:p>
          </table:table-cell>
          <table:table-cell table:number-columns-repeated="2" table:style-name="ce45"/>
          <table:table-cell table:style-name="ce45" table:formula="of:=[.I33]+[.K33] +[.J33]" office:value-type="float" office:value="5.5">
            <text:p>5.5</text:p>
          </table:table-cell>
          <table:table-cell table:style-name="ce53"/>
        </table:table-row>
        <table:table-row table:style-name="ro12">
          <table:table-cell table:style-name="ce40" office:value-type="float" office:value="28">
            <text:p>28</text:p>
          </table:table-cell>
          <table:table-cell table:style-name="ce42" office:value-type="string">
            <text:p>NganT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34]);DATE(YEAR([.D34]);12;31);NOW())" office:value-type="date" office:date-value="2016-10-20T11:52:16.2">
            <text:p>10/20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2">
            <text:p>2</text:p>
          </table:table-cell>
          <table:table-cell table:style-name="ce50"/>
          <table:table-cell table:style-name="ce50" table:formula="of:=SUMPRODUCT([Thong_Tin_Ngay_Nghi_201601.$B$3:.$B$31]=[.$B34];[Thong_Tin_Ngay_Nghi_201601.$C$3:.$C$31])+SUMPRODUCT([Thong_Tin_Ngay_Nghi_201602.$B$3:.$B$32]=[.$B34];[Thong_Tin_Ngay_Nghi_201602.$C$3:.$C$32]) + SUMPRODUCT([Thong_Tin_Ngay_Nghi_201603.$B$3:.$B$34]=[.$B34];[Thong_Tin_Ngay_Nghi_201603.$C$3:.$C$34]) + SUMPRODUCT([Thong_Tin_Ngay_Nghi_201604.$B$3:.$B$35]=[.$B34];[Thong_Tin_Ngay_Nghi_201604.$C$3:.$C$35]) + SUMPRODUCT([Thong_Tin_Ngay_Nghi_201605.$B$3:.$B$34]=[.$B34];[Thong_Tin_Ngay_Nghi_201605.$C$3:.$C$34]) + SUMPRODUCT([Thong_Tin_Ngay_Nghi_201606.$B$3:.$B$33]=[.$B34];[Thong_Tin_Ngay_Nghi_201606.$C$3:.$C$33]) + SUMPRODUCT([Thong_Tin_Ngay_Nghi_201607.$B$3:.$B$39]=[.$B34];[Thong_Tin_Ngay_Nghi_201607.$C$3:.$C$39]) + SUMPRODUCT([Thong_Tin_Ngay_Nghi_201608.$B$3:.$B$42]=[.$B34];[Thong_Tin_Ngay_Nghi_201608.$C$3:.$C$42]) + SUMPRODUCT([Thong_Tin_Ngay_Nghi_201609.$B$3:.$B$50]=[.$B34];[Thong_Tin_Ngay_Nghi_201609.$C$3:.$C$50]) + SUMPRODUCT([Thong_Tin_Ngay_Nghi_201610.$B$3:.$B$56]=[.$B34];[Thong_Tin_Ngay_Nghi_201610.$C$3:.$C$56])" office:value-type="float" office:value="3">
            <text:p>3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-1">
            <text:p>-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34]+[.K34] +[.J34]" office:value-type="float" office:value="0">
            <text:p>0</text:p>
          </table:table-cell>
          <table:table-cell table:style-name="ce53" office:value-type="string">
            <text:p>Những ngày nghỉ đã trừ vào lương:</text:p>
            <text:p>- Tháng 9, trừ 1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Nhan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2">
            <text:p>06/22/16</text:p>
          </table:table-cell>
          <table:table-cell table:style-name="ce46" table:formula="of:=IF(YEAR(NOW())&gt;YEAR([.D35]);DATE(YEAR([.D35]);12;31);NOW())" office:value-type="date" office:date-value="2016-10-20T11:52:16.2">
            <text:p>10/20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4">
            <text:p>4</text:p>
          </table:table-cell>
          <table:table-cell table:style-name="ce50" table:formula="of:=SUMPRODUCT([Thong_Tin_Ngay_Nghi_201601.$B$3:.$B$31]=[.$B35];[Thong_Tin_Ngay_Nghi_201601.$C$3:.$C$31])+SUMPRODUCT([Thong_Tin_Ngay_Nghi_201602.$B$3:.$B$32]=[.$B35];[Thong_Tin_Ngay_Nghi_201602.$C$3:.$C$32]) + SUMPRODUCT([Thong_Tin_Ngay_Nghi_201603.$B$3:.$B$34]=[.$B35];[Thong_Tin_Ngay_Nghi_201603.$C$3:.$C$34])" office:value-type="float" office:value="0">
            <text:p>0</text:p>
          </table:table-cell>
          <table:table-cell table:style-name="ce50" table:formula="of:=SUMPRODUCT([Thong_Tin_Ngay_Nghi_201601.$B$3:.$B$31]=[.$B35];[Thong_Tin_Ngay_Nghi_201601.$C$3:.$C$31])+SUMPRODUCT([Thong_Tin_Ngay_Nghi_201602.$B$3:.$B$32]=[.$B35];[Thong_Tin_Ngay_Nghi_201602.$C$3:.$C$32]) + SUMPRODUCT([Thong_Tin_Ngay_Nghi_201603.$B$3:.$B$34]=[.$B35];[Thong_Tin_Ngay_Nghi_201603.$C$3:.$C$34]) + SUMPRODUCT([Thong_Tin_Ngay_Nghi_201604.$B$3:.$B$35]=[.$B35];[Thong_Tin_Ngay_Nghi_201604.$C$3:.$C$35]) + SUMPRODUCT([Thong_Tin_Ngay_Nghi_201605.$B$3:.$B$34]=[.$B35];[Thong_Tin_Ngay_Nghi_201605.$C$3:.$C$34]) + SUMPRODUCT([Thong_Tin_Ngay_Nghi_201606.$B$3:.$B$33]=[.$B35];[Thong_Tin_Ngay_Nghi_201606.$C$3:.$C$33]) + SUMPRODUCT([Thong_Tin_Ngay_Nghi_201607.$B$3:.$B$39]=[.$B35];[Thong_Tin_Ngay_Nghi_201607.$C$3:.$C$39]) + SUMPRODUCT([Thong_Tin_Ngay_Nghi_201608.$B$3:.$B$42]=[.$B35];[Thong_Tin_Ngay_Nghi_201608.$C$3:.$C$42]) + SUMPRODUCT([Thong_Tin_Ngay_Nghi_201609.$B$3:.$B$50]=[.$B35];[Thong_Tin_Ngay_Nghi_201609.$C$3:.$C$50]) + SUMPRODUCT([Thong_Tin_Ngay_Nghi_201610.$B$3:.$B$56]=[.$B35];[Thong_Tin_Ngay_Nghi_201610.$C$3:.$C$56])" office:value-type="float" office:value="0">
            <text:p>0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4">
            <text:p>4</text:p>
          </table:table-cell>
          <table:table-cell table:number-columns-repeated="2" table:style-name="ce45"/>
          <table:table-cell table:style-name="ce45" table:formula="of:=[.I35]+[.K35] +[.J35]" office:value-type="float" office:value="4">
            <text:p>4</text:p>
          </table:table-cell>
          <table:table-cell table:style-name="ce53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6]);DATE(YEAR([.D36]);12;31);NOW())" office:value-type="date" office:date-value="2016-10-20T11:52:16.2">
            <text:p>10/20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0">
            <text:p>10</text:p>
          </table:table-cell>
          <table:table-cell table:style-name="ce50" table:formula="of:=SUMPRODUCT([Thong_Tin_Ngay_Nghi_201601.$B$3:.$B$31]=[.$B36];[Thong_Tin_Ngay_Nghi_201601.$C$3:.$C$31])+SUMPRODUCT([Thong_Tin_Ngay_Nghi_201602.$B$3:.$B$32]=[.$B36];[Thong_Tin_Ngay_Nghi_201602.$C$3:.$C$32]) + SUMPRODUCT([Thong_Tin_Ngay_Nghi_201603.$B$3:.$B$34]=[.$B36];[Thong_Tin_Ngay_Nghi_201603.$C$3:.$C$34])" office:value-type="float" office:value="6">
            <text:p>6</text:p>
          </table:table-cell>
          <table:table-cell table:style-name="ce50" table:formula="of:=SUMPRODUCT([Thong_Tin_Ngay_Nghi_201601.$B$3:.$B$31]=[.$B36];[Thong_Tin_Ngay_Nghi_201601.$C$3:.$C$31])+SUMPRODUCT([Thong_Tin_Ngay_Nghi_201602.$B$3:.$B$32]=[.$B36];[Thong_Tin_Ngay_Nghi_201602.$C$3:.$C$32]) + SUMPRODUCT([Thong_Tin_Ngay_Nghi_201603.$B$3:.$B$34]=[.$B36];[Thong_Tin_Ngay_Nghi_201603.$C$3:.$C$34]) + SUMPRODUCT([Thong_Tin_Ngay_Nghi_201604.$B$3:.$B$35]=[.$B36];[Thong_Tin_Ngay_Nghi_201604.$C$3:.$C$35]) + SUMPRODUCT([Thong_Tin_Ngay_Nghi_201605.$B$3:.$B$34]=[.$B36];[Thong_Tin_Ngay_Nghi_201605.$C$3:.$C$34]) + SUMPRODUCT([Thong_Tin_Ngay_Nghi_201606.$B$3:.$B$33]=[.$B36];[Thong_Tin_Ngay_Nghi_201606.$C$3:.$C$33]) + SUMPRODUCT([Thong_Tin_Ngay_Nghi_201607.$B$3:.$B$39]=[.$B36];[Thong_Tin_Ngay_Nghi_201607.$C$3:.$C$39]) + SUMPRODUCT([Thong_Tin_Ngay_Nghi_201608.$B$3:.$B$42]=[.$B36];[Thong_Tin_Ngay_Nghi_201608.$C$3:.$C$42]) + SUMPRODUCT([Thong_Tin_Ngay_Nghi_201609.$B$3:.$B$50]=[.$B36];[Thong_Tin_Ngay_Nghi_201609.$C$3:.$C$50]) + SUMPRODUCT([Thong_Tin_Ngay_Nghi_201610.$B$3:.$B$56]=[.$B36];[Thong_Tin_Ngay_Nghi_201610.$C$3:.$C$56])" office:value-type="float" office:value="12">
            <text:p>12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4">
            <text:p>4</text:p>
          </table:table-cell>
          <table:table-cell table:number-columns-repeated="2" table:style-name="ce45"/>
          <table:table-cell table:style-name="ce45" table:formula="of:=[.I36]+[.K36] +[.J36]" office:value-type="float" office:value="4">
            <text:p>4</text:p>
          </table:table-cell>
          <table:table-cell table:style-name="ce53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Nhung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15">
            <text:p>09/15/16</text:p>
          </table:table-cell>
          <table:table-cell table:style-name="ce46" table:formula="of:=IF(YEAR(NOW())&gt;YEAR([.D37]);DATE(YEAR([.D37]);12;31);NOW())" office:value-type="date" office:date-value="2016-10-20T11:52:16.2">
            <text:p>10/20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2">
            <text:p>2</text:p>
          </table:table-cell>
          <table:table-cell table:style-name="ce50" table:formula="of:=SUMPRODUCT([Thong_Tin_Ngay_Nghi_201601.$B$3:.$B$31]=[.$B37];[Thong_Tin_Ngay_Nghi_201601.$C$3:.$C$31])+SUMPRODUCT([Thong_Tin_Ngay_Nghi_201602.$B$3:.$B$32]=[.$B37];[Thong_Tin_Ngay_Nghi_201602.$C$3:.$C$32]) + SUMPRODUCT([Thong_Tin_Ngay_Nghi_201603.$B$3:.$B$34]=[.$B37];[Thong_Tin_Ngay_Nghi_201603.$C$3:.$C$34])" office:value-type="float" office:value="0">
            <text:p>0</text:p>
          </table:table-cell>
          <table:table-cell table:style-name="ce50" table:formula="of:=SUMPRODUCT([Thong_Tin_Ngay_Nghi_201601.$B$3:.$B$31]=[.$B37];[Thong_Tin_Ngay_Nghi_201601.$C$3:.$C$31])+SUMPRODUCT([Thong_Tin_Ngay_Nghi_201602.$B$3:.$B$32]=[.$B37];[Thong_Tin_Ngay_Nghi_201602.$C$3:.$C$32]) + SUMPRODUCT([Thong_Tin_Ngay_Nghi_201603.$B$3:.$B$34]=[.$B37];[Thong_Tin_Ngay_Nghi_201603.$C$3:.$C$34]) + SUMPRODUCT([Thong_Tin_Ngay_Nghi_201604.$B$3:.$B$35]=[.$B37];[Thong_Tin_Ngay_Nghi_201604.$C$3:.$C$35]) + SUMPRODUCT([Thong_Tin_Ngay_Nghi_201605.$B$3:.$B$34]=[.$B37];[Thong_Tin_Ngay_Nghi_201605.$C$3:.$C$34]) + SUMPRODUCT([Thong_Tin_Ngay_Nghi_201606.$B$3:.$B$33]=[.$B37];[Thong_Tin_Ngay_Nghi_201606.$C$3:.$C$33]) + SUMPRODUCT([Thong_Tin_Ngay_Nghi_201607.$B$3:.$B$39]=[.$B37];[Thong_Tin_Ngay_Nghi_201607.$C$3:.$C$39]) + SUMPRODUCT([Thong_Tin_Ngay_Nghi_201608.$B$3:.$B$42]=[.$B37];[Thong_Tin_Ngay_Nghi_201608.$C$3:.$C$42]) + SUMPRODUCT([Thong_Tin_Ngay_Nghi_201609.$B$3:.$B$50]=[.$B37];[Thong_Tin_Ngay_Nghi_201609.$C$3:.$C$50]) + SUMPRODUCT([Thong_Tin_Ngay_Nghi_201610.$B$3:.$B$56]=[.$B37];[Thong_Tin_Ngay_Nghi_201610.$C$3:.$C$56])" office:value-type="float" office:value="2">
            <text:p>2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0">
            <text:p>0</text:p>
          </table:table-cell>
          <table:table-cell table:number-columns-repeated="2" table:style-name="ce45"/>
          <table:table-cell table:style-name="ce45" table:formula="of:=[.I37]+[.K37] +[.J37]" office:value-type="float" office:value="0">
            <text:p>0</text:p>
          </table:table-cell>
          <table:table-cell table:style-name="ce53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NhuPHQ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25">
            <text:p>07/25/16</text:p>
          </table:table-cell>
          <table:table-cell table:style-name="ce46" table:formula="of:=IF(YEAR(NOW())&gt;YEAR([.D38]);DATE(YEAR([.D38]);12;31);NOW())" office:value-type="date" office:date-value="2016-10-20T11:52:16.2">
            <text:p>10/20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3">
            <text:p>3</text:p>
          </table:table-cell>
          <table:table-cell table:style-name="ce50" table:formula="of:=SUMPRODUCT([Thong_Tin_Ngay_Nghi_201601.$B$3:.$B$31]=[.$B38];[Thong_Tin_Ngay_Nghi_201601.$C$3:.$C$31])+SUMPRODUCT([Thong_Tin_Ngay_Nghi_201602.$B$3:.$B$32]=[.$B38];[Thong_Tin_Ngay_Nghi_201602.$C$3:.$C$32]) + SUMPRODUCT([Thong_Tin_Ngay_Nghi_201603.$B$3:.$B$34]=[.$B38];[Thong_Tin_Ngay_Nghi_201603.$C$3:.$C$34])" office:value-type="float" office:value="0">
            <text:p>0</text:p>
          </table:table-cell>
          <table:table-cell table:style-name="ce50" table:formula="of:=SUMPRODUCT([Thong_Tin_Ngay_Nghi_201601.$B$3:.$B$31]=[.$B38];[Thong_Tin_Ngay_Nghi_201601.$C$3:.$C$31])+SUMPRODUCT([Thong_Tin_Ngay_Nghi_201602.$B$3:.$B$32]=[.$B38];[Thong_Tin_Ngay_Nghi_201602.$C$3:.$C$32]) + SUMPRODUCT([Thong_Tin_Ngay_Nghi_201603.$B$3:.$B$34]=[.$B38];[Thong_Tin_Ngay_Nghi_201603.$C$3:.$C$34]) + SUMPRODUCT([Thong_Tin_Ngay_Nghi_201604.$B$3:.$B$35]=[.$B38];[Thong_Tin_Ngay_Nghi_201604.$C$3:.$C$35]) + SUMPRODUCT([Thong_Tin_Ngay_Nghi_201605.$B$3:.$B$34]=[.$B38];[Thong_Tin_Ngay_Nghi_201605.$C$3:.$C$34]) + SUMPRODUCT([Thong_Tin_Ngay_Nghi_201606.$B$3:.$B$33]=[.$B38];[Thong_Tin_Ngay_Nghi_201606.$C$3:.$C$33]) + SUMPRODUCT([Thong_Tin_Ngay_Nghi_201607.$B$3:.$B$39]=[.$B38];[Thong_Tin_Ngay_Nghi_201607.$C$3:.$C$39]) + SUMPRODUCT([Thong_Tin_Ngay_Nghi_201608.$B$3:.$B$42]=[.$B38];[Thong_Tin_Ngay_Nghi_201608.$C$3:.$C$42]) + SUMPRODUCT([Thong_Tin_Ngay_Nghi_201609.$B$3:.$B$50]=[.$B38];[Thong_Tin_Ngay_Nghi_201609.$C$3:.$C$50]) + SUMPRODUCT([Thong_Tin_Ngay_Nghi_201610.$B$3:.$B$56]=[.$B38];[Thong_Tin_Ngay_Nghi_201610.$C$3:.$C$56])" office:value-type="float" office:value="1.5">
            <text:p>1.5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1.5">
            <text:p>1.5</text:p>
          </table:table-cell>
          <table:table-cell table:number-columns-repeated="2" table:style-name="ce45"/>
          <table:table-cell table:style-name="ce45" table:formula="of:=[.I38]+[.K38] +[.J38]" office:value-type="float" office:value="1.5">
            <text:p>1.5</text:p>
          </table:table-cell>
          <table:table-cell table:style-name="ce53"/>
        </table:table-row>
        <table:table-row table:style-name="ro12">
          <table:table-cell table:style-name="ce40" office:value-type="float" office:value="33">
            <text:p>33</text:p>
          </table:table-cell>
          <table:table-cell table:style-name="ce42" office:value-type="string">
            <text:p>Phong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9]);DATE(YEAR([.D39]);12;31);NOW())" office:value-type="date" office:date-value="2016-10-20T11:52:16.2">
            <text:p>10/20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3">
            <text:p>3</text:p>
          </table:table-cell>
          <table:table-cell table:style-name="ce50" table:formula="of:=SUMPRODUCT([Thong_Tin_Ngay_Nghi_201601.$B$3:.$B$31]=[.$B39];[Thong_Tin_Ngay_Nghi_201601.$C$3:.$C$31])+SUMPRODUCT([Thong_Tin_Ngay_Nghi_201602.$B$3:.$B$32]=[.$B39];[Thong_Tin_Ngay_Nghi_201602.$C$3:.$C$32]) + SUMPRODUCT([Thong_Tin_Ngay_Nghi_201603.$B$3:.$B$34]=[.$B39];[Thong_Tin_Ngay_Nghi_201603.$C$3:.$C$34])" office:value-type="float" office:value="0">
            <text:p>0</text:p>
          </table:table-cell>
          <table:table-cell table:style-name="ce50" table:formula="of:=SUMPRODUCT([Thong_Tin_Ngay_Nghi_201601.$B$3:.$B$31]=[.$B39];[Thong_Tin_Ngay_Nghi_201601.$C$3:.$C$31])+SUMPRODUCT([Thong_Tin_Ngay_Nghi_201602.$B$3:.$B$32]=[.$B39];[Thong_Tin_Ngay_Nghi_201602.$C$3:.$C$32]) + SUMPRODUCT([Thong_Tin_Ngay_Nghi_201603.$B$3:.$B$34]=[.$B39];[Thong_Tin_Ngay_Nghi_201603.$C$3:.$C$34]) + SUMPRODUCT([Thong_Tin_Ngay_Nghi_201604.$B$3:.$B$35]=[.$B39];[Thong_Tin_Ngay_Nghi_201604.$C$3:.$C$35]) + SUMPRODUCT([Thong_Tin_Ngay_Nghi_201605.$B$3:.$B$34]=[.$B39];[Thong_Tin_Ngay_Nghi_201605.$C$3:.$C$34]) + SUMPRODUCT([Thong_Tin_Ngay_Nghi_201606.$B$3:.$B$33]=[.$B39];[Thong_Tin_Ngay_Nghi_201606.$C$3:.$C$33]) + SUMPRODUCT([Thong_Tin_Ngay_Nghi_201607.$B$3:.$B$39]=[.$B39];[Thong_Tin_Ngay_Nghi_201607.$C$3:.$C$39]) + SUMPRODUCT([Thong_Tin_Ngay_Nghi_201608.$B$3:.$B$42]=[.$B39];[Thong_Tin_Ngay_Nghi_201608.$C$3:.$C$42]) + SUMPRODUCT([Thong_Tin_Ngay_Nghi_201609.$B$3:.$B$50]=[.$B39];[Thong_Tin_Ngay_Nghi_201609.$C$3:.$C$50]) + SUMPRODUCT([Thong_Tin_Ngay_Nghi_201610.$B$3:.$B$56]=[.$B39];[Thong_Tin_Ngay_Nghi_201610.$C$3:.$C$56])" office:value-type="float" office:value="6">
            <text:p>6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-3">
            <text:p>-3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table:formula="of:=[.I39]+[.K39] +[.J39]" office:value-type="float" office:value="-1">
            <text:p>-1</text:p>
          </table:table-cell>
          <table:table-cell table:style-name="ce53" office:value-type="string">
            <text:p>Những ngày nghỉ đã trừ vào lương:</text:p>
            <text:p>- Tháng 9, trừ 2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0]);DATE(YEAR([.D40]);12;31);NOW())" office:value-type="date" office:date-value="2016-10-20T11:52:16.21">
            <text:p>10/20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0">
            <text:p>10</text:p>
          </table:table-cell>
          <table:table-cell table:style-name="ce50" table:formula="of:=SUMPRODUCT([Thong_Tin_Ngay_Nghi_201601.$B$3:.$B$31]=[.$B40];[Thong_Tin_Ngay_Nghi_201601.$C$3:.$C$31])+SUMPRODUCT([Thong_Tin_Ngay_Nghi_201602.$B$3:.$B$32]=[.$B40];[Thong_Tin_Ngay_Nghi_201602.$C$3:.$C$32]) + SUMPRODUCT([Thong_Tin_Ngay_Nghi_201603.$B$3:.$B$34]=[.$B40];[Thong_Tin_Ngay_Nghi_201603.$C$3:.$C$34])" office:value-type="float" office:value="1">
            <text:p>1</text:p>
          </table:table-cell>
          <table:table-cell table:style-name="ce50" table:formula="of:=SUMPRODUCT([Thong_Tin_Ngay_Nghi_201601.$B$3:.$B$31]=[.$B40];[Thong_Tin_Ngay_Nghi_201601.$C$3:.$C$31])+SUMPRODUCT([Thong_Tin_Ngay_Nghi_201602.$B$3:.$B$32]=[.$B40];[Thong_Tin_Ngay_Nghi_201602.$C$3:.$C$32]) + SUMPRODUCT([Thong_Tin_Ngay_Nghi_201603.$B$3:.$B$34]=[.$B40];[Thong_Tin_Ngay_Nghi_201603.$C$3:.$C$34]) + SUMPRODUCT([Thong_Tin_Ngay_Nghi_201604.$B$3:.$B$35]=[.$B40];[Thong_Tin_Ngay_Nghi_201604.$C$3:.$C$35]) + SUMPRODUCT([Thong_Tin_Ngay_Nghi_201605.$B$3:.$B$34]=[.$B40];[Thong_Tin_Ngay_Nghi_201605.$C$3:.$C$34]) + SUMPRODUCT([Thong_Tin_Ngay_Nghi_201606.$B$3:.$B$33]=[.$B40];[Thong_Tin_Ngay_Nghi_201606.$C$3:.$C$33]) + SUMPRODUCT([Thong_Tin_Ngay_Nghi_201607.$B$3:.$B$39]=[.$B40];[Thong_Tin_Ngay_Nghi_201607.$C$3:.$C$39]) + SUMPRODUCT([Thong_Tin_Ngay_Nghi_201608.$B$3:.$B$42]=[.$B40];[Thong_Tin_Ngay_Nghi_201608.$C$3:.$C$42]) + SUMPRODUCT([Thong_Tin_Ngay_Nghi_201609.$B$3:.$B$50]=[.$B40];[Thong_Tin_Ngay_Nghi_201609.$C$3:.$C$50]) + SUMPRODUCT([Thong_Tin_Ngay_Nghi_201610.$B$3:.$B$56]=[.$B40];[Thong_Tin_Ngay_Nghi_201610.$C$3:.$C$56])" office:value-type="float" office:value="6.5">
            <text:p>6.5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4.5">
            <text:p>4.5</text:p>
          </table:table-cell>
          <table:table-cell table:number-columns-repeated="2" table:style-name="ce45"/>
          <table:table-cell table:style-name="ce45" table:formula="of:=[.I40]+[.K40] +[.J40]" office:value-type="float" office:value="4.5">
            <text:p>4.5</text:p>
          </table:table-cell>
          <table:table-cell table:style-name="ce53"/>
        </table:table-row>
        <table:table-row table:style-name="ro8">
          <table:table-cell table:style-name="ce40" office:value-type="float" office:value="35">
            <text:p>35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1]);DATE(YEAR([.D41]);12;31);NOW())" office:value-type="date" office:date-value="2016-10-20T11:52:16.21">
            <text:p>10/20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0">
            <text:p>10</text:p>
          </table:table-cell>
          <table:table-cell table:style-name="ce50" table:formula="of:=SUMPRODUCT([Thong_Tin_Ngay_Nghi_201601.$B$3:.$B$31]=[.$B41];[Thong_Tin_Ngay_Nghi_201601.$C$3:.$C$31])+SUMPRODUCT([Thong_Tin_Ngay_Nghi_201602.$B$3:.$B$32]=[.$B41];[Thong_Tin_Ngay_Nghi_201602.$C$3:.$C$32]) + SUMPRODUCT([Thong_Tin_Ngay_Nghi_201603.$B$3:.$B$34]=[.$B41];[Thong_Tin_Ngay_Nghi_201603.$C$3:.$C$34])" office:value-type="float" office:value="2">
            <text:p>2</text:p>
          </table:table-cell>
          <table:table-cell table:style-name="ce50" table:formula="of:=SUMPRODUCT([Thong_Tin_Ngay_Nghi_201601.$B$3:.$B$31]=[.$B41];[Thong_Tin_Ngay_Nghi_201601.$C$3:.$C$31])+SUMPRODUCT([Thong_Tin_Ngay_Nghi_201602.$B$3:.$B$32]=[.$B41];[Thong_Tin_Ngay_Nghi_201602.$C$3:.$C$32]) + SUMPRODUCT([Thong_Tin_Ngay_Nghi_201603.$B$3:.$B$34]=[.$B41];[Thong_Tin_Ngay_Nghi_201603.$C$3:.$C$34]) + SUMPRODUCT([Thong_Tin_Ngay_Nghi_201604.$B$3:.$B$35]=[.$B41];[Thong_Tin_Ngay_Nghi_201604.$C$3:.$C$35]) + SUMPRODUCT([Thong_Tin_Ngay_Nghi_201605.$B$3:.$B$34]=[.$B41];[Thong_Tin_Ngay_Nghi_201605.$C$3:.$C$34]) + SUMPRODUCT([Thong_Tin_Ngay_Nghi_201606.$B$3:.$B$33]=[.$B41];[Thong_Tin_Ngay_Nghi_201606.$C$3:.$C$33]) + SUMPRODUCT([Thong_Tin_Ngay_Nghi_201607.$B$3:.$B$39]=[.$B41];[Thong_Tin_Ngay_Nghi_201607.$C$3:.$C$39]) + SUMPRODUCT([Thong_Tin_Ngay_Nghi_201608.$B$3:.$B$42]=[.$B41];[Thong_Tin_Ngay_Nghi_201608.$C$3:.$C$42]) + SUMPRODUCT([Thong_Tin_Ngay_Nghi_201609.$B$3:.$B$50]=[.$B41];[Thong_Tin_Ngay_Nghi_201609.$C$3:.$C$50]) + SUMPRODUCT([Thong_Tin_Ngay_Nghi_201610.$B$3:.$B$56]=[.$B41];[Thong_Tin_Ngay_Nghi_201610.$C$3:.$C$56])" office:value-type="float" office:value="10">
            <text:p>10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2">
            <text:p>2</text:p>
          </table:table-cell>
          <table:table-cell table:style-name="ce45">
            <office:annotation draw:style-name="gr2" draw:text-style-name="P1" svg:width="1.1413in" svg:height="0.5457in" svg:x="8.3087in" svg:y="14.826in" draw:caption-point-x="-0.2402in" draw:caption-point-y="0.6154in">
              <dc:date>2016-05-09T00:00:00</dc:date>
              <text:p text:style-name="P1"><text:span text:style-name="T1">Ngày phép được extend tới 01/04/2016</text:span></text:p>
            </office:annotation>
          </table:table-cell>
          <table:table-cell table:style-name="ce45"/>
          <table:table-cell table:style-name="ce45" table:formula="of:=[.I41]+[.K41] +[.J41]" office:value-type="float" office:value="2">
            <text:p>2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9">
          <table:table-cell table:style-name="ce40" office:value-type="float" office:value="36">
            <text:p>36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42]);DATE(YEAR([.D42]);12;31);NOW())" office:value-type="date" office:date-value="2016-10-20T11:52:16.21">
            <text:p>10/20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8">
            <text:p>8</text:p>
          </table:table-cell>
          <table:table-cell table:style-name="ce50" table:formula="of:=SUMPRODUCT([Thong_Tin_Ngay_Nghi_201601.$B$3:.$B$31]=[.$B42];[Thong_Tin_Ngay_Nghi_201601.$C$3:.$C$31])+SUMPRODUCT([Thong_Tin_Ngay_Nghi_201602.$B$3:.$B$32]=[.$B42];[Thong_Tin_Ngay_Nghi_201602.$C$3:.$C$32]) + SUMPRODUCT([Thong_Tin_Ngay_Nghi_201603.$B$3:.$B$34]=[.$B42];[Thong_Tin_Ngay_Nghi_201603.$C$3:.$C$34])" office:value-type="float" office:value="0">
            <text:p>0</text:p>
          </table:table-cell>
          <table:table-cell table:style-name="ce50" table:formula="of:=SUMPRODUCT([Thong_Tin_Ngay_Nghi_201601.$B$3:.$B$31]=[.$B42];[Thong_Tin_Ngay_Nghi_201601.$C$3:.$C$31])+SUMPRODUCT([Thong_Tin_Ngay_Nghi_201602.$B$3:.$B$32]=[.$B42];[Thong_Tin_Ngay_Nghi_201602.$C$3:.$C$32]) + SUMPRODUCT([Thong_Tin_Ngay_Nghi_201603.$B$3:.$B$34]=[.$B42];[Thong_Tin_Ngay_Nghi_201603.$C$3:.$C$34]) + SUMPRODUCT([Thong_Tin_Ngay_Nghi_201604.$B$3:.$B$35]=[.$B42];[Thong_Tin_Ngay_Nghi_201604.$C$3:.$C$35]) + SUMPRODUCT([Thong_Tin_Ngay_Nghi_201605.$B$3:.$B$34]=[.$B42];[Thong_Tin_Ngay_Nghi_201605.$C$3:.$C$34]) + SUMPRODUCT([Thong_Tin_Ngay_Nghi_201606.$B$3:.$B$33]=[.$B42];[Thong_Tin_Ngay_Nghi_201606.$C$3:.$C$33]) + SUMPRODUCT([Thong_Tin_Ngay_Nghi_201607.$B$3:.$B$39]=[.$B42];[Thong_Tin_Ngay_Nghi_201607.$C$3:.$C$39]) + SUMPRODUCT([Thong_Tin_Ngay_Nghi_201608.$B$3:.$B$42]=[.$B42];[Thong_Tin_Ngay_Nghi_201608.$C$3:.$C$42]) + SUMPRODUCT([Thong_Tin_Ngay_Nghi_201609.$B$3:.$B$50]=[.$B42];[Thong_Tin_Ngay_Nghi_201609.$C$3:.$C$50]) + SUMPRODUCT([Thong_Tin_Ngay_Nghi_201610.$B$3:.$B$56]=[.$B42];[Thong_Tin_Ngay_Nghi_201610.$C$3:.$C$56])" office:value-type="float" office:value="7">
            <text:p>7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1">
            <text:p>1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42]+[.K42] +[.J42]" office:value-type="float" office:value="3.5">
            <text:p>3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Thanh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0-05">
            <text:p>10/05/16</text:p>
          </table:table-cell>
          <table:table-cell table:style-name="ce46" table:formula="of:=IF(YEAR(NOW())&gt;YEAR([.D43]);DATE(YEAR([.D43]);12;31);NOW())" office:value-type="date" office:date-value="2016-10-20T11:52:16.21">
            <text:p>10/20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0">
            <text:p>0</text:p>
          </table:table-cell>
          <table:table-cell table:style-name="ce50" table:formula="of:=SUMPRODUCT([Thong_Tin_Ngay_Nghi_201601.$B$3:.$B$31]=[.$B43];[Thong_Tin_Ngay_Nghi_201601.$C$3:.$C$31])+SUMPRODUCT([Thong_Tin_Ngay_Nghi_201602.$B$3:.$B$32]=[.$B43];[Thong_Tin_Ngay_Nghi_201602.$C$3:.$C$32]) + SUMPRODUCT([Thong_Tin_Ngay_Nghi_201603.$B$3:.$B$34]=[.$B43];[Thong_Tin_Ngay_Nghi_201603.$C$3:.$C$34])" office:value-type="float" office:value="0">
            <text:p>0</text:p>
          </table:table-cell>
          <table:table-cell table:style-name="ce50" table:formula="of:=SUMPRODUCT([Thong_Tin_Ngay_Nghi_201601.$B$3:.$B$31]=[.$B43];[Thong_Tin_Ngay_Nghi_201601.$C$3:.$C$31])+SUMPRODUCT([Thong_Tin_Ngay_Nghi_201602.$B$3:.$B$32]=[.$B43];[Thong_Tin_Ngay_Nghi_201602.$C$3:.$C$32]) + SUMPRODUCT([Thong_Tin_Ngay_Nghi_201603.$B$3:.$B$34]=[.$B43];[Thong_Tin_Ngay_Nghi_201603.$C$3:.$C$34]) + SUMPRODUCT([Thong_Tin_Ngay_Nghi_201604.$B$3:.$B$35]=[.$B43];[Thong_Tin_Ngay_Nghi_201604.$C$3:.$C$35]) + SUMPRODUCT([Thong_Tin_Ngay_Nghi_201605.$B$3:.$B$34]=[.$B43];[Thong_Tin_Ngay_Nghi_201605.$C$3:.$C$34]) + SUMPRODUCT([Thong_Tin_Ngay_Nghi_201606.$B$3:.$B$33]=[.$B43];[Thong_Tin_Ngay_Nghi_201606.$C$3:.$C$33]) + SUMPRODUCT([Thong_Tin_Ngay_Nghi_201607.$B$3:.$B$39]=[.$B43];[Thong_Tin_Ngay_Nghi_201607.$C$3:.$C$39]) + SUMPRODUCT([Thong_Tin_Ngay_Nghi_201608.$B$3:.$B$42]=[.$B43];[Thong_Tin_Ngay_Nghi_201608.$C$3:.$C$42]) + SUMPRODUCT([Thong_Tin_Ngay_Nghi_201609.$B$3:.$B$50]=[.$B43];[Thong_Tin_Ngay_Nghi_201609.$C$3:.$C$50]) + SUMPRODUCT([Thong_Tin_Ngay_Nghi_201610.$B$3:.$B$56]=[.$B43];[Thong_Tin_Ngay_Nghi_201610.$C$3:.$C$56])" office:value-type="float" office:value="1">
            <text:p>1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-1">
            <text:p>-1</text:p>
          </table:table-cell>
          <table:table-cell table:number-columns-repeated="2" table:style-name="ce45"/>
          <table:table-cell table:style-name="ce45" table:formula="of:=[.I43]+[.K43] +[.J43]" office:value-type="float" office:value="-1">
            <text:p>-1</text:p>
          </table:table-cell>
          <table:table-cell table:style-name="ce53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10-20T11:52:16.21">
            <text:p>10/20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10">
            <text:p>10</text:p>
          </table:table-cell>
          <table:table-cell table:style-name="ce50" table:formula="of:=SUMPRODUCT([Thong_Tin_Ngay_Nghi_201601.$B$3:.$B$31]=[.$B44];[Thong_Tin_Ngay_Nghi_201601.$C$3:.$C$31])+SUMPRODUCT([Thong_Tin_Ngay_Nghi_201602.$B$3:.$B$32]=[.$B44];[Thong_Tin_Ngay_Nghi_201602.$C$3:.$C$32]) + SUMPRODUCT([Thong_Tin_Ngay_Nghi_201603.$B$3:.$B$34]=[.$B44];[Thong_Tin_Ngay_Nghi_201603.$C$3:.$C$34])" office:value-type="float" office:value="0.5">
            <text:p>0.5</text:p>
          </table:table-cell>
          <table:table-cell table:style-name="ce50" table:formula="of:=SUMPRODUCT([Thong_Tin_Ngay_Nghi_201601.$B$3:.$B$31]=[.$B44];[Thong_Tin_Ngay_Nghi_201601.$C$3:.$C$31])+SUMPRODUCT([Thong_Tin_Ngay_Nghi_201602.$B$3:.$B$32]=[.$B44];[Thong_Tin_Ngay_Nghi_201602.$C$3:.$C$32]) + SUMPRODUCT([Thong_Tin_Ngay_Nghi_201603.$B$3:.$B$34]=[.$B44];[Thong_Tin_Ngay_Nghi_201603.$C$3:.$C$34]) + SUMPRODUCT([Thong_Tin_Ngay_Nghi_201604.$B$3:.$B$35]=[.$B44];[Thong_Tin_Ngay_Nghi_201604.$C$3:.$C$35]) + SUMPRODUCT([Thong_Tin_Ngay_Nghi_201605.$B$3:.$B$34]=[.$B44];[Thong_Tin_Ngay_Nghi_201605.$C$3:.$C$34]) + SUMPRODUCT([Thong_Tin_Ngay_Nghi_201606.$B$3:.$B$33]=[.$B44];[Thong_Tin_Ngay_Nghi_201606.$C$3:.$C$33]) + SUMPRODUCT([Thong_Tin_Ngay_Nghi_201607.$B$3:.$B$39]=[.$B44];[Thong_Tin_Ngay_Nghi_201607.$C$3:.$C$39]) + SUMPRODUCT([Thong_Tin_Ngay_Nghi_201608.$B$3:.$B$42]=[.$B44];[Thong_Tin_Ngay_Nghi_201608.$C$3:.$C$42]) + SUMPRODUCT([Thong_Tin_Ngay_Nghi_201609.$B$3:.$B$50]=[.$B44];[Thong_Tin_Ngay_Nghi_201609.$C$3:.$C$50]) + SUMPRODUCT([Thong_Tin_Ngay_Nghi_201610.$B$3:.$B$56]=[.$B44];[Thong_Tin_Ngay_Nghi_201610.$C$3:.$C$56])" office:value-type="float" office:value="6.5">
            <text:p>6.5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4">
            <text:p>4</text:p>
          </table:table-cell>
          <table:table-cell table:number-columns-repeated="2" table:style-name="ce45"/>
          <table:table-cell table:style-name="ce45" table:formula="of:=[.I44]+[.K44] +[.J44]" office:value-type="float" office:value="4">
            <text:p>4</text:p>
          </table:table-cell>
          <table:table-cell table:style-name="ce53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5]);DATE(YEAR([.D45]);12;31);NOW())" office:value-type="date" office:date-value="2016-10-20T11:52:16.21">
            <text:p>10/20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10">
            <text:p>10</text:p>
          </table:table-cell>
          <table:table-cell table:style-name="ce50" table:formula="of:=SUMPRODUCT([Thong_Tin_Ngay_Nghi_201601.$B$3:.$B$31]=[.$B45];[Thong_Tin_Ngay_Nghi_201601.$C$3:.$C$31])+SUMPRODUCT([Thong_Tin_Ngay_Nghi_201602.$B$3:.$B$32]=[.$B45];[Thong_Tin_Ngay_Nghi_201602.$C$3:.$C$32]) + SUMPRODUCT([Thong_Tin_Ngay_Nghi_201603.$B$3:.$B$34]=[.$B45];[Thong_Tin_Ngay_Nghi_201603.$C$3:.$C$34])" office:value-type="float" office:value="9.5">
            <text:p>9.5</text:p>
          </table:table-cell>
          <table:table-cell table:style-name="ce50" table:formula="of:=SUMPRODUCT([Thong_Tin_Ngay_Nghi_201601.$B$3:.$B$31]=[.$B45];[Thong_Tin_Ngay_Nghi_201601.$C$3:.$C$31])+SUMPRODUCT([Thong_Tin_Ngay_Nghi_201602.$B$3:.$B$32]=[.$B45];[Thong_Tin_Ngay_Nghi_201602.$C$3:.$C$32]) + SUMPRODUCT([Thong_Tin_Ngay_Nghi_201603.$B$3:.$B$34]=[.$B45];[Thong_Tin_Ngay_Nghi_201603.$C$3:.$C$34]) + SUMPRODUCT([Thong_Tin_Ngay_Nghi_201604.$B$3:.$B$35]=[.$B45];[Thong_Tin_Ngay_Nghi_201604.$C$3:.$C$35]) + SUMPRODUCT([Thong_Tin_Ngay_Nghi_201605.$B$3:.$B$34]=[.$B45];[Thong_Tin_Ngay_Nghi_201605.$C$3:.$C$34]) + SUMPRODUCT([Thong_Tin_Ngay_Nghi_201606.$B$3:.$B$33]=[.$B45];[Thong_Tin_Ngay_Nghi_201606.$C$3:.$C$33]) + SUMPRODUCT([Thong_Tin_Ngay_Nghi_201607.$B$3:.$B$39]=[.$B45];[Thong_Tin_Ngay_Nghi_201607.$C$3:.$C$39]) + SUMPRODUCT([Thong_Tin_Ngay_Nghi_201608.$B$3:.$B$42]=[.$B45];[Thong_Tin_Ngay_Nghi_201608.$C$3:.$C$42]) + SUMPRODUCT([Thong_Tin_Ngay_Nghi_201609.$B$3:.$B$50]=[.$B45];[Thong_Tin_Ngay_Nghi_201609.$C$3:.$C$50]) + SUMPRODUCT([Thong_Tin_Ngay_Nghi_201610.$B$3:.$B$56]=[.$B45];[Thong_Tin_Ngay_Nghi_201610.$C$3:.$C$56])" office:value-type="float" office:value="11">
            <text:p>11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1">
            <text:p>1</text:p>
          </table:table-cell>
          <table:table-cell table:number-columns-repeated="2" table:style-name="ce45"/>
          <table:table-cell table:style-name="ce45" table:formula="of:=[.I45]+[.K45] +[.J45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2" office:value-type="string">
            <text:p>ThinhD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46]);DATE(YEAR([.D46]);12;31);NOW())" office:value-type="date" office:date-value="2016-10-20T11:52:16.21">
            <text:p>10/20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3">
            <text:p>3</text:p>
          </table:table-cell>
          <table:table-cell table:style-name="ce50" table:formula="of:=SUMPRODUCT([Thong_Tin_Ngay_Nghi_201601.$B$3:.$B$31]=[.$B46];[Thong_Tin_Ngay_Nghi_201601.$C$3:.$C$31])+SUMPRODUCT([Thong_Tin_Ngay_Nghi_201602.$B$3:.$B$32]=[.$B46];[Thong_Tin_Ngay_Nghi_201602.$C$3:.$C$32]) + SUMPRODUCT([Thong_Tin_Ngay_Nghi_201603.$B$3:.$B$34]=[.$B46];[Thong_Tin_Ngay_Nghi_201603.$C$3:.$C$34])" office:value-type="float" office:value="0">
            <text:p>0</text:p>
          </table:table-cell>
          <table:table-cell table:style-name="ce50" table:formula="of:=SUMPRODUCT([Thong_Tin_Ngay_Nghi_201601.$B$3:.$B$31]=[.$B46];[Thong_Tin_Ngay_Nghi_201601.$C$3:.$C$31])+SUMPRODUCT([Thong_Tin_Ngay_Nghi_201602.$B$3:.$B$32]=[.$B46];[Thong_Tin_Ngay_Nghi_201602.$C$3:.$C$32]) + SUMPRODUCT([Thong_Tin_Ngay_Nghi_201603.$B$3:.$B$34]=[.$B46];[Thong_Tin_Ngay_Nghi_201603.$C$3:.$C$34]) + SUMPRODUCT([Thong_Tin_Ngay_Nghi_201604.$B$3:.$B$35]=[.$B46];[Thong_Tin_Ngay_Nghi_201604.$C$3:.$C$35]) + SUMPRODUCT([Thong_Tin_Ngay_Nghi_201605.$B$3:.$B$34]=[.$B46];[Thong_Tin_Ngay_Nghi_201605.$C$3:.$C$34]) + SUMPRODUCT([Thong_Tin_Ngay_Nghi_201606.$B$3:.$B$33]=[.$B46];[Thong_Tin_Ngay_Nghi_201606.$C$3:.$C$33]) + SUMPRODUCT([Thong_Tin_Ngay_Nghi_201607.$B$3:.$B$39]=[.$B46];[Thong_Tin_Ngay_Nghi_201607.$C$3:.$C$39]) + SUMPRODUCT([Thong_Tin_Ngay_Nghi_201608.$B$3:.$B$42]=[.$B46];[Thong_Tin_Ngay_Nghi_201608.$C$3:.$C$42]) + SUMPRODUCT([Thong_Tin_Ngay_Nghi_201609.$B$3:.$B$50]=[.$B46];[Thong_Tin_Ngay_Nghi_201609.$C$3:.$C$50]) + SUMPRODUCT([Thong_Tin_Ngay_Nghi_201610.$B$3:.$B$56]=[.$B46];[Thong_Tin_Ngay_Nghi_201610.$C$3:.$C$56])" office:value-type="float" office:value="5.5">
            <text:p>5.5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-2.5">
            <text:p>-2.5</text:p>
          </table:table-cell>
          <table:table-cell table:number-columns-repeated="2" table:style-name="ce45"/>
          <table:table-cell table:style-name="ce45" table:formula="of:=[.I46]+[.K46] +[.J46]" office:value-type="float" office:value="-2.5">
            <text:p>-2.5</text:p>
          </table:table-cell>
          <table:table-cell table:style-name="ce53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7]);DATE(YEAR([.D47]);12;31);NOW())" office:value-type="date" office:date-value="2016-10-20T11:52:16.21">
            <text:p>10/20/16</text:p>
          </table:table-cell>
          <table:table-cell table:style-name="ce47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10">
            <text:p>10</text:p>
          </table:table-cell>
          <table:table-cell table:style-name="ce50" table:formula="of:=SUMPRODUCT([Thong_Tin_Ngay_Nghi_201601.$B$3:.$B$31]=[.$B47];[Thong_Tin_Ngay_Nghi_201601.$C$3:.$C$31])+SUMPRODUCT([Thong_Tin_Ngay_Nghi_201602.$B$3:.$B$32]=[.$B47];[Thong_Tin_Ngay_Nghi_201602.$C$3:.$C$32]) + SUMPRODUCT([Thong_Tin_Ngay_Nghi_201603.$B$3:.$B$34]=[.$B47];[Thong_Tin_Ngay_Nghi_201603.$C$3:.$C$34])" office:value-type="float" office:value="5">
            <text:p>5</text:p>
          </table:table-cell>
          <table:table-cell table:style-name="ce50" table:formula="of:=SUMPRODUCT([Thong_Tin_Ngay_Nghi_201601.$B$3:.$B$31]=[.$B47];[Thong_Tin_Ngay_Nghi_201601.$C$3:.$C$31])+SUMPRODUCT([Thong_Tin_Ngay_Nghi_201602.$B$3:.$B$32]=[.$B47];[Thong_Tin_Ngay_Nghi_201602.$C$3:.$C$32]) + SUMPRODUCT([Thong_Tin_Ngay_Nghi_201603.$B$3:.$B$34]=[.$B47];[Thong_Tin_Ngay_Nghi_201603.$C$3:.$C$34]) + SUMPRODUCT([Thong_Tin_Ngay_Nghi_201604.$B$3:.$B$35]=[.$B47];[Thong_Tin_Ngay_Nghi_201604.$C$3:.$C$35]) + SUMPRODUCT([Thong_Tin_Ngay_Nghi_201605.$B$3:.$B$34]=[.$B47];[Thong_Tin_Ngay_Nghi_201605.$C$3:.$C$34]) + SUMPRODUCT([Thong_Tin_Ngay_Nghi_201606.$B$3:.$B$33]=[.$B47];[Thong_Tin_Ngay_Nghi_201606.$C$3:.$C$33]) + SUMPRODUCT([Thong_Tin_Ngay_Nghi_201607.$B$3:.$B$39]=[.$B47];[Thong_Tin_Ngay_Nghi_201607.$C$3:.$C$39]) + SUMPRODUCT([Thong_Tin_Ngay_Nghi_201608.$B$3:.$B$42]=[.$B47];[Thong_Tin_Ngay_Nghi_201608.$C$3:.$C$42]) + SUMPRODUCT([Thong_Tin_Ngay_Nghi_201609.$B$3:.$B$50]=[.$B47];[Thong_Tin_Ngay_Nghi_201609.$C$3:.$C$50]) + SUMPRODUCT([Thong_Tin_Ngay_Nghi_201610.$B$3:.$B$56]=[.$B47];[Thong_Tin_Ngay_Nghi_201610.$C$3:.$C$56])" office:value-type="float" office:value="13">
            <text:p>13</text:p>
          </table:table-cell>
          <table:table-cell table:style-name="ce45" table:formula="of:=IF(DATE(YEAR([.E47]);MONTH([.E47]);DAY([.E47]))&lt;=DATE(YEAR([.E47]);3;31); [.C47]-[.G47] + [.F47]; IF([.G47]-[.C47]&lt;0;[.G47] + [.F47] -[.H47];[.F47]+[.C47]-[.H47]))" office:value-type="float" office:value="1.5">
            <text:p>1.5</text:p>
          </table:table-cell>
          <table:table-cell table:number-columns-repeated="2" table:style-name="ce45"/>
          <table:table-cell table:style-name="ce45" table:formula="of:=[.I47]+[.K47] +[.J47]" office:value-type="float" office:value="1.5">
            <text:p>1.5</text:p>
          </table:table-cell>
          <table:table-cell table:style-name="ce53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2" office:value-type="string">
            <text:p>ThoaiV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48]);DATE(YEAR([.D48]);12;31);NOW())" office:value-type="date" office:date-value="2016-10-20T11:52:16.21">
            <text:p>10/20/16</text:p>
          </table:table-cell>
          <table:table-cell table:style-name="ce47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3">
            <text:p>3</text:p>
          </table:table-cell>
          <table:table-cell table:style-name="ce50" table:formula="of:=SUMPRODUCT([Thong_Tin_Ngay_Nghi_201601.$B$3:.$B$31]=[.$B48];[Thong_Tin_Ngay_Nghi_201601.$C$3:.$C$31])+SUMPRODUCT([Thong_Tin_Ngay_Nghi_201602.$B$3:.$B$32]=[.$B48];[Thong_Tin_Ngay_Nghi_201602.$C$3:.$C$32]) + SUMPRODUCT([Thong_Tin_Ngay_Nghi_201603.$B$3:.$B$34]=[.$B48];[Thong_Tin_Ngay_Nghi_201603.$C$3:.$C$34])" office:value-type="float" office:value="0">
            <text:p>0</text:p>
          </table:table-cell>
          <table:table-cell table:style-name="ce50" table:formula="of:=SUMPRODUCT([Thong_Tin_Ngay_Nghi_201601.$B$3:.$B$31]=[.$B48];[Thong_Tin_Ngay_Nghi_201601.$C$3:.$C$31])+SUMPRODUCT([Thong_Tin_Ngay_Nghi_201602.$B$3:.$B$32]=[.$B48];[Thong_Tin_Ngay_Nghi_201602.$C$3:.$C$32]) + SUMPRODUCT([Thong_Tin_Ngay_Nghi_201603.$B$3:.$B$34]=[.$B48];[Thong_Tin_Ngay_Nghi_201603.$C$3:.$C$34]) + SUMPRODUCT([Thong_Tin_Ngay_Nghi_201604.$B$3:.$B$35]=[.$B48];[Thong_Tin_Ngay_Nghi_201604.$C$3:.$C$35]) + SUMPRODUCT([Thong_Tin_Ngay_Nghi_201605.$B$3:.$B$34]=[.$B48];[Thong_Tin_Ngay_Nghi_201605.$C$3:.$C$34]) + SUMPRODUCT([Thong_Tin_Ngay_Nghi_201606.$B$3:.$B$33]=[.$B48];[Thong_Tin_Ngay_Nghi_201606.$C$3:.$C$33]) + SUMPRODUCT([Thong_Tin_Ngay_Nghi_201607.$B$3:.$B$39]=[.$B48];[Thong_Tin_Ngay_Nghi_201607.$C$3:.$C$39]) + SUMPRODUCT([Thong_Tin_Ngay_Nghi_201608.$B$3:.$B$42]=[.$B48];[Thong_Tin_Ngay_Nghi_201608.$C$3:.$C$42]) + SUMPRODUCT([Thong_Tin_Ngay_Nghi_201609.$B$3:.$B$50]=[.$B48];[Thong_Tin_Ngay_Nghi_201609.$C$3:.$C$50]) + SUMPRODUCT([Thong_Tin_Ngay_Nghi_201610.$B$3:.$B$56]=[.$B48];[Thong_Tin_Ngay_Nghi_201610.$C$3:.$C$56])" office:value-type="float" office:value="4">
            <text:p>4</text:p>
          </table:table-cell>
          <table:table-cell table:style-name="ce45" table:formula="of:=IF(DATE(YEAR([.E48]);MONTH([.E48]);DAY([.E48]))&lt;=DATE(YEAR([.E48]);3;31); [.C48]-[.G48] + [.F48]; IF([.G48]-[.C48]&lt;0;[.G48] + [.F48] -[.H48];[.F48]+[.C48]-[.H48]))" office:value-type="float" office:value="-1">
            <text:p>-1</text:p>
          </table:table-cell>
          <table:table-cell table:number-columns-repeated="2" table:style-name="ce45"/>
          <table:table-cell table:style-name="ce45" table:formula="of:=[.I48]+[.K48] +[.J48]" office:value-type="float" office:value="-1">
            <text:p>-1</text:p>
          </table:table-cell>
          <table:table-cell table:style-name="ce53"/>
        </table:table-row>
        <table:table-row table:style-name="ro7">
          <table:table-cell table:style-name="ce40" office:value-type="float" office:value="43">
            <text:p>43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9]);DATE(YEAR([.D49]);12;31);NOW())" office:value-type="date" office:date-value="2016-10-20T11:52:16.21">
            <text:p>10/20/16</text:p>
          </table:table-cell>
          <table:table-cell table:style-name="ce47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10">
            <text:p>10</text:p>
          </table:table-cell>
          <table:table-cell table:style-name="ce50" table:formula="of:=SUMPRODUCT([Thong_Tin_Ngay_Nghi_201601.$B$3:.$B$31]=[.$B49];[Thong_Tin_Ngay_Nghi_201601.$C$3:.$C$31])+SUMPRODUCT([Thong_Tin_Ngay_Nghi_201602.$B$3:.$B$32]=[.$B49];[Thong_Tin_Ngay_Nghi_201602.$C$3:.$C$32]) + SUMPRODUCT([Thong_Tin_Ngay_Nghi_201603.$B$3:.$B$34]=[.$B49];[Thong_Tin_Ngay_Nghi_201603.$C$3:.$C$34])" office:value-type="float" office:value="3">
            <text:p>3</text:p>
          </table:table-cell>
          <table:table-cell table:style-name="ce50" table:formula="of:=SUMPRODUCT([Thong_Tin_Ngay_Nghi_201601.$B$3:.$B$31]=[.$B49];[Thong_Tin_Ngay_Nghi_201601.$C$3:.$C$31])+SUMPRODUCT([Thong_Tin_Ngay_Nghi_201602.$B$3:.$B$32]=[.$B49];[Thong_Tin_Ngay_Nghi_201602.$C$3:.$C$32]) + SUMPRODUCT([Thong_Tin_Ngay_Nghi_201603.$B$3:.$B$34]=[.$B49];[Thong_Tin_Ngay_Nghi_201603.$C$3:.$C$34]) + SUMPRODUCT([Thong_Tin_Ngay_Nghi_201604.$B$3:.$B$35]=[.$B49];[Thong_Tin_Ngay_Nghi_201604.$C$3:.$C$35]) + SUMPRODUCT([Thong_Tin_Ngay_Nghi_201605.$B$3:.$B$34]=[.$B49];[Thong_Tin_Ngay_Nghi_201605.$C$3:.$C$34]) + SUMPRODUCT([Thong_Tin_Ngay_Nghi_201606.$B$3:.$B$33]=[.$B49];[Thong_Tin_Ngay_Nghi_201606.$C$3:.$C$33]) + SUMPRODUCT([Thong_Tin_Ngay_Nghi_201607.$B$3:.$B$39]=[.$B49];[Thong_Tin_Ngay_Nghi_201607.$C$3:.$C$39]) + SUMPRODUCT([Thong_Tin_Ngay_Nghi_201608.$B$3:.$B$42]=[.$B49];[Thong_Tin_Ngay_Nghi_201608.$C$3:.$C$42]) + SUMPRODUCT([Thong_Tin_Ngay_Nghi_201609.$B$3:.$B$50]=[.$B49];[Thong_Tin_Ngay_Nghi_201609.$C$3:.$C$50]) + SUMPRODUCT([Thong_Tin_Ngay_Nghi_201610.$B$3:.$B$56]=[.$B49];[Thong_Tin_Ngay_Nghi_201610.$C$3:.$C$56])" office:value-type="float" office:value="12">
            <text:p>12</text:p>
          </table:table-cell>
          <table:table-cell table:style-name="ce45" table:formula="of:=IF(DATE(YEAR([.E49]);MONTH([.E49]);DAY([.E49]))&lt;=DATE(YEAR([.E49]);3;31); [.C49]-[.G49] + [.F49]; IF([.G49]-[.C49]&lt;0;[.G49] + [.F49] -[.H49];[.F49]+[.C49]-[.H49]))" office:value-type="float" office:value="-2">
            <text:p>-2</text:p>
          </table:table-cell>
          <table:table-cell table:number-columns-repeated="2" table:style-name="ce45"/>
          <table:table-cell table:style-name="ce45" table:formula="of:=[.I49]+[.K49] +[.J49]" office:value-type="float" office:value="-2">
            <text:p>-2</text:p>
          </table:table-cell>
          <table:table-cell table:style-name="ce53"/>
        </table:table-row>
        <table:table-row table:style-name="ro7">
          <table:table-cell table:style-name="ce40" office:value-type="float" office:value="44">
            <text:p>44</text:p>
          </table:table-cell>
          <table:table-cell table:style-name="ce42" office:value-type="string">
            <text:p>TrungHT</text:p>
          </table:table-cell>
          <table:table-cell table:style-name="ce45"/>
          <table:table-cell table:style-name="ce46" office:value-type="date" office:date-value="2016-09-05">
            <text:p>09/05/16</text:p>
          </table:table-cell>
          <table:table-cell table:style-name="ce46" table:formula="of:=IF(YEAR(NOW())&gt;YEAR([.D50]);DATE(YEAR([.D50]);12;31);NOW())" office:value-type="date" office:date-value="2016-10-20T11:52:16.21">
            <text:p>10/20/16</text:p>
          </table:table-cell>
          <table:table-cell table:style-name="ce47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2">
            <text:p>2</text:p>
          </table:table-cell>
          <table:table-cell table:style-name="ce50" table:formula="of:=SUMPRODUCT([Thong_Tin_Ngay_Nghi_201601.$B$3:.$B$31]=[.$B50];[Thong_Tin_Ngay_Nghi_201601.$C$3:.$C$31])+SUMPRODUCT([Thong_Tin_Ngay_Nghi_201602.$B$3:.$B$32]=[.$B50];[Thong_Tin_Ngay_Nghi_201602.$C$3:.$C$32]) + SUMPRODUCT([Thong_Tin_Ngay_Nghi_201603.$B$3:.$B$34]=[.$B50];[Thong_Tin_Ngay_Nghi_201603.$C$3:.$C$34])" office:value-type="float" office:value="0">
            <text:p>0</text:p>
          </table:table-cell>
          <table:table-cell table:style-name="ce50" table:formula="of:=SUMPRODUCT([Thong_Tin_Ngay_Nghi_201601.$B$3:.$B$31]=[.$B50];[Thong_Tin_Ngay_Nghi_201601.$C$3:.$C$31])+SUMPRODUCT([Thong_Tin_Ngay_Nghi_201602.$B$3:.$B$32]=[.$B50];[Thong_Tin_Ngay_Nghi_201602.$C$3:.$C$32]) + SUMPRODUCT([Thong_Tin_Ngay_Nghi_201603.$B$3:.$B$34]=[.$B50];[Thong_Tin_Ngay_Nghi_201603.$C$3:.$C$34]) + SUMPRODUCT([Thong_Tin_Ngay_Nghi_201604.$B$3:.$B$35]=[.$B50];[Thong_Tin_Ngay_Nghi_201604.$C$3:.$C$35]) + SUMPRODUCT([Thong_Tin_Ngay_Nghi_201605.$B$3:.$B$34]=[.$B50];[Thong_Tin_Ngay_Nghi_201605.$C$3:.$C$34]) + SUMPRODUCT([Thong_Tin_Ngay_Nghi_201606.$B$3:.$B$33]=[.$B50];[Thong_Tin_Ngay_Nghi_201606.$C$3:.$C$33]) + SUMPRODUCT([Thong_Tin_Ngay_Nghi_201607.$B$3:.$B$39]=[.$B50];[Thong_Tin_Ngay_Nghi_201607.$C$3:.$C$39]) + SUMPRODUCT([Thong_Tin_Ngay_Nghi_201608.$B$3:.$B$42]=[.$B50];[Thong_Tin_Ngay_Nghi_201608.$C$3:.$C$42]) + SUMPRODUCT([Thong_Tin_Ngay_Nghi_201609.$B$3:.$B$50]=[.$B50];[Thong_Tin_Ngay_Nghi_201609.$C$3:.$C$50]) + SUMPRODUCT([Thong_Tin_Ngay_Nghi_201610.$B$3:.$B$56]=[.$B50];[Thong_Tin_Ngay_Nghi_201610.$C$3:.$C$56])" office:value-type="float" office:value="0">
            <text:p>0</text:p>
          </table:table-cell>
          <table:table-cell table:style-name="ce45" table:formula="of:=IF(DATE(YEAR([.E50]);MONTH([.E50]);DAY([.E50]))&lt;=DATE(YEAR([.E50]);3;31); [.C50]-[.G50] + [.F50]; IF([.G50]-[.C50]&lt;0;[.G50] + [.F50] -[.H50];[.F50]+[.C50]-[.H50]))" office:value-type="float" office:value="2">
            <text:p>2</text:p>
          </table:table-cell>
          <table:table-cell table:number-columns-repeated="2" table:style-name="ce45"/>
          <table:table-cell table:style-name="ce45" table:formula="of:=[.I50]+[.K50] +[.J50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45">
            <text:p>45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1]);DATE(YEAR([.D51]);12;31);NOW())" office:value-type="date" office:date-value="2016-10-20T11:52:16.22">
            <text:p>10/20/16</text:p>
          </table:table-cell>
          <table:table-cell table:style-name="ce47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10">
            <text:p>10</text:p>
          </table:table-cell>
          <table:table-cell table:style-name="ce50" table:formula="of:=SUMPRODUCT([Thong_Tin_Ngay_Nghi_201601.$B$3:.$B$31]=[.$B51];[Thong_Tin_Ngay_Nghi_201601.$C$3:.$C$31])+SUMPRODUCT([Thong_Tin_Ngay_Nghi_201602.$B$3:.$B$32]=[.$B51];[Thong_Tin_Ngay_Nghi_201602.$C$3:.$C$32]) + SUMPRODUCT([Thong_Tin_Ngay_Nghi_201603.$B$3:.$B$34]=[.$B51];[Thong_Tin_Ngay_Nghi_201603.$C$3:.$C$34])" office:value-type="float" office:value="1">
            <text:p>1</text:p>
          </table:table-cell>
          <table:table-cell table:style-name="ce50" table:formula="of:=SUMPRODUCT([Thong_Tin_Ngay_Nghi_201601.$B$3:.$B$31]=[.$B51];[Thong_Tin_Ngay_Nghi_201601.$C$3:.$C$31])+SUMPRODUCT([Thong_Tin_Ngay_Nghi_201602.$B$3:.$B$32]=[.$B51];[Thong_Tin_Ngay_Nghi_201602.$C$3:.$C$32]) + SUMPRODUCT([Thong_Tin_Ngay_Nghi_201603.$B$3:.$B$34]=[.$B51];[Thong_Tin_Ngay_Nghi_201603.$C$3:.$C$34]) + SUMPRODUCT([Thong_Tin_Ngay_Nghi_201604.$B$3:.$B$35]=[.$B51];[Thong_Tin_Ngay_Nghi_201604.$C$3:.$C$35]) + SUMPRODUCT([Thong_Tin_Ngay_Nghi_201605.$B$3:.$B$34]=[.$B51];[Thong_Tin_Ngay_Nghi_201605.$C$3:.$C$34]) + SUMPRODUCT([Thong_Tin_Ngay_Nghi_201606.$B$3:.$B$33]=[.$B51];[Thong_Tin_Ngay_Nghi_201606.$C$3:.$C$33]) + SUMPRODUCT([Thong_Tin_Ngay_Nghi_201607.$B$3:.$B$39]=[.$B51];[Thong_Tin_Ngay_Nghi_201607.$C$3:.$C$39]) + SUMPRODUCT([Thong_Tin_Ngay_Nghi_201608.$B$3:.$B$42]=[.$B51];[Thong_Tin_Ngay_Nghi_201608.$C$3:.$C$42]) + SUMPRODUCT([Thong_Tin_Ngay_Nghi_201609.$B$3:.$B$50]=[.$B51];[Thong_Tin_Ngay_Nghi_201609.$C$3:.$C$50]) + SUMPRODUCT([Thong_Tin_Ngay_Nghi_201610.$B$3:.$B$56]=[.$B51];[Thong_Tin_Ngay_Nghi_201610.$C$3:.$C$56])" office:value-type="float" office:value="7">
            <text:p>7</text:p>
          </table:table-cell>
          <table:table-cell table:style-name="ce45" table:formula="of:=IF(DATE(YEAR([.E51]);MONTH([.E51]);DAY([.E51]))&lt;=DATE(YEAR([.E51]);3;31); [.C51]-[.G51] + [.F51]; IF([.G51]-[.C51]&lt;0;[.G51] + [.F51] -[.H51];[.F51]+[.C51]-[.H51]))" office:value-type="float" office:value="4">
            <text:p>4</text:p>
          </table:table-cell>
          <table:table-cell table:number-columns-repeated="2" table:style-name="ce45"/>
          <table:table-cell table:style-name="ce45" table:formula="of:=[.I51]+[.K51] +[.J51]" office:value-type="float" office:value="4">
            <text:p>4</text:p>
          </table:table-cell>
          <table:table-cell table:style-name="ce53"/>
        </table:table-row>
        <table:table-row table:style-name="ro7">
          <table:table-cell table:style-name="ce40" office:value-type="float" office:value="46">
            <text:p>46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2]);DATE(YEAR([.D52]);12;31);NOW())" office:value-type="date" office:date-value="2016-10-20T11:52:16.22">
            <text:p>10/20/16</text:p>
          </table:table-cell>
          <table:table-cell table:style-name="ce47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10">
            <text:p>10</text:p>
          </table:table-cell>
          <table:table-cell table:style-name="ce50" table:formula="of:=SUMPRODUCT([Thong_Tin_Ngay_Nghi_201601.$B$3:.$B$31]=[.$B52];[Thong_Tin_Ngay_Nghi_201601.$C$3:.$C$31])+SUMPRODUCT([Thong_Tin_Ngay_Nghi_201602.$B$3:.$B$32]=[.$B52];[Thong_Tin_Ngay_Nghi_201602.$C$3:.$C$32]) + SUMPRODUCT([Thong_Tin_Ngay_Nghi_201603.$B$3:.$B$34]=[.$B52];[Thong_Tin_Ngay_Nghi_201603.$C$3:.$C$34])" office:value-type="float" office:value="0.5">
            <text:p>0.5</text:p>
          </table:table-cell>
          <table:table-cell table:style-name="ce50" table:formula="of:=SUMPRODUCT([Thong_Tin_Ngay_Nghi_201601.$B$3:.$B$31]=[.$B52];[Thong_Tin_Ngay_Nghi_201601.$C$3:.$C$31])+SUMPRODUCT([Thong_Tin_Ngay_Nghi_201602.$B$3:.$B$32]=[.$B52];[Thong_Tin_Ngay_Nghi_201602.$C$3:.$C$32]) + SUMPRODUCT([Thong_Tin_Ngay_Nghi_201603.$B$3:.$B$34]=[.$B52];[Thong_Tin_Ngay_Nghi_201603.$C$3:.$C$34]) + SUMPRODUCT([Thong_Tin_Ngay_Nghi_201604.$B$3:.$B$35]=[.$B52];[Thong_Tin_Ngay_Nghi_201604.$C$3:.$C$35]) + SUMPRODUCT([Thong_Tin_Ngay_Nghi_201605.$B$3:.$B$34]=[.$B52];[Thong_Tin_Ngay_Nghi_201605.$C$3:.$C$34]) + SUMPRODUCT([Thong_Tin_Ngay_Nghi_201606.$B$3:.$B$33]=[.$B52];[Thong_Tin_Ngay_Nghi_201606.$C$3:.$C$33]) + SUMPRODUCT([Thong_Tin_Ngay_Nghi_201607.$B$3:.$B$39]=[.$B52];[Thong_Tin_Ngay_Nghi_201607.$C$3:.$C$39]) + SUMPRODUCT([Thong_Tin_Ngay_Nghi_201608.$B$3:.$B$42]=[.$B52];[Thong_Tin_Ngay_Nghi_201608.$C$3:.$C$42]) + SUMPRODUCT([Thong_Tin_Ngay_Nghi_201609.$B$3:.$B$50]=[.$B52];[Thong_Tin_Ngay_Nghi_201609.$C$3:.$C$50]) + SUMPRODUCT([Thong_Tin_Ngay_Nghi_201610.$B$3:.$B$56]=[.$B52];[Thong_Tin_Ngay_Nghi_201610.$C$3:.$C$56])" office:value-type="float" office:value="5">
            <text:p>5</text:p>
          </table:table-cell>
          <table:table-cell table:style-name="ce45" table:formula="of:=IF(DATE(YEAR([.E52]);MONTH([.E52]);DAY([.E52]))&lt;=DATE(YEAR([.E52]);3;31); [.C52]-[.G52] + [.F52]; IF([.G52]-[.C52]&lt;0;[.G52] + [.F52] -[.H52];[.F52]+[.C52]-[.H52]))" office:value-type="float" office:value="5.5">
            <text:p>5.5</text:p>
          </table:table-cell>
          <table:table-cell table:number-columns-repeated="2" table:style-name="ce45"/>
          <table:table-cell table:style-name="ce45" table:formula="of:=[.I52]+[.K52] +[.J52]" office:value-type="float" office:value="5.5">
            <text:p>5.5</text:p>
          </table:table-cell>
          <table:table-cell table:style-name="ce53"/>
        </table:table-row>
        <table:table-row table:style-name="ro7">
          <table:table-cell table:style-name="ce40" office:value-type="float" office:value="47">
            <text:p>47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3]);DATE(YEAR([.D53]);12;31);NOW())" office:value-type="date" office:date-value="2016-10-20T11:52:16.22">
            <text:p>10/20/16</text:p>
          </table:table-cell>
          <table:table-cell table:style-name="ce47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10">
            <text:p>10</text:p>
          </table:table-cell>
          <table:table-cell table:style-name="ce50" table:formula="of:=SUMPRODUCT([Thong_Tin_Ngay_Nghi_201601.$B$3:.$B$31]=[.$B53];[Thong_Tin_Ngay_Nghi_201601.$C$3:.$C$31])+SUMPRODUCT([Thong_Tin_Ngay_Nghi_201602.$B$3:.$B$32]=[.$B53];[Thong_Tin_Ngay_Nghi_201602.$C$3:.$C$32]) + SUMPRODUCT([Thong_Tin_Ngay_Nghi_201603.$B$3:.$B$34]=[.$B53];[Thong_Tin_Ngay_Nghi_201603.$C$3:.$C$34])" office:value-type="float" office:value="6.5">
            <text:p>6.5</text:p>
          </table:table-cell>
          <table:table-cell table:style-name="ce50" table:formula="of:=SUMPRODUCT([Thong_Tin_Ngay_Nghi_201601.$B$3:.$B$31]=[.$B53];[Thong_Tin_Ngay_Nghi_201601.$C$3:.$C$31])+SUMPRODUCT([Thong_Tin_Ngay_Nghi_201602.$B$3:.$B$32]=[.$B53];[Thong_Tin_Ngay_Nghi_201602.$C$3:.$C$32]) + SUMPRODUCT([Thong_Tin_Ngay_Nghi_201603.$B$3:.$B$34]=[.$B53];[Thong_Tin_Ngay_Nghi_201603.$C$3:.$C$34]) + SUMPRODUCT([Thong_Tin_Ngay_Nghi_201604.$B$3:.$B$35]=[.$B53];[Thong_Tin_Ngay_Nghi_201604.$C$3:.$C$35]) + SUMPRODUCT([Thong_Tin_Ngay_Nghi_201605.$B$3:.$B$34]=[.$B53];[Thong_Tin_Ngay_Nghi_201605.$C$3:.$C$34]) + SUMPRODUCT([Thong_Tin_Ngay_Nghi_201606.$B$3:.$B$33]=[.$B53];[Thong_Tin_Ngay_Nghi_201606.$C$3:.$C$33]) + SUMPRODUCT([Thong_Tin_Ngay_Nghi_201607.$B$3:.$B$39]=[.$B53];[Thong_Tin_Ngay_Nghi_201607.$C$3:.$C$39]) + SUMPRODUCT([Thong_Tin_Ngay_Nghi_201608.$B$3:.$B$42]=[.$B53];[Thong_Tin_Ngay_Nghi_201608.$C$3:.$C$42]) + SUMPRODUCT([Thong_Tin_Ngay_Nghi_201609.$B$3:.$B$50]=[.$B53];[Thong_Tin_Ngay_Nghi_201609.$C$3:.$C$50]) + SUMPRODUCT([Thong_Tin_Ngay_Nghi_201610.$B$3:.$B$56]=[.$B53];[Thong_Tin_Ngay_Nghi_201610.$C$3:.$C$56])" office:value-type="float" office:value="11.5">
            <text:p>11.5</text:p>
          </table:table-cell>
          <table:table-cell table:style-name="ce45" table:formula="of:=IF(DATE(YEAR([.E53]);MONTH([.E53]);DAY([.E53]))&lt;=DATE(YEAR([.E53]);3;31); [.C53]-[.G53] + [.F53]; IF([.G53]-[.C53]&lt;0;[.G53] + [.F53] -[.H53];[.F53]+[.C53]-[.H53]))" office:value-type="float" office:value="1.5">
            <text:p>1.5</text:p>
          </table:table-cell>
          <table:table-cell table:number-columns-repeated="2" table:style-name="ce45"/>
          <table:table-cell table:style-name="ce45" table:formula="of:=[.I53]+[.K53] +[.J53]" office:value-type="float" office:value="1.5">
            <text:p>1.5</text:p>
          </table:table-cell>
          <table:table-cell table:style-name="ce53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5">
          <table:table-cell table:number-columns-repeated="13"/>
        </table:table-row>
        <table:table-row table:style-name="ro2" table:number-rows-repeated="104850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571in" draw:caption-point-x="-0.2319in" draw:caption-point-y="0.361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075in" draw:caption-point-x="-0.2402in" draw:caption-point-y="0.6106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094in" draw:caption-point-x="-0.2402in" draw:caption-point-y="0.6087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681in" draw:caption-point-x="-0.2335in" draw:caption-point-y="0.2976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783in" draw:caption-point-x="-0.2516in" draw:caption-point-y="0.2874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591in" draw:caption-point-x="-0.2402in" draw:caption-point-y="0.6067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56" table:formula="of:=SUM([.D6:.AH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0524in" draw:caption-point-x="-0.2409in" draw:caption-point-y="0.161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56" table:formula="of:=SUM([.D7:.AH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3634in" draw:caption-point-x="-0.2319in" draw:caption-point-y="0.0976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3634in" draw:caption-point-x="-0.2319in" draw:caption-point-y="0.0976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3736in" draw:caption-point-x="-0.2409in" draw:caption-point-y="0.0874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0.8524in" draw:caption-point-x="-0.2402in" draw:caption-point-y="0.6087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0.8508in" draw:caption-point-x="-0.2402in" draw:caption-point-y="0.6102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0.8512in" draw:caption-point-x="-0.2402in" draw:caption-point-y="0.6098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0.8512in" draw:caption-point-x="-0.2402in" draw:caption-point-y="0.6098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0.8563in" draw:caption-point-x="-0.2402in" draw:caption-point-y="0.6047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56" table:formula="of:=SUM([.D8:.AH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1004in" draw:caption-point-x="-0.2402in" draw:caption-point-y="0.6083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GiauNV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HaTH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3272in" draw:caption-point-x="-0.237in" draw:caption-point-y="-0.1228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3272in" draw:caption-point-x="-0.2409in" draw:caption-point-y="-0.1228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iNM</text:p>
          </table:table-cell>
          <table:table-cell table:style-name="ce56" table:formula="of:=SUM([.D11:.AH11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6378in" draw:caption-point-x="-0.239in" draw:caption-point-y="-0.1858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6484in" draw:caption-point-x="-0.2319in" draw:caption-point-y="-0.1965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6378in" draw:caption-point-x="-0.239in" draw:caption-point-y="-0.1858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6378in" draw:caption-point-x="-0.2425in" draw:caption-point-y="-0.1858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6484in" draw:caption-point-x="-0.2461in" draw:caption-point-y="-0.1965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6484in" draw:caption-point-x="-0.2516in" draw:caption-point-y="-0.1965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1.8445in" draw:caption-point-x="-0.2402in" draw:caption-point-y="0.6075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ienNV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pNH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2803in" draw:caption-point-x="-0.2335in" draw:caption-point-y="-0.3331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56" table:formula="of:=SUM([.D14:.AH1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ungPN</text:p>
          </table:table-cell>
          <table:table-cell table:style-name="ce56" table:formula="of:=SUM([.D15:.AH15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3.9862in" draw:caption-point-x="-0.237in" draw:caption-point-y="-0.5437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KienPT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MaiNTT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NamTV</text:p>
          </table:table-cell>
          <table:table-cell table:style-name="ce56" table:formula="of:=SUM([.D18:.AH18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5.3075in" draw:caption-point-x="-0.2461in" draw:caption-point-y="-1.1217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3.5764in" draw:caption-point-x="-0.2402in" draw:caption-point-y="0.6094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hanNM</text:p>
          </table:table-cell>
          <table:table-cell table:style-name="ce56" table:formula="of:=SUM([.D19:.AH19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5.6917in" draw:caption-point-x="-0.239in" draw:caption-point-y="-1.2583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PhuongTH</text:p>
          </table:table-cell>
          <table:table-cell table:style-name="ce56" table:formula="of:=SUM([.D20:.AH20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6.013in" draw:caption-point-x="-0.2335in" draw:caption-point-y="-1.3319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SonPX</text:p>
          </table:table-cell>
          <table:table-cell table:style-name="ce56" table:formula="of:=SUM([.D21:.AH21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ThaoDTH</text:p>
          </table:table-cell>
          <table:table-cell table:style-name="ce56" table:formula="of:=SUM([.D22:.AH22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6.8028in" draw:caption-point-x="-0.2461in" draw:caption-point-y="-1.6264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hamDT</text:p>
          </table:table-cell>
          <table:table-cell table:style-name="ce56" table:formula="of:=SUM([.D23:.AH23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inhT</text:p>
          </table:table-cell>
          <table:table-cell table:style-name="ce56" table:formula="of:=SUM([.D24:.AH24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7.361in" draw:caption-point-x="-0.237in" draw:caption-point-y="-1.6894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uyLTT</text:p>
          </table:table-cell>
          <table:table-cell table:style-name="ce56" table:formula="of:=SUM([.D25:.AH25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7.8189in" draw:caption-point-x="-0.2319in" draw:caption-point-y="-1.8996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7.8291in" draw:caption-point-x="-0.2461in" draw:caption-point-y="-1.9098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ruyenLVC</text:p>
          </table:table-cell>
          <table:table-cell table:style-name="ce56" table:formula="of:=SUM([.D26:.AH2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VietBA</text:p>
          </table:table-cell>
          <table:table-cell table:style-name="ce56" table:formula="of:=SUM([.D27:.AH27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8.5354in" draw:caption-point-x="-0.2445in" draw:caption-point-y="-2.1205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VinhP</text:p>
          </table:table-cell>
          <table:table-cell table:style-name="ce56" table:formula="of:=SUM([.D28:.AH28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8.9197in" draw:caption-point-x="-0.237in" draw:caption-point-y="-2.2571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43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45in" draw:caption-point-x="-0.2402in" draw:caption-point-y="0.376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45in" draw:caption-point-x="-0.2402in" draw:caption-point-y="0.376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45in" draw:caption-point-x="-0.2402in" draw:caption-point-y="0.376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45in" draw:caption-point-x="-0.2402in" draw:caption-point-y="0.376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075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02in" draw:caption-point-x="-0.2402in" draw:caption-point-y="0.6079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3in" draw:caption-point-x="-0.2402in" draw:caption-point-y="0.6051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5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71" table:formula="of:=SUM([.D6:.AF6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6028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6071in" draw:caption-point-x="-0.2402in" draw:caption-point-y="0.6063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71" table:formula="of:=SUM([.D7:.AF7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8504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0.8504in" draw:caption-point-x="-0.2402in" draw:caption-point-y="0.6106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0.8539in" draw:caption-point-x="-0.2402in" draw:caption-point-y="0.6071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8539in" draw:caption-point-x="-0.2402in" draw:caption-point-y="0.6071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8563in" draw:caption-point-x="-0.2402in" draw:caption-point-y="0.6047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71" table:formula="of:=SUM([.D8:.AF8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098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098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098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098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098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098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098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1012in" draw:caption-point-x="-0.2402in" draw:caption-point-y="0.6075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71" table:formula="of:=SUM([.D9:.AF9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71" table:formula="of:=SUM([.D10:.AF1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5945in" draw:caption-point-x="-0.2402in" draw:caption-point-y="0.6098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5937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5937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5937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5937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5976in" draw:caption-point-x="-0.2402in" draw:caption-point-y="0.6067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71" table:formula="of:=SUM([.D11:.AF11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71" table:formula="of:=SUM([.D12:.AF1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089in" draw:caption-point-x="-0.2402in" draw:caption-point-y="0.6106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0902in" draw:caption-point-x="-0.2402in" draw:caption-point-y="0.6094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0902in" draw:caption-point-x="-0.2402in" draw:caption-point-y="0.6094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71" table:formula="of:=SUM([.D13:.AF13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71" table:formula="of:=SUM([.D14:.AF1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5843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5843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5917in" draw:caption-point-x="-0.2402in" draw:caption-point-y="0.6031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71" table:formula="of:=SUM([.D15:.AF1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71" table:formula="of:=SUM([.D16:.AF16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0799in" draw:caption-point-x="-0.2402in" draw:caption-point-y="0.6102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0811in" draw:caption-point-x="-0.2402in" draw:caption-point-y="0.6091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795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139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139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139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0854in" draw:caption-point-x="-0.2402in" draw:caption-point-y="0.6047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71" table:formula="of:=SUM([.D17:.AF17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3343in" draw:caption-point-x="-0.2402in" draw:caption-point-y="0.6039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71" table:formula="of:=SUM([.D18:.AF18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46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71" table:formula="of:=SUM([.D19:.AF19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3.8228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3.826in" draw:caption-point-x="-0.2402in" draw:caption-point-y="0.6075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3.8295in" draw:caption-point-x="-0.2402in" draw:caption-point-y="0.6039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3.828in" draw:caption-point-x="-0.2402in" draw:caption-point-y="0.6055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71" table:formula="of:=SUM([.D20:.AF20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0709in" draw:caption-point-x="-0.2402in" draw:caption-point-y="0.6102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0709in" draw:caption-point-x="-0.2402in" draw:caption-point-y="0.6102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0705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0705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71" table:formula="of:=SUM([.D21:.AF21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318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318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4.318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318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4.322in" draw:caption-point-x="-0.2402in" draw:caption-point-y="0.6067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71" table:formula="of:=SUM([.D22:.AF22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5657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4.5669in" draw:caption-point-x="-0.2402in" draw:caption-point-y="0.6094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4.5669in" draw:caption-point-x="-0.2402in" draw:caption-point-y="0.6094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haoDTH</text:p>
          </table:table-cell>
          <table:table-cell table:style-name="ce71" table:formula="of:=SUM([.D23:.AF23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8134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mDT</text:p>
          </table:table-cell>
          <table:table-cell table:style-name="ce71" table:formula="of:=SUM([.D24:.AF24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5.0697in" draw:caption-point-x="-0.2402in" draw:caption-point-y="0.602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inhT</text:p>
          </table:table-cell>
          <table:table-cell table:style-name="ce71" table:formula="of:=SUM([.D25:.AF25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3087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368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368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uyLTT</text:p>
          </table:table-cell>
          <table:table-cell table:style-name="ce71" table:formula="of:=SUM([.D26:.AF26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5.5583in" draw:caption-point-x="-0.2402in" draw:caption-point-y="0.6091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ruyenLVC</text:p>
          </table:table-cell>
          <table:table-cell table:style-name="ce71" table:formula="of:=SUM([.D27:.AF27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VietBA</text:p>
          </table:table-cell>
          <table:table-cell table:style-name="ce71" table:formula="of:=SUM([.D28:.AF28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6.052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nhP</text:p>
          </table:table-cell>
          <table:table-cell table:style-name="ce71" table:formula="of:=SUM([.D29:.AF29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2996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2996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359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359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6.359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42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0992in" draw:caption-point-x="-0.2402in" draw:caption-point-y="0.6189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35in" draw:caption-point-x="-0.2402in" draw:caption-point-y="0.6146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51in" draw:caption-point-x="-0.2402in" draw:caption-point-y="0.613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14in" draw:caption-point-x="-0.2402in" draw:caption-point-y="0.6067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465in" draw:caption-point-x="-0.2402in" draw:caption-point-y="0.6193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55in" draw:caption-point-x="-0.2402in" draw:caption-point-y="0.6102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5949in" draw:caption-point-x="-0.2402in" draw:caption-point-y="0.6185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6008in" draw:caption-point-x="-0.2402in" draw:caption-point-y="0.6126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8417in" draw:caption-point-x="-0.2402in" draw:caption-point-y="0.6193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0.8433in" draw:caption-point-x="-0.2402in" draw:caption-point-y="0.6177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0.8445in" draw:caption-point-x="-0.2402in" draw:caption-point-y="0.6165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0.8449in" draw:caption-point-x="-0.2402in" draw:caption-point-y="0.6161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0.9039in" draw:caption-point-x="-0.2402in" draw:caption-point-y="0.5571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0.8484in" draw:caption-point-x="-0.2402in" draw:caption-point-y="0.6126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0.8567in" draw:caption-point-x="-0.2402in" draw:caption-point-y="0.6043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84" table:formula="of:=SUM([.D8:.AH8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0921in" draw:caption-point-x="-0.2402in" draw:caption-point-y="0.6165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84" table:formula="of:=SUM([.D9:.AH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84" table:formula="of:=SUM([.D10:.AH10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5846in" draw:caption-point-x="-0.2402in" draw:caption-point-y="0.6197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5906in" draw:caption-point-x="-0.2402in" draw:caption-point-y="0.6138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84" table:formula="of:=SUM([.D11:.AH1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.8421in" draw:caption-point-x="-0.2402in" draw:caption-point-y="0.6098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84" table:formula="of:=SUM([.D12:.AH12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0799in" draw:caption-point-x="-0.2402in" draw:caption-point-y="0.6197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0831in" draw:caption-point-x="-0.2402in" draw:caption-point-y="0.6165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087in" draw:caption-point-x="-0.2402in" draw:caption-point-y="0.6126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84" table:formula="of:=SUM([.D13:.AH1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84" table:formula="of:=SUM([.D14:.AH1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5768in" draw:caption-point-x="-0.2402in" draw:caption-point-y="0.6181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5772in" draw:caption-point-x="-0.2402in" draw:caption-point-y="0.6177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5783in" draw:caption-point-x="-0.2402in" draw:caption-point-y="0.6165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5823in" draw:caption-point-x="-0.2402in" draw:caption-point-y="0.6126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5846in" draw:caption-point-x="-0.2402in" draw:caption-point-y="0.6102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5874in" draw:caption-point-x="-0.2402in" draw:caption-point-y="0.6075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84" table:formula="of:=SUM([.D15:.AH1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2.8295in" draw:caption-point-x="-0.2402in" draw:caption-point-y="0.613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2.8323in" draw:caption-point-x="-0.2402in" draw:caption-point-y="0.6102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84" table:formula="of:=SUM([.D16:.AH1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0776in" draw:caption-point-x="-0.2402in" draw:caption-point-y="0.6126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3.5697in" draw:caption-point-x="-0.2402in" draw:caption-point-y="0.6161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84" table:formula="of:=SUM([.D19:.AH19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3.8189in" draw:caption-point-x="-0.2402in" draw:caption-point-y="0.6146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3.8205in" draw:caption-point-x="-0.2402in" draw:caption-point-y="0.613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3.8248in" draw:caption-point-x="-0.2402in" draw:caption-point-y="0.6087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84" table:formula="of:=SUM([.D20:.AH20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4.063in" draw:caption-point-x="-0.2402in" draw:caption-point-y="0.6181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4.0701in" draw:caption-point-x="-0.2402in" draw:caption-point-y="0.611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4.0693in" draw:caption-point-x="-0.2402in" draw:caption-point-y="0.6118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4.0705in" draw:caption-point-x="-0.2402in" draw:caption-point-y="0.6106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4.074in" draw:caption-point-x="-0.2402in" draw:caption-point-y="0.6071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84" table:formula="of:=SUM([.D21:.AH21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4.3201in" draw:caption-point-x="-0.2402in" draw:caption-point-y="0.6087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84" table:formula="of:=SUM([.D22:.AH22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5638in" draw:caption-point-x="-0.2402in" draw:caption-point-y="0.6126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84" table:formula="of:=SUM([.D23:.AH2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84" table:formula="of:=SUM([.D24:.AH2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5.0555in" draw:caption-point-x="-0.2402in" draw:caption-point-y="0.6161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84" table:formula="of:=SUM([.D25:.AH25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5.3016in" draw:caption-point-x="-0.2402in" draw:caption-point-y="0.6177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5.3055in" draw:caption-point-x="-0.2402in" draw:caption-point-y="0.6138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5.3067in" draw:caption-point-x="-0.2402in" draw:caption-point-y="0.6126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84" table:formula="of:=SUM([.D26:.AH26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5.5512in" draw:caption-point-x="-0.2402in" draw:caption-point-y="0.6161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5.5614in" draw:caption-point-x="-0.2402in" draw:caption-point-y="0.6059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84" table:formula="of:=SUM([.D27:.AH27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5.7957in" draw:caption-point-x="-0.2402in" draw:caption-point-y="0.6193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5.7984in" draw:caption-point-x="-0.2402in" draw:caption-point-y="0.6165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5.7996in" draw:caption-point-x="-0.2402in" draw:caption-point-y="0.6154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5.802in" draw:caption-point-x="-0.2402in" draw:caption-point-y="0.613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5.8047in" draw:caption-point-x="-0.2402in" draw:caption-point-y="0.6102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ruyenLVC</text:p>
          </table:table-cell>
          <table:table-cell table:style-name="ce84" table:formula="of:=SUM([.D28:.AH28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6.0421in" draw:caption-point-x="-0.2402in" draw:caption-point-y="0.6205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0559in" draw:caption-point-x="-0.2402in" draw:caption-point-y="0.6067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etBA</text:p>
          </table:table-cell>
          <table:table-cell table:style-name="ce84" table:formula="of:=SUM([.D29:.AH2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6.3035in" draw:caption-point-x="-0.2402in" draw:caption-point-y="0.6067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VinhP</text:p>
          </table:table-cell>
          <table:table-cell table:style-name="ce84" table:formula="of:=SUM([.D30:.AH30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6.5484in" draw:caption-point-x="-0.2402in" draw:caption-point-y="0.6094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41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004in" draw:caption-point-x="-0.2402in" draw:caption-point-y="0.6177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06in" draw:caption-point-x="-0.2402in" draw:caption-point-y="0.6075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18in" draw:caption-point-x="-0.2402in" draw:caption-point-y="0.6063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16in" draw:caption-point-x="-0.2402in" draw:caption-point-y="0.6142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35in" draw:caption-point-x="-0.2402in" draw:caption-point-y="0.6122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16in" draw:caption-point-x="-0.2402in" draw:caption-point-y="0.6142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157in" draw:caption-point-x="-0.2402in" draw:caption-point-y="0.55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97" table:formula="of:=SUM([.D6:.AG6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5953in" draw:caption-point-x="-0.2402in" draw:caption-point-y="0.6181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5957in" draw:caption-point-x="-0.2402in" draw:caption-point-y="0.6177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6055in" draw:caption-point-x="-0.2402in" draw:caption-point-y="0.6079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6063in" draw:caption-point-x="-0.2402in" draw:caption-point-y="0.6071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97" table:formula="of:=SUM([.D7:.AG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33in" draw:caption-point-x="-0.2402in" draw:caption-point-y="0.6177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0.8445in" draw:caption-point-x="-0.2402in" draw:caption-point-y="0.6165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0.8445in" draw:caption-point-x="-0.2402in" draw:caption-point-y="0.6165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0.8528in" draw:caption-point-x="-0.2402in" draw:caption-point-y="0.6083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0.8445in" draw:caption-point-x="-0.2402in" draw:caption-point-y="0.6165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0.8559in" draw:caption-point-x="-0.2402in" draw:caption-point-y="0.6051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97" table:formula="of:=SUM([.D8:.AG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0909in" draw:caption-point-x="-0.2402in" draw:caption-point-y="0.6177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0953in" draw:caption-point-x="-0.2402in" draw:caption-point-y="0.6134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0909in" draw:caption-point-x="-0.2402in" draw:caption-point-y="0.6177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1in" draw:caption-point-x="-0.2402in" draw:caption-point-y="0.608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3402in" draw:caption-point-x="-0.2402in" draw:caption-point-y="0.6165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3492in" draw:caption-point-x="-0.2402in" draw:caption-point-y="0.6075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97" table:formula="of:=SUM([.D10:.AG1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8343in" draw:caption-point-x="-0.2402in" draw:caption-point-y="0.6177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1.8386in" draw:caption-point-x="-0.2402in" draw:caption-point-y="0.6134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1.8386in" draw:caption-point-x="-0.2402in" draw:caption-point-y="0.6134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1.8445in" draw:caption-point-x="-0.2402in" draw:caption-point-y="0.6075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97" table:formula="of:=SUM([.D12:.AG1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0894in" draw:caption-point-x="-0.2402in" draw:caption-point-y="0.6102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97" table:formula="of:=SUM([.D13:.AG13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97" table:formula="of:=SUM([.D15:.AG1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2.8283in" draw:caption-point-x="-0.2402in" draw:caption-point-y="0.6142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2.8335in" draw:caption-point-x="-0.2402in" draw:caption-point-y="0.6091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2.8343in" draw:caption-point-x="-0.2402in" draw:caption-point-y="0.6083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2.8354in" draw:caption-point-x="-0.2402in" draw:caption-point-y="0.6071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2.8362in" draw:caption-point-x="-0.2402in" draw:caption-point-y="0.6063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97" table:formula="of:=SUM([.D16:.AG1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0819in" draw:caption-point-x="-0.2402in" draw:caption-point-y="0.608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0858in" draw:caption-point-x="-0.2402in" draw:caption-point-y="0.6043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97" table:formula="of:=SUM([.D17:.AG1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3.5772in" draw:caption-point-x="-0.2402in" draw:caption-point-y="0.608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97" table:formula="of:=SUM([.D19:.AG1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3.8185in" draw:caption-point-x="-0.2402in" draw:caption-point-y="0.615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97" table:formula="of:=SUM([.D20:.AG2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4.0685in" draw:caption-point-x="-0.2402in" draw:caption-point-y="0.6126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0724in" draw:caption-point-x="-0.2402in" draw:caption-point-y="0.608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97" table:formula="of:=SUM([.D21:.AG2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4.3205in" draw:caption-point-x="-0.2402in" draw:caption-point-y="0.608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97" table:formula="of:=SUM([.D22:.AG22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4.5583in" draw:caption-point-x="-0.2402in" draw:caption-point-y="0.6181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5591in" draw:caption-point-x="-0.2402in" draw:caption-point-y="0.6173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4.5591in" draw:caption-point-x="-0.2402in" draw:caption-point-y="0.6173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4.5591in" draw:caption-point-x="-0.2402in" draw:caption-point-y="0.6173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97" table:formula="of:=SUM([.D23:.AG23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4.8075in" draw:caption-point-x="-0.2402in" draw:caption-point-y="0.6165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4.8071in" draw:caption-point-x="-0.2402in" draw:caption-point-y="0.6169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4.8071in" draw:caption-point-x="-0.2402in" draw:caption-point-y="0.6169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97" table:formula="of:=SUM([.D24:.AG2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5.0583in" draw:caption-point-x="-0.2402in" draw:caption-point-y="0.613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0583in" draw:caption-point-x="-0.2402in" draw:caption-point-y="0.613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97" table:formula="of:=SUM([.D25:.AG2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5.3024in" draw:caption-point-x="-0.2402in" draw:caption-point-y="0.6169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97" table:formula="of:=SUM([.D26:.AG26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5492in" draw:caption-point-x="-0.2402in" draw:caption-point-y="0.6181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5.5531in" draw:caption-point-x="-0.2402in" draw:caption-point-y="0.6142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5.5602in" draw:caption-point-x="-0.2402in" draw:caption-point-y="0.6071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97" table:formula="of:=SUM([.D27:.AG27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5.7969in" draw:caption-point-x="-0.2402in" draw:caption-point-y="0.6181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5.8051in" draw:caption-point-x="-0.2402in" draw:caption-point-y="0.6098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5.8055in" draw:caption-point-x="-0.2402in" draw:caption-point-y="0.6094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5.865in" draw:caption-point-x="-0.2402in" draw:caption-point-y="0.55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ruyenLVC</text:p>
          </table:table-cell>
          <table:table-cell table:style-name="ce97" table:formula="of:=SUM([.D28:.AG2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6.0453in" draw:caption-point-x="-0.2402in" draw:caption-point-y="0.6173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6.0492in" draw:caption-point-x="-0.2402in" draw:caption-point-y="0.613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etBA</text:p>
          </table:table-cell>
          <table:table-cell table:style-name="ce97" table:formula="of:=SUM([.D29:.AG2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6.302in" draw:caption-point-x="-0.2402in" draw:caption-point-y="0.608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VinhP</text:p>
          </table:table-cell>
          <table:table-cell table:style-name="ce97" table:formula="of:=SUM([.D30:.AG3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41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1in" draw:caption-point-x="-0.2402in" draw:caption-point-y="0.6181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008in" draw:caption-point-x="-0.2402in" draw:caption-point-y="0.6173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16in" draw:caption-point-x="-0.2402in" draw:caption-point-y="0.616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063in" draw:caption-point-x="-0.2402in" draw:caption-point-y="0.6118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472in" draw:caption-point-x="-0.2402in" draw:caption-point-y="0.6185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484in" draw:caption-point-x="-0.2402in" draw:caption-point-y="0.6173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48in" draw:caption-point-x="-0.2402in" draw:caption-point-y="0.6177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08in" draw:caption-point-x="-0.2402in" draw:caption-point-y="0.615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1in" draw:caption-point-x="-0.2402in" draw:caption-point-y="0.6047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10" table:formula="of:=SUM([.D6:.AH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6091in" draw:caption-point-x="-0.2402in" draw:caption-point-y="0.6043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10" table:formula="of:=SUM([.D7:.AH7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0.8433in" draw:caption-point-x="-0.2402in" draw:caption-point-y="0.6177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445in" draw:caption-point-x="-0.2402in" draw:caption-point-y="0.616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8461in" draw:caption-point-x="-0.2402in" draw:caption-point-y="0.615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10" table:formula="of:=SUM([.D8:.AH8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0925in" draw:caption-point-x="-0.2402in" draw:caption-point-y="0.6161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0925in" draw:caption-point-x="-0.2402in" draw:caption-point-y="0.6161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0925in" draw:caption-point-x="-0.2402in" draw:caption-point-y="0.6161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10" table:formula="of:=SUM([.D9:.AH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3409in" draw:caption-point-x="-0.2402in" draw:caption-point-y="0.6157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35in" draw:caption-point-x="-0.2402in" draw:caption-point-y="0.6067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10" table:formula="of:=SUM([.D10:.AH1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5894in" draw:caption-point-x="-0.2402in" draw:caption-point-y="0.615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598in" draw:caption-point-x="-0.2402in" draw:caption-point-y="0.6063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10" table:formula="of:=SUM([.D11:.AH11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1.8346in" draw:caption-point-x="-0.2402in" draw:caption-point-y="0.6173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8354in" draw:caption-point-x="-0.2402in" draw:caption-point-y="0.6165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1.8402in" draw:caption-point-x="-0.2402in" draw:caption-point-y="0.611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1.8402in" draw:caption-point-x="-0.2402in" draw:caption-point-y="0.611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1.8402in" draw:caption-point-x="-0.2402in" draw:caption-point-y="0.611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1.8402in" draw:caption-point-x="-0.2402in" draw:caption-point-y="0.611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1.8402in" draw:caption-point-x="-0.2402in" draw:caption-point-y="0.611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1.8445in" draw:caption-point-x="-0.2402in" draw:caption-point-y="0.607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1.8445in" draw:caption-point-x="-0.2402in" draw:caption-point-y="0.607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1.8445in" draw:caption-point-x="-0.2402in" draw:caption-point-y="0.607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1.8445in" draw:caption-point-x="-0.2402in" draw:caption-point-y="0.607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1.8445in" draw:caption-point-x="-0.2402in" draw:caption-point-y="0.607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1.8445in" draw:caption-point-x="-0.2402in" draw:caption-point-y="0.607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10" table:formula="of:=SUM([.D12:.AH1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0807in" draw:caption-point-x="-0.2402in" draw:caption-point-y="0.6189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0823in" draw:caption-point-x="-0.2402in" draw:caption-point-y="0.6173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31in" draw:caption-point-x="-0.2402in" draw:caption-point-y="0.616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0839in" draw:caption-point-x="-0.2402in" draw:caption-point-y="0.6157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0858in" draw:caption-point-x="-0.2402in" draw:caption-point-y="0.6138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0913in" draw:caption-point-x="-0.2402in" draw:caption-point-y="0.6083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0937in" draw:caption-point-x="-0.2402in" draw:caption-point-y="0.6059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10" table:formula="of:=SUM([.D14:.AH1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576in" draw:caption-point-x="-0.2402in" draw:caption-point-y="0.6189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5768in" draw:caption-point-x="-0.2402in" draw:caption-point-y="0.6181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5819in" draw:caption-point-x="-0.2402in" draw:caption-point-y="0.613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5823in" draw:caption-point-x="-0.2402in" draw:caption-point-y="0.6126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10" table:formula="of:=SUM([.D15:.AH1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2.8252in" draw:caption-point-x="-0.2402in" draw:caption-point-y="0.6173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826in" draw:caption-point-x="-0.2402in" draw:caption-point-y="0.616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2.8362in" draw:caption-point-x="-0.2402in" draw:caption-point-y="0.6063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2.8366in" draw:caption-point-x="-0.2402in" draw:caption-point-y="0.6059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2.8386in" draw:caption-point-x="-0.2402in" draw:caption-point-y="0.6039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10" table:formula="of:=SUM([.D16:.AH16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0768in" draw:caption-point-x="-0.2402in" draw:caption-point-y="0.6134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110" table:formula="of:=SUM([.D17:.AH17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3256in" draw:caption-point-x="-0.2402in" draw:caption-point-y="0.6126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110" table:formula="of:=SUM([.D18:.AH1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3.5744in" draw:caption-point-x="-0.2402in" draw:caption-point-y="0.6114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3.5799in" draw:caption-point-x="-0.2402in" draw:caption-point-y="0.6059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110" table:formula="of:=SUM([.D19:.AH1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3.8169in" draw:caption-point-x="-0.2402in" draw:caption-point-y="0.6165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3.8291in" draw:caption-point-x="-0.2402in" draw:caption-point-y="0.6043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110" table:formula="of:=SUM([.D20:.AH20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4.0661in" draw:caption-point-x="-0.2402in" draw:caption-point-y="0.615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4.0634in" draw:caption-point-x="-0.2402in" draw:caption-point-y="0.6177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4.0744in" draw:caption-point-x="-0.2402in" draw:caption-point-y="0.6067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110" table:formula="of:=SUM([.D21:.AH21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4.3102in" draw:caption-point-x="-0.2402in" draw:caption-point-y="0.618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4.3102in" draw:caption-point-x="-0.2402in" draw:caption-point-y="0.618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4.3102in" draw:caption-point-x="-0.2402in" draw:caption-point-y="0.618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4.3102in" draw:caption-point-x="-0.2402in" draw:caption-point-y="0.618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4.3102in" draw:caption-point-x="-0.2402in" draw:caption-point-y="0.618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4.3102in" draw:caption-point-x="-0.2402in" draw:caption-point-y="0.618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4.3102in" draw:caption-point-x="-0.2402in" draw:caption-point-y="0.618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4.3102in" draw:caption-point-x="-0.2402in" draw:caption-point-y="0.618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4.3201in" draw:caption-point-x="-0.2402in" draw:caption-point-y="0.6087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4.3224in" draw:caption-point-x="-0.2402in" draw:caption-point-y="0.6063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4.3244in" draw:caption-point-x="-0.2402in" draw:caption-point-y="0.6043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110" table:formula="of:=SUM([.D22:.AH2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110" table:formula="of:=SUM([.D23:.AH2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110" table:formula="of:=SUM([.D24:.AH24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5.0555in" draw:caption-point-x="-0.2402in" draw:caption-point-y="0.6161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0654in" draw:caption-point-x="-0.2402in" draw:caption-point-y="0.6063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5.0555in" draw:caption-point-x="-0.2402in" draw:caption-point-y="0.6161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5.0673in" draw:caption-point-x="-0.2402in" draw:caption-point-y="0.6043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110" table:formula="of:=SUM([.D25:.AH2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110" table:formula="of:=SUM([.D26:.AH2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110" table:formula="of:=SUM([.D27:.AH27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5.7961in" draw:caption-point-x="-0.2402in" draw:caption-point-y="0.6189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5.7976in" draw:caption-point-x="-0.2402in" draw:caption-point-y="0.6173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5.7972in" draw:caption-point-x="-0.2402in" draw:caption-point-y="0.6177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5.8043in" draw:caption-point-x="-0.2402in" draw:caption-point-y="0.6106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ruyenLVC</text:p>
          </table:table-cell>
          <table:table-cell table:style-name="ce110" table:formula="of:=SUM([.D28:.AH28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6.0453in" draw:caption-point-x="-0.2402in" draw:caption-point-y="0.6173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0469in" draw:caption-point-x="-0.2402in" draw:caption-point-y="0.6157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0469in" draw:caption-point-x="-0.2402in" draw:caption-point-y="0.6157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0469in" draw:caption-point-x="-0.2402in" draw:caption-point-y="0.6157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6.0469in" draw:caption-point-x="-0.2402in" draw:caption-point-y="0.6157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6.0508in" draw:caption-point-x="-0.2402in" draw:caption-point-y="0.6118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6.0512in" draw:caption-point-x="-0.2402in" draw:caption-point-y="0.6114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6.0512in" draw:caption-point-x="-0.2402in" draw:caption-point-y="0.6114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6.0551in" draw:caption-point-x="-0.2402in" draw:caption-point-y="0.6075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6.0563in" draw:caption-point-x="-0.2402in" draw:caption-point-y="0.6063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6.0563in" draw:caption-point-x="-0.2402in" draw:caption-point-y="0.6063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etBA</text:p>
          </table:table-cell>
          <table:table-cell table:style-name="ce110" table:formula="of:=SUM([.D29:.AH29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6.2976in" draw:caption-point-x="-0.2402in" draw:caption-point-y="0.6126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2996in" draw:caption-point-x="-0.2402in" draw:caption-point-y="0.6106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3039in" draw:caption-point-x="-0.2402in" draw:caption-point-y="0.6063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6.3059in" draw:caption-point-x="-0.2402in" draw:caption-point-y="0.6043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VinhP</text:p>
          </table:table-cell>
          <table:table-cell table:style-name="ce110" table:formula="of:=SUM([.D30:.AH30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4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031in" draw:caption-point-x="-0.2402in" draw:caption-point-y="0.615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055in" draw:caption-point-x="-0.2402in" draw:caption-point-y="0.6126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075in" draw:caption-point-x="-0.2402in" draw:caption-point-y="0.6106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098in" draw:caption-point-x="-0.2402in" draw:caption-point-y="0.6083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0.113in" draw:caption-point-x="-0.2402in" draw:caption-point-y="0.6051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1713in" draw:caption-point-x="-0.2402in" draw:caption-point-y="0.5469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1165in" draw:caption-point-x="-0.2402in" draw:caption-point-y="0.6016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1169in" draw:caption-point-x="-0.2402in" draw:caption-point-y="0.6012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23" table:formula="of:=SUM([.D5:.AG5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3528in" draw:caption-point-x="-0.2402in" draw:caption-point-y="0.613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3535in" draw:caption-point-x="-0.2402in" draw:caption-point-y="0.6122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3551in" draw:caption-point-x="-0.2402in" draw:caption-point-y="0.6106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9189in" svg:y="0.361in" draw:caption-point-x="-0.2402in" draw:caption-point-y="0.6047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0.3614in" draw:caption-point-x="-0.2402in" draw:caption-point-y="0.6043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3642in" draw:caption-point-x="-0.2402in" draw:caption-point-y="0.6016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3646in" draw:caption-point-x="-0.2402in" draw:caption-point-y="0.6012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23" table:formula="of:=SUM([.D6:.AG6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5984in" draw:caption-point-x="-0.2402in" draw:caption-point-y="0.615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6063in" draw:caption-point-x="-0.2402in" draw:caption-point-y="0.6071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23" table:formula="of:=SUM([.D7:.AG7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0.8453in" draw:caption-point-x="-0.2402in" draw:caption-point-y="0.6157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0.848in" draw:caption-point-x="-0.2402in" draw:caption-point-y="0.613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0.8484in" draw:caption-point-x="-0.2402in" draw:caption-point-y="0.6126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8504in" draw:caption-point-x="-0.2402in" draw:caption-point-y="0.6106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0.8598in" draw:caption-point-x="-0.2402in" draw:caption-point-y="0.6012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23" table:formula="of:=SUM([.D8:.AG8])" office:value-type="float" office:value="1.5">
            <text:p>1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0937in" draw:caption-point-x="-0.2402in" draw:caption-point-y="0.615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1008in" draw:caption-point-x="-0.2402in" draw:caption-point-y="0.6079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1.1063in" draw:caption-point-x="-0.2402in" draw:caption-point-y="0.6024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23" table:formula="of:=SUM([.D9:.AG9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417in" draw:caption-point-x="-0.2402in" draw:caption-point-y="0.615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3461in" draw:caption-point-x="-0.2402in" draw:caption-point-y="0.6106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1.3535in" draw:caption-point-x="-0.2402in" draw:caption-point-y="0.6031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1.8457in" draw:caption-point-x="-0.2402in" draw:caption-point-y="0.6063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23" table:formula="of:=SUM([.D12:.AG12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0843in" draw:caption-point-x="-0.2402in" draw:caption-point-y="0.6154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0866in" draw:caption-point-x="-0.2402in" draw:caption-point-y="0.613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087in" draw:caption-point-x="-0.2402in" draw:caption-point-y="0.6126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0874in" draw:caption-point-x="-0.2402in" draw:caption-point-y="0.6122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089in" draw:caption-point-x="-0.2402in" draw:caption-point-y="0.6106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0906in" draw:caption-point-x="-0.2402in" draw:caption-point-y="0.6091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2.0949in" draw:caption-point-x="-0.2402in" draw:caption-point-y="0.6047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>
            <office:annotation draw:style-name="gr2" draw:text-style-name="P1" svg:width="1.1413in" svg:height="0.5457in" svg:x="13.3756in" svg:y="2.0992in" draw:caption-point-x="-0.2402in" draw:caption-point-y="0.600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 table:number-columns-repeated="2"/>
          <table:table-cell table:style-name="ce127">
            <office:annotation draw:style-name="gr2" draw:text-style-name="P1" svg:width="1.1413in" svg:height="0.5457in" svg:x="14.7457in" svg:y="2.0992in" draw:caption-point-x="-0.2402in" draw:caption-point-y="0.600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202in" svg:y="2.0992in" draw:caption-point-x="-0.2402in" draw:caption-point-y="0.600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6587in" svg:y="2.0992in" draw:caption-point-x="-0.2402in" draw:caption-point-y="0.600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6.1154in" svg:y="2.0992in" draw:caption-point-x="-0.2402in" draw:caption-point-y="0.600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23" table:formula="of:=SUM([.D13:.AG1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23" table:formula="of:=SUM([.D14:.AG1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5811in" draw:caption-point-x="-0.2402in" draw:caption-point-y="0.6138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5823in" draw:caption-point-x="-0.2402in" draw:caption-point-y="0.6126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5843in" draw:caption-point-x="-0.2402in" draw:caption-point-y="0.6106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5843in" draw:caption-point-x="-0.2402in" draw:caption-point-y="0.6106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2.5906in" draw:caption-point-x="-0.2402in" draw:caption-point-y="0.6043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2.5917in" draw:caption-point-x="-0.2402in" draw:caption-point-y="0.6031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2.5929in" draw:caption-point-x="-0.2402in" draw:caption-point-y="0.602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2.5941in" draw:caption-point-x="-0.2402in" draw:caption-point-y="0.6008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23" table:formula="of:=SUM([.D15:.AG15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2.8272in" draw:caption-point-x="-0.2402in" draw:caption-point-y="0.6154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299in" draw:caption-point-x="-0.2402in" draw:caption-point-y="0.6126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2.8358in" draw:caption-point-x="-0.2402in" draw:caption-point-y="0.6067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23" table:formula="of:=SUM([.D16:.AG1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3.3303in" draw:caption-point-x="-0.2402in" draw:caption-point-y="0.6079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23" table:formula="of:=SUM([.D18:.AG18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3.5827in" draw:caption-point-x="-0.2402in" draw:caption-point-y="0.6031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123" table:formula="of:=SUM([.D19:.AG19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5.202in" svg:y="3.8307in" draw:caption-point-x="-0.2402in" draw:caption-point-y="0.6028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123" table:formula="of:=SUM([.D20:.AG20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4.0657in" draw:caption-point-x="-0.2402in" draw:caption-point-y="0.6154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4.0673in" draw:caption-point-x="-0.2402in" draw:caption-point-y="0.6138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4.0724in" draw:caption-point-x="-0.2402in" draw:caption-point-y="0.6087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4622in" svg:y="4.076in" draw:caption-point-x="-0.2402in" draw:caption-point-y="0.6051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NhanHTH</text:p>
          </table:table-cell>
          <table:table-cell table:style-name="ce123" table:formula="of:=SUM([.D21:.AG21])" office:value-type="float" office:value="0">
            <text:p>0</text:p>
          </table:table-cell>
          <table:table-cell table:style-name="ce127" table:number-columns-repeated="21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123" table:formula="of:=SUM([.D22:.AG2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123" table:formula="of:=SUM([.D23:.AG2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4.8134in" draw:caption-point-x="-0.2402in" draw:caption-point-y="0.6106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4.8165in" draw:caption-point-x="-0.2402in" draw:caption-point-y="0.6075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4.8181in" draw:caption-point-x="-0.2402in" draw:caption-point-y="0.6059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4.8189in" draw:caption-point-x="-0.2402in" draw:caption-point-y="0.6051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123" table:formula="of:=SUM([.D24:.AG24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5.0618in" draw:caption-point-x="-0.2402in" draw:caption-point-y="0.6098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ienND</text:p>
          </table:table-cell>
          <table:table-cell table:style-name="ce123" table:formula="of:=SUM([.D25:.AG2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5.3079in" draw:caption-point-x="-0.2402in" draw:caption-point-y="0.6114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aoDTH</text:p>
          </table:table-cell>
          <table:table-cell table:style-name="ce123" table:formula="of:=SUM([.D26:.AG26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5.5535in" draw:caption-point-x="-0.2402in" draw:caption-point-y="0.6138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5.5567in" draw:caption-point-x="-0.2402in" draw:caption-point-y="0.6106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15.6587in" svg:y="5.5657in" draw:caption-point-x="-0.2402in" draw:caption-point-y="0.6016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amDT</text:p>
          </table:table-cell>
          <table:table-cell table:style-name="ce123" table:formula="of:=SUM([.D27:.AG27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5.8028in" draw:caption-point-x="-0.2402in" draw:caption-point-y="0.6122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5.8043in" draw:caption-point-x="-0.2402in" draw:caption-point-y="0.6106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hinhT</text:p>
          </table:table-cell>
          <table:table-cell table:style-name="ce123" table:formula="of:=SUM([.D28:.AG28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6.0531in" draw:caption-point-x="-0.2402in" draw:caption-point-y="0.6094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6.0583in" draw:caption-point-x="-0.2402in" draw:caption-point-y="0.6043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ThuyLTT</text:p>
          </table:table-cell>
          <table:table-cell table:style-name="ce123" table:formula="of:=SUM([.D29:.AG29])" office:value-type="float" office:value="1.5">
            <text:p>1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6.2949in" draw:caption-point-x="-0.2402in" draw:caption-point-y="0.6154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6.2949in" draw:caption-point-x="-0.2402in" draw:caption-point-y="0.6154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2965in" draw:caption-point-x="-0.2402in" draw:caption-point-y="0.6138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2972in" draw:caption-point-x="-0.2402in" draw:caption-point-y="0.613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6.2976in" draw:caption-point-x="-0.2402in" draw:caption-point-y="0.6126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298in" draw:caption-point-x="-0.2402in" draw:caption-point-y="0.6122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6.2996in" draw:caption-point-x="-0.2402in" draw:caption-point-y="0.6106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6.3in" draw:caption-point-x="-0.2402in" draw:caption-point-y="0.6102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6.3039in" draw:caption-point-x="-0.2402in" draw:caption-point-y="0.6063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3071in" draw:caption-point-x="-0.2402in" draw:caption-point-y="0.6031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6.3039in" draw:caption-point-x="-0.2402in" draw:caption-point-y="0.6063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3091in" draw:caption-point-x="-0.2402in" draw:caption-point-y="0.6012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123" table:formula="of:=SUM([.D30:.AG30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6.5535in" draw:caption-point-x="-0.2402in" draw:caption-point-y="0.6043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VietBA</text:p>
          </table:table-cell>
          <table:table-cell table:style-name="ce123" table:formula="of:=SUM([.D31:.AG3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7933in" draw:caption-point-x="-0.2402in" draw:caption-point-y="0.6122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6.7949in" draw:caption-point-x="-0.2402in" draw:caption-point-y="0.6106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6.7949in" draw:caption-point-x="-0.2402in" draw:caption-point-y="0.6106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7984in" draw:caption-point-x="-0.2402in" draw:caption-point-y="0.6071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8024in" draw:caption-point-x="-0.2402in" draw:caption-point-y="0.6031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6.8039in" draw:caption-point-x="-0.2402in" draw:caption-point-y="0.6016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VinhP</text:p>
          </table:table-cell>
          <table:table-cell table:style-name="ce123" table:formula="of:=SUM([.D32:.AG32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7.0425in" draw:caption-point-x="-0.2402in" draw:caption-point-y="0.6106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7.0425in" draw:caption-point-x="-0.2402in" draw:caption-point-y="0.6106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7.0425in" draw:caption-point-x="-0.2402in" draw:caption-point-y="0.6106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39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42"/>
        <table:table-column table:style-name="co22" table:number-columns-repeated="7" table:default-cell-style-name="ce142"/>
        <table:table-column table:style-name="co21" table:number-columns-repeated="16" table:default-cell-style-name="ce142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7" table:number-columns-spanned="2" table:number-rows-spanned="1">
            <text:p>7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6" table:number-columns-spanned="2" table:number-rows-spanned="1">
            <text:p>2016</text:p>
          </table:table-cell>
          <table:covered-table-cell table:style-name="ce148"/>
          <table:table-cell table:style-name="ce137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38" table:formula="of:=DATE([.$R$1];[.N1];1)" office:value-type="date" office:date-value="2016-07-01">
            <text:p>01</text:p>
          </table:table-cell>
          <table:table-cell table:style-name="ce138" table:formula="of:=[.D2]+1" office:value-type="date" office:date-value="2016-07-02">
            <text:p>02</text:p>
          </table:table-cell>
          <table:table-cell table:style-name="ce138" table:formula="of:=[.E2]+1" office:value-type="date" office:date-value="2016-07-03">
            <text:p>03</text:p>
          </table:table-cell>
          <table:table-cell table:style-name="ce138" table:formula="of:=[.F2]+1" office:value-type="date" office:date-value="2016-07-04">
            <text:p>04</text:p>
          </table:table-cell>
          <table:table-cell table:style-name="ce138" table:formula="of:=[.G2]+1" office:value-type="date" office:date-value="2016-07-05">
            <text:p>05</text:p>
          </table:table-cell>
          <table:table-cell table:style-name="ce138" table:formula="of:=[.H2]+1" office:value-type="date" office:date-value="2016-07-06">
            <text:p>06</text:p>
          </table:table-cell>
          <table:table-cell table:style-name="ce138" table:formula="of:=[.I2]+1" office:value-type="date" office:date-value="2016-07-07">
            <text:p>07</text:p>
          </table:table-cell>
          <table:table-cell table:style-name="ce138" table:formula="of:=[.J2]+1" office:value-type="date" office:date-value="2016-07-08">
            <text:p>08</text:p>
          </table:table-cell>
          <table:table-cell table:style-name="ce138" table:formula="of:=[.K2]+1" office:value-type="date" office:date-value="2016-07-09">
            <text:p>09</text:p>
          </table:table-cell>
          <table:table-cell table:style-name="ce138" table:formula="of:=[.L2]+1" office:value-type="date" office:date-value="2016-07-10">
            <text:p>10</text:p>
          </table:table-cell>
          <table:table-cell table:style-name="ce138" table:formula="of:=[.M2]+1" office:value-type="date" office:date-value="2016-07-11">
            <text:p>11</text:p>
          </table:table-cell>
          <table:table-cell table:style-name="ce138" table:formula="of:=[.N2]+1" office:value-type="date" office:date-value="2016-07-12">
            <text:p>12</text:p>
          </table:table-cell>
          <table:table-cell table:style-name="ce138" table:formula="of:=[.O2]+1" office:value-type="date" office:date-value="2016-07-13">
            <text:p>13</text:p>
          </table:table-cell>
          <table:table-cell table:style-name="ce138" table:formula="of:=[.P2]+1" office:value-type="date" office:date-value="2016-07-14">
            <text:p>14</text:p>
          </table:table-cell>
          <table:table-cell table:style-name="ce138" table:formula="of:=[.Q2]+1" office:value-type="date" office:date-value="2016-07-15">
            <text:p>15</text:p>
          </table:table-cell>
          <table:table-cell table:style-name="ce138" table:formula="of:=[.R2]+1" office:value-type="date" office:date-value="2016-07-16">
            <text:p>16</text:p>
          </table:table-cell>
          <table:table-cell table:style-name="ce138" table:formula="of:=[.S2]+1" office:value-type="date" office:date-value="2016-07-17">
            <text:p>17</text:p>
          </table:table-cell>
          <table:table-cell table:style-name="ce138" table:formula="of:=[.T2]+1" office:value-type="date" office:date-value="2016-07-18">
            <text:p>18</text:p>
          </table:table-cell>
          <table:table-cell table:style-name="ce138" table:formula="of:=[.U2]+1" office:value-type="date" office:date-value="2016-07-19">
            <text:p>19</text:p>
          </table:table-cell>
          <table:table-cell table:style-name="ce138" table:formula="of:=[.V2]+1" office:value-type="date" office:date-value="2016-07-20">
            <text:p>20</text:p>
          </table:table-cell>
          <table:table-cell table:style-name="ce138" table:formula="of:=[.W2]+1" office:value-type="date" office:date-value="2016-07-21">
            <text:p>21</text:p>
          </table:table-cell>
          <table:table-cell table:style-name="ce138" table:formula="of:=[.X2]+1" office:value-type="date" office:date-value="2016-07-22">
            <text:p>22</text:p>
          </table:table-cell>
          <table:table-cell table:style-name="ce138" table:formula="of:=[.Y2]+1" office:value-type="date" office:date-value="2016-07-23">
            <text:p>23</text:p>
          </table:table-cell>
          <table:table-cell table:style-name="ce138" table:formula="of:=[.Z2]+1" office:value-type="date" office:date-value="2016-07-24">
            <text:p>24</text:p>
          </table:table-cell>
          <table:table-cell table:style-name="ce138" table:formula="of:=[.AA2]+1" office:value-type="date" office:date-value="2016-07-25">
            <text:p>25</text:p>
          </table:table-cell>
          <table:table-cell table:style-name="ce138" table:formula="of:=[.AB2]+1" office:value-type="date" office:date-value="2016-07-26">
            <text:p>26</text:p>
          </table:table-cell>
          <table:table-cell table:style-name="ce138" table:formula="of:=[.AC2]+1" office:value-type="date" office:date-value="2016-07-27">
            <text:p>27</text:p>
          </table:table-cell>
          <table:table-cell table:style-name="ce138" table:formula="of:=[.AD2]+1" office:value-type="date" office:date-value="2016-07-28">
            <text:p>28</text:p>
          </table:table-cell>
          <table:table-cell table:style-name="ce138" table:formula="of:=[.AE2]+1" office:value-type="date" office:date-value="2016-07-29">
            <text:p>29</text:p>
          </table:table-cell>
          <table:table-cell table:style-name="ce138" table:formula="of:=[.AF2]+1" office:value-type="date" office:date-value="2016-07-30">
            <text:p>30</text:p>
          </table:table-cell>
          <table:table-cell table:style-name="ce138" table:formula="of:=[.AG2]+1" office:value-type="date" office:date-value="2016-07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36" table:formula="of:=SUM([.D4:.AH4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1059in" draw:caption-point-x="-0.2402in" draw:caption-point-y="0.6122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5.3854in" svg:y="0.1063in" draw:caption-point-x="-0.2402in" draw:caption-point-y="0.6118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7768in" svg:y="0.1114in" draw:caption-point-x="-0.2402in" draw:caption-point-y="0.6067in">
              <dc:date>2016-07-15T00:00:00</dc:date>
              <text:p text:style-name="P1"><text:span text:style-name="T1">Nghỉ buổi chiều , bị ốm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0.1122in" draw:caption-point-x="-0.2402in" draw:caption-point-y="0.6059in">
              <dc:date>2016-07-18T00:00:00</dc:date>
              <text:p text:style-name="P1"><text:span text:style-name="T1">Bận việc nhà, 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0.1138in" draw:caption-point-x="-0.2402in" draw:caption-point-y="0.6043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office:annotation draw:style-name="gr7" draw:text-style-name="P1" svg:width="1.1413in" svg:height="0.2634in" svg:x="12.0059in" svg:y="0.1142in" draw:caption-point-x="-0.2402in" draw:caption-point-y="0.6039in">
              <dc:date>2016-07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202in" svg:y="0.1173in" draw:caption-point-x="-0.2402in" draw:caption-point-y="0.6008in">
              <dc:date>2016-07-28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36" table:formula="of:=SUM([.D5:.AH5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4.472in" svg:y="0.352in" draw:caption-point-x="-0.2402in" draw:caption-point-y="0.6138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3563in" draw:caption-point-x="-0.2402in" draw:caption-point-y="0.6094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0.3598in" draw:caption-point-x="-0.2402in" draw:caption-point-y="0.6059in">
              <dc:date>2016-07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3657in" draw:caption-point-x="-0.2402in" draw:caption-point-y="0.6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36" table:formula="of:=SUM([.D6:.AH6])" office:value-type="float" office:value="1"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2.6457in" svg:y="0.5984in" draw:caption-point-x="-0.2402in" draw:caption-point-y="0.615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36" table:formula="of:=SUM([.D7:.AH7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0.8461in" draw:caption-point-x="-0.2402in" draw:caption-point-y="0.615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0.8492in" draw:caption-point-x="-0.2402in" draw:caption-point-y="0.6118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9.2661in" svg:y="0.8563in" draw:caption-point-x="-0.2402in" draw:caption-point-y="0.6047in">
              <dc:date>2016-07-19T00:00:00</dc:date>
              <text:p text:style-name="P1"><text:span text:style-name="T1">Đi học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0.8583in" draw:caption-point-x="-0.2402in" draw:caption-point-y="0.6028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861in" draw:caption-point-x="-0.2402in" draw:caption-point-y="0.6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36" table:formula="of:=SUM([.D8:.AH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1059in" draw:caption-point-x="-0.2402in" draw:caption-point-y="0.6028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1.1087in" draw:caption-point-x="-0.2402in" draw:caption-point-y="0.6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36" table:formula="of:=SUM([.D9:.AH9])" office:value-type="float" office:value="4">
            <text:p>4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1.3472in" draw:caption-point-x="-0.2402in" draw:caption-point-y="0.6094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1.3516in" draw:caption-point-x="-0.2402in" draw:caption-point-y="0.6051in">
              <dc:date>2016-07-18T00:00:00</dc:date>
              <text:p text:style-name="P1"><text:span text:style-name="T1">Về sớm trc 1h15 '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1.3413in" draw:caption-point-x="-0.2402in" draw:caption-point-y="0.6154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1.3413in" draw:caption-point-x="-0.2402in" draw:caption-point-y="0.6154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1.3413in" draw:caption-point-x="-0.2402in" draw:caption-point-y="0.6154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1.3413in" draw:caption-point-x="-0.2402in" draw:caption-point-y="0.6154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36" table:formula="of:=SUM([.D10:.AH1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1.5984in" draw:caption-point-x="-0.2402in" draw:caption-point-y="0.6059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36" table:formula="of:=SUM([.D11:.AH1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8492in" draw:caption-point-x="-0.2402in" draw:caption-point-y="0.6028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1.8492in" draw:caption-point-x="-0.2402in" draw:caption-point-y="0.6028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1.8512in" draw:caption-point-x="-0.2402in" draw:caption-point-y="0.6008in">
              <dc:date>2016-07-28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36" table:formula="of:=SUM([.D12:.AH12])" office:value-type="float" office:value="5">
            <text:p>5</text:p>
          </table:table-cell>
          <table:table-cell table:style-name="ce140" office:value-type="float" office:value="1">
            <office:annotation draw:style-name="gr2" draw:text-style-name="P1" svg:width="1.1413in" svg:height="0.5457in" svg:x="2.6457in" svg:y="2.085in" draw:caption-point-x="-0.2402in" draw:caption-point-y="0.6146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2" draw:text-style-name="P1" svg:width="1.1413in" svg:height="0.5457in" svg:x="4.0157in" svg:y="2.085in" draw:caption-point-x="-0.2402in" draw:caption-point-y="0.6146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office:value-type="float" office:value="0.5">
            <office:annotation draw:style-name="gr4" draw:text-style-name="P1" svg:width="1.1413in" svg:height="0.3902in" svg:x="4.472in" svg:y="2.0882in" draw:caption-point-x="-0.2402in" draw:caption-point-y="0.6114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4.9287in" svg:y="2.0874in" draw:caption-point-x="-0.2402in" draw:caption-point-y="0.6122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2.0894in" draw:caption-point-x="-0.2402in" draw:caption-point-y="0.6102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7.7988in" svg:y="2.0894in" draw:caption-point-x="-0.2402in" draw:caption-point-y="0.6102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36" table:formula="of:=SUM([.D13:.AH1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36" table:formula="of:=SUM([.D14:.AH1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5835in" draw:caption-point-x="-0.2402in" draw:caption-point-y="0.6114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5949in" draw:caption-point-x="-0.2402in" draw:caption-point-y="0.6in">
              <dc:date>2016-07-29T00:00:00</dc:date>
              <text:p text:style-name="P1"><text:span text:style-name="T1">8h4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36" table:formula="of:=SUM([.D15:.AH15])" office:value-type="float" office:value="2.5">
            <text:p>2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4.472in" svg:y="2.8295in" draw:caption-point-x="-0.2402in" draw:caption-point-y="0.613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7.3094in" svg:y="2.8323in" draw:caption-point-x="-0.2402in" draw:caption-point-y="0.6102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2878in" svg:y="2.8323in" draw:caption-point-x="-0.2402in" draw:caption-point-y="0.6102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2.8382in" draw:caption-point-x="-0.2402in" draw:caption-point-y="0.6043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2.8417in" draw:caption-point-x="-0.2402in" draw:caption-point-y="0.6008in">
              <dc:date>2016-07-28T00:00:00</dc:date>
              <text:p text:style-name="P1"><text:span text:style-name="T1">Bận việc nhà, off buổi <text:s/>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8425in" draw:caption-point-x="-0.2402in" draw:caption-point-y="0.6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36" table:formula="of:=SUM([.D16:.AH1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3.0854in" draw:caption-point-x="-0.2402in" draw:caption-point-y="0.6047in">
              <dc:date>2016-07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36" table:formula="of:=SUM([.D17:.AH1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3.3323in" draw:caption-point-x="-0.2402in" draw:caption-point-y="0.6059in">
              <dc:date>2016-07-18T00:00:00</dc:date>
              <text:p text:style-name="P1"><text:span text:style-name="T1">Bận việc nhà, xin đi trễ ~1,5h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36" table:formula="of:=SUM([.D18:.AH1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3.5783in" draw:caption-point-x="-0.2402in" draw:caption-point-y="0.6075in">
              <dc:date>2016-07-14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3.5807in" draw:caption-point-x="-0.2402in" draw:caption-point-y="0.6051in">
              <dc:date>2016-07-18T00:00:00</dc:date>
              <text:p text:style-name="P1"><text:span text:style-name="T1">Bị mệt, đau lư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136" table:formula="of:=SUM([.D19:.AH19])" office:value-type="float" office:value="1">
            <text:p>1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3.8299in" draw:caption-point-x="-0.2402in" draw:caption-point-y="0.6035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36" table:formula="of:=SUM([.D20:.AH20])" office:value-type="float" office:value="3.5">
            <text:p>3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0661in" draw:caption-point-x="-0.2402in" draw:caption-point-y="0.615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4.0677in" draw:caption-point-x="-0.2402in" draw:caption-point-y="0.6134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8.2878in" svg:y="4.0657in" draw:caption-point-x="-0.2402in" draw:caption-point-y="0.6154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8.7768in" svg:y="4.0657in" draw:caption-point-x="-0.2402in" draw:caption-point-y="0.6154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4.0657in" draw:caption-point-x="-0.2402in" draw:caption-point-y="0.6154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.5">
            <office:annotation draw:style-name="gr7" draw:text-style-name="P1" svg:width="1.1413in" svg:height="0.2634in" svg:x="10.6358in" svg:y="4.0764in" draw:caption-point-x="-0.2402in" draw:caption-point-y="0.6047in">
              <dc:date>2016-07-19T00:00:00</dc:date>
              <text:p text:style-name="P1"><text:span text:style-name="T1">Đi thi Eng</text:span></text:p>
            </office:annotation>
            <text:p>0.5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36" table:formula="of:=SUM([.D21:.AH21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3138in" draw:caption-point-x="-0.2402in" draw:caption-point-y="0.615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5.8421in" svg:y="4.3181in" draw:caption-point-x="-0.2402in" draw:caption-point-y="0.6106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36" table:formula="of:=SUM([.D22:.AH2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36" table:formula="of:=SUM([.D23:.AH23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NhuPHQ</text:p>
          </table:table-cell>
          <table:table-cell table:style-name="ce136" table:formula="of:=SUM([.D24:.AH24])" office:value-type="float" office:value="0">
            <text:p>0</text:p>
          </table:table-cell>
          <table:table-cell table:style-name="ce140" table:number-columns-repeated="24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PhuongTH</text:p>
          </table:table-cell>
          <table:table-cell table:style-name="ce136" table:formula="of:=SUM([.D25:.AH2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SonPX</text:p>
          </table:table-cell>
          <table:table-cell table:style-name="ce136" table:formula="of:=SUM([.D26:.AH2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5.5571in" draw:caption-point-x="-0.2402in" draw:caption-point-y="0.6102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ienND</text:p>
          </table:table-cell>
          <table:table-cell table:style-name="ce136" table:formula="of:=SUM([.D27:.AH2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haoDTH</text:p>
          </table:table-cell>
          <table:table-cell table:style-name="ce136" table:formula="of:=SUM([.D28:.AH2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6.0492in" draw:caption-point-x="-0.2402in" draw:caption-point-y="0.6134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6.0508in" draw:caption-point-x="-0.2402in" draw:caption-point-y="0.6118in">
              <dc:date>2016-07-07T00:00:00</dc:date>
              <text:p text:style-name="P1"><text:span text:style-name="T1">Xe hư dọc đường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2878in" svg:y="6.0547in" draw:caption-point-x="-0.2402in" draw:caption-point-y="0.6079in">
              <dc:date>2016-07-13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6.0551in" draw:caption-point-x="-0.2402in" draw:caption-point-y="0.6075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2.4622in" svg:y="6.0591in" draw:caption-point-x="-0.2402in" draw:caption-point-y="0.6035in">
              <dc:date>2016-07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6.0634in" draw:caption-point-x="-0.2402in" draw:caption-point-y="0.5992in">
              <dc:date>2016-08-02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ThamDT</text:p>
          </table:table-cell>
          <table:table-cell table:style-name="ce136" table:formula="of:=SUM([.D29:.AH29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0157in" svg:y="6.2988in" draw:caption-point-x="-0.2402in" draw:caption-point-y="0.6114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ThinhT</text:p>
          </table:table-cell>
          <table:table-cell table:style-name="ce136" table:formula="of:=SUM([.D30:.AH3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2.0059in" svg:y="6.5543in" draw:caption-point-x="-0.2402in" draw:caption-point-y="0.6035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ThuyLTT</text:p>
          </table:table-cell>
          <table:table-cell table:style-name="ce136" table:formula="of:=SUM([.D31:.AH31])" office:value-type="float" office:value="2">
            <text:p>2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6.7906in" draw:caption-point-x="-0.2402in" draw:caption-point-y="0.615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6.7921in" draw:caption-point-x="-0.2402in" draw:caption-point-y="0.6134in">
              <dc:date>2016-07-19T00:00:00</dc:date>
              <text:p text:style-name="P1"><text:span text:style-name="T1">Chở mẹ đi cv vào trễ 1,5h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6.7945in" draw:caption-point-x="-0.2402in" draw:caption-point-y="0.611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7.7988in" svg:y="6.7965in" draw:caption-point-x="-0.2402in" draw:caption-point-y="0.6091in">
              <dc:date>2016-07-19T00:00:00</dc:date>
              <text:p text:style-name="P1"><text:span text:style-name="T1">Buổi sáng làm việc ở nhà, mẹ ốm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6.7996in" draw:caption-point-x="-0.2402in" draw:caption-point-y="0.6059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6.8012in" draw:caption-point-x="-0.2402in" draw:caption-point-y="0.6043in">
              <dc:date>2016-07-20T00:00:00</dc:date>
              <text:p text:style-name="P1"><text:span text:style-name="T1">Bí té, đau chân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6.8028in" draw:caption-point-x="-0.2402in" draw:caption-point-y="0.6028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6.8035in" draw:caption-point-x="-0.2402in" draw:caption-point-y="0.602in">
              <dc:date>2016-07-26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TruyenLVC</text:p>
          </table:table-cell>
          <table:table-cell table:style-name="ce136" table:formula="of:=SUM([.D32:.AH3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136" table:formula="of:=SUM([.D33:.AH33])" office:value-type="float" office:value="2">
            <text:p>2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7.2858in" draw:caption-point-x="-0.2402in" draw:caption-point-y="0.615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7.2874in" draw:caption-point-x="-0.2402in" draw:caption-point-y="0.6134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7.2894in" draw:caption-point-x="-0.2402in" draw:caption-point-y="0.6114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7.2894in" draw:caption-point-x="-0.2402in" draw:caption-point-y="0.6114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7.2933in" draw:caption-point-x="-0.2402in" draw:caption-point-y="0.6075in">
              <dc:date>2016-07-14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9.2661in" svg:y="7.2937in" draw:caption-point-x="-0.2402in" draw:caption-point-y="0.6071in">
              <dc:date>2016-07-18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7.2972in" draw:caption-point-x="-0.2402in" draw:caption-point-y="0.6035in">
              <dc:date>2016-07-22T00:00:00</dc:date>
              <text:p text:style-name="P1"><text:span text:style-name="T1">Đi trễ, 8h33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7.3in" draw:caption-point-x="-0.2402in" draw:caption-point-y="0.6008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3" draw:text-style-name="P1" svg:width="1.1413in" svg:height="0.7012in" svg:x="15.202in" svg:y="7.3008in" draw:caption-point-x="-0.2402in" draw:caption-point-y="0.6in">
              <dc:date>2016-07-29T00:00:00</dc:date>
              <text:p text:style-name="P1"><text:span text:style-name="T1">Vô trễ hơn 2h, 10h12 vào cty, tính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15.6587in" svg:y="7.3in" draw:caption-point-x="-0.2402in" draw:caption-point-y="0.6008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136" table:formula="of:=SUM([.D34:.AH34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202in" svg:y="7.5484in" draw:caption-point-x="-0.2402in" draw:caption-point-y="0.6in">
              <dc:date>2016-07-29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3"/>
          <table:table-cell table:style-name="ce141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 table:number-rows-repeated="98313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8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55"/>
        <table:table-column table:style-name="co22" table:number-columns-repeated="7" table:default-cell-style-name="ce155"/>
        <table:table-column table:style-name="co21" table:number-columns-repeated="16" table:default-cell-style-name="ce155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50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8" table:number-columns-spanned="2" table:number-rows-spanned="1">
            <text:p>8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6" table:number-columns-spanned="2" table:number-rows-spanned="1">
            <text:p>2016</text:p>
          </table:table-cell>
          <table:covered-table-cell table:style-name="ce161"/>
          <table:table-cell table:style-name="ce150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51" table:formula="of:=DATE([.$R$1];[.N1];1)" office:value-type="date" office:date-value="2016-08-01">
            <text:p>01</text:p>
          </table:table-cell>
          <table:table-cell table:style-name="ce151" table:formula="of:=[.D2]+1" office:value-type="date" office:date-value="2016-08-02">
            <text:p>02</text:p>
          </table:table-cell>
          <table:table-cell table:style-name="ce151" table:formula="of:=[.E2]+1" office:value-type="date" office:date-value="2016-08-03">
            <text:p>03</text:p>
          </table:table-cell>
          <table:table-cell table:style-name="ce151" table:formula="of:=[.F2]+1" office:value-type="date" office:date-value="2016-08-04">
            <text:p>04</text:p>
          </table:table-cell>
          <table:table-cell table:style-name="ce151" table:formula="of:=[.G2]+1" office:value-type="date" office:date-value="2016-08-05">
            <text:p>05</text:p>
          </table:table-cell>
          <table:table-cell table:style-name="ce151" table:formula="of:=[.H2]+1" office:value-type="date" office:date-value="2016-08-06">
            <text:p>06</text:p>
          </table:table-cell>
          <table:table-cell table:style-name="ce151" table:formula="of:=[.I2]+1" office:value-type="date" office:date-value="2016-08-07">
            <text:p>07</text:p>
          </table:table-cell>
          <table:table-cell table:style-name="ce151" table:formula="of:=[.J2]+1" office:value-type="date" office:date-value="2016-08-08">
            <text:p>08</text:p>
          </table:table-cell>
          <table:table-cell table:style-name="ce151" table:formula="of:=[.K2]+1" office:value-type="date" office:date-value="2016-08-09">
            <text:p>09</text:p>
          </table:table-cell>
          <table:table-cell table:style-name="ce151" table:formula="of:=[.L2]+1" office:value-type="date" office:date-value="2016-08-10">
            <text:p>10</text:p>
          </table:table-cell>
          <table:table-cell table:style-name="ce151" table:formula="of:=[.M2]+1" office:value-type="date" office:date-value="2016-08-11">
            <text:p>11</text:p>
          </table:table-cell>
          <table:table-cell table:style-name="ce151" table:formula="of:=[.N2]+1" office:value-type="date" office:date-value="2016-08-12">
            <text:p>12</text:p>
          </table:table-cell>
          <table:table-cell table:style-name="ce151" table:formula="of:=[.O2]+1" office:value-type="date" office:date-value="2016-08-13">
            <text:p>13</text:p>
          </table:table-cell>
          <table:table-cell table:style-name="ce151" table:formula="of:=[.P2]+1" office:value-type="date" office:date-value="2016-08-14">
            <text:p>14</text:p>
          </table:table-cell>
          <table:table-cell table:style-name="ce151" table:formula="of:=[.Q2]+1" office:value-type="date" office:date-value="2016-08-15">
            <text:p>15</text:p>
          </table:table-cell>
          <table:table-cell table:style-name="ce151" table:formula="of:=[.R2]+1" office:value-type="date" office:date-value="2016-08-16">
            <text:p>16</text:p>
          </table:table-cell>
          <table:table-cell table:style-name="ce151" table:formula="of:=[.S2]+1" office:value-type="date" office:date-value="2016-08-17">
            <text:p>17</text:p>
          </table:table-cell>
          <table:table-cell table:style-name="ce151" table:formula="of:=[.T2]+1" office:value-type="date" office:date-value="2016-08-18">
            <text:p>18</text:p>
          </table:table-cell>
          <table:table-cell table:style-name="ce151" table:formula="of:=[.U2]+1" office:value-type="date" office:date-value="2016-08-19">
            <text:p>19</text:p>
          </table:table-cell>
          <table:table-cell table:style-name="ce151" table:formula="of:=[.V2]+1" office:value-type="date" office:date-value="2016-08-20">
            <text:p>20</text:p>
          </table:table-cell>
          <table:table-cell table:style-name="ce151" table:formula="of:=[.W2]+1" office:value-type="date" office:date-value="2016-08-21">
            <text:p>21</text:p>
          </table:table-cell>
          <table:table-cell table:style-name="ce151" table:formula="of:=[.X2]+1" office:value-type="date" office:date-value="2016-08-22">
            <text:p>22</text:p>
          </table:table-cell>
          <table:table-cell table:style-name="ce151" table:formula="of:=[.Y2]+1" office:value-type="date" office:date-value="2016-08-23">
            <text:p>23</text:p>
          </table:table-cell>
          <table:table-cell table:style-name="ce151" table:formula="of:=[.Z2]+1" office:value-type="date" office:date-value="2016-08-24">
            <text:p>24</text:p>
          </table:table-cell>
          <table:table-cell table:style-name="ce151" table:formula="of:=[.AA2]+1" office:value-type="date" office:date-value="2016-08-25">
            <text:p>25</text:p>
          </table:table-cell>
          <table:table-cell table:style-name="ce151" table:formula="of:=[.AB2]+1" office:value-type="date" office:date-value="2016-08-26">
            <text:p>26</text:p>
          </table:table-cell>
          <table:table-cell table:style-name="ce151" table:formula="of:=[.AC2]+1" office:value-type="date" office:date-value="2016-08-27">
            <text:p>27</text:p>
          </table:table-cell>
          <table:table-cell table:style-name="ce151" table:formula="of:=[.AD2]+1" office:value-type="date" office:date-value="2016-08-28">
            <text:p>28</text:p>
          </table:table-cell>
          <table:table-cell table:style-name="ce151" table:formula="of:=[.AE2]+1" office:value-type="date" office:date-value="2016-08-29">
            <text:p>29</text:p>
          </table:table-cell>
          <table:table-cell table:style-name="ce151" table:formula="of:=[.AF2]+1" office:value-type="date" office:date-value="2016-08-30">
            <text:p>30</text:p>
          </table:table-cell>
          <table:table-cell table:style-name="ce151" table:formula="of:=[.AG2]+1" office:value-type="date" office:date-value="2016-08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49" table:formula="of:=SUM([.D4:.AH4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0.1063in" draw:caption-point-x="-0.2402in" draw:caption-point-y="0.6118in">
              <dc:date>2016-08-16T00:00:00</dc:date>
              <text:p text:style-name="P1"><text:span text:style-name="T1">Nghỉ buổi sáng đi DK thi TOEIC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0.1067in" draw:caption-point-x="-0.2402in" draw:caption-point-y="0.6114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0.1071in" draw:caption-point-x="-0.2402in" draw:caption-point-y="0.611in">
              <dc:date>2016-08-04T00:00:00</dc:date>
              <text:p text:style-name="P1"><text:span text:style-name="T1">Tối qua làm việc trễ, xin vô tr6e4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0.1079in" draw:caption-point-x="-0.2402in" draw:caption-point-y="0.6102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1091in" draw:caption-point-x="-0.2402in" draw:caption-point-y="0.6091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7.3094in" svg:y="0.1079in" draw:caption-point-x="-0.2402in" draw:caption-point-y="0.6102in">
              <dc:date>2016-08-08T00:00:00</dc:date>
              <text:p text:style-name="P1"><text:span text:style-name="T1">Đi thi TOEIC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1.0925in" svg:y="0.1146in" draw:caption-point-x="-0.2402in" draw:caption-point-y="0.6035in">
              <dc:date>2016-08-19T00:00:00</dc:date>
              <text:p text:style-name="P1"><text:span text:style-name="T1">Nhà có việc bận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5.6587in" svg:y="0.1177in" draw:caption-point-x="-0.2402in" draw:caption-point-y="0.6004in">
              <dc:date>2016-08-29T00:00:00</dc:date>
              <text:p text:style-name="P1"><text:span text:style-name="T1">Sáng đi lấy bảng điểm TOEIC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49" table:formula="of:=SUM([.D5:.AH5])" office:value-type="float" office:value="1.5">
            <text:p>1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5591in" svg:y="0.3543in" draw:caption-point-x="-0.2402in" draw:caption-point-y="0.6114in">
              <dc:date>2016-08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0.3547in" draw:caption-point-x="-0.2402in" draw:caption-point-y="0.611in">
              <dc:date>2016-08-04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0.3551in" draw:caption-point-x="-0.2402in" draw:caption-point-y="0.6106in">
              <dc:date>2016-08-05T00:00:00</dc:date>
              <text:p text:style-name="P1"><text:span text:style-name="T1">Bận việc nhà sáng nay vô trễ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2.9189in" svg:y="0.3638in" draw:caption-point-x="-0.2402in" draw:caption-point-y="0.602in">
              <dc:date>2016-08-23T00:00:00</dc:date>
              <text:p text:style-name="P1"><text:span text:style-name="T1">Bị nổi mẩn, rôm sảy</text:span></text:p>
            </office:annotation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49" table:formula="of:=SUM([.D6:.AH6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0.6024in" draw:caption-point-x="-0.2402in" draw:caption-point-y="0.611in">
              <dc:date>2016-08-04T00:00:00</dc:date>
              <text:p text:style-name="P1"><text:span text:style-name="T1">Đi khám bện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3311in" svg:y="0.6043in" draw:caption-point-x="-0.2402in" draw:caption-point-y="0.6091in">
              <dc:date>2016-08-09T00:00:00</dc:date>
              <text:p text:style-name="P1"><text:span text:style-name="T1">Đuâ ng nhà đi khám bệnh, xin vào trễ 1h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0.1791in" svg:y="0.6079in" draw:caption-point-x="-0.2402in" draw:caption-point-y="0.6055in">
              <dc:date>2016-08-17T00:00:00</dc:date>
              <text:p text:style-name="P1"><text:span text:style-name="T1">Bận việc riêng đột xuát, vào trễ 40'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49" table:formula="of:=SUM([.D7:.AH7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0.8488in" draw:caption-point-x="-0.2402in" draw:caption-point-y="0.6122in">
              <dc:date>2016-08-02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9094in" draw:caption-point-x="-0.2402in" draw:caption-point-y="0.5516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0.8531in" draw:caption-point-x="-0.2402in" draw:caption-point-y="0.6079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0.8535in" draw:caption-point-x="-0.2402in" draw:caption-point-y="0.6075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13.8323in" svg:y="0.8598in" draw:caption-point-x="-0.2402in" draw:caption-point-y="0.6012in">
              <dc:date>2016-08-25T00:00:00</dc:date>
              <text:p text:style-name="P1"><text:span text:style-name="T1">Lên trườ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0.8606in" draw:caption-point-x="-0.2402in" draw:caption-point-y="0.6004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6.572in" svg:y="0.863in" draw:caption-point-x="-0.2402in" draw:caption-point-y="0.598in">
              <dc:date>2016-08-31T00:00:00</dc:date>
              <text:p text:style-name="P1"><text:span text:style-name="T1">8h50 vào cty, bị CAGT phạt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49" table:formula="of:=SUM([.D8:.AH8])" office:value-type="float" office:value="0.5"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1.0969in" draw:caption-point-x="-0.2402in" draw:caption-point-y="0.6118in">
              <dc:date>2016-08-02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1.1008in" draw:caption-point-x="-0.2402in" draw:caption-point-y="0.6079in">
              <dc:date>2016-08-11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49" table:formula="of:=SUM([.D9:.AH9])" office:value-type="float" office:value="2">
            <text:p>2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1.3457in" draw:caption-point-x="-0.2402in" draw:caption-point-y="0.611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8205in" svg:y="1.3484in" draw:caption-point-x="-0.2402in" draw:caption-point-y="0.6083in">
              <dc:date>2016-08-1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1.3512in" draw:caption-point-x="-0.2402in" draw:caption-point-y="0.6055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1.3535in" draw:caption-point-x="-0.2402in" draw:caption-point-y="0.6031in">
              <dc:date>2016-08-22T00:00:00</dc:date>
              <text:p text:style-name="P1"><text:span text:style-name="T1">Bị té xe</text:span></text:p>
            </office:annotation>
            <text:p>1</text:p>
          </table:table-cell>
          <table:table-cell table:style-name="ce153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49" table:formula="of:=SUM([.D10:.AH1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49" table:formula="of:=SUM([.D11:.AH1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1.8417in" draw:caption-point-x="-0.2402in" draw:caption-point-y="0.6102in">
              <dc:date>2016-08-08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1.8508in" draw:caption-point-x="-0.2402in" draw:caption-point-y="0.6012in">
              <dc:date>2016-08-25T00:00:00</dc:date>
              <text:p text:style-name="P1"><text:span text:style-name="T1">Trễ 8h4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1.8524in" draw:caption-point-x="-0.2402in" draw:caption-point-y="0.5996in">
              <dc:date>2016-08-30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49" table:formula="of:=SUM([.D12:.AH12])" office:value-type="float" office:value="1.5">
            <text:p>1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3311in" svg:y="2.0906in" draw:caption-point-x="-0.2402in" draw:caption-point-y="0.6091in">
              <dc:date>2016-08-09T00:00:00</dc:date>
              <text:p text:style-name="P1"><text:span text:style-name="T1">Bận việc riêng, xin vào trễ, 8h40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7.7988in" svg:y="2.0921in" draw:caption-point-x="-0.2402in" draw:caption-point-y="0.6075in">
              <dc:date>2016-08-15T00:00:00</dc:date>
              <text:p text:style-name="P1"><text:span text:style-name="T1">Bận họp trên trường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0953in" draw:caption-point-x="-0.2402in" draw:caption-point-y="0.6043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3756in" svg:y="2.098in" draw:caption-point-x="-0.2402in" draw:caption-point-y="0.6016in">
              <dc:date>2016-08-24T00:00:00</dc:date>
              <text:p text:style-name="P1"><text:span text:style-name="T1">Vào rồi nhưng ra ngân hàng có xíu việc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8323in" svg:y="2.0984in" draw:caption-point-x="-0.2402in" draw:caption-point-y="0.6012in">
              <dc:date>2016-08-25T00:00:00</dc:date>
              <text:p text:style-name="P1"><text:span text:style-name="T1">Nhà có việc đột xuất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49" table:formula="of:=SUM([.D13:.AH1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string">
            <text:p>?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49" table:formula="of:=SUM([.D14:.AH14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2.5827in" draw:caption-point-x="-0.2402in" draw:caption-point-y="0.6122in">
              <dc:date>2016-08-01T00:00:00</dc:date>
              <text:p text:style-name="P1"><text:span text:style-name="T1">Ra bưu điện gửi đồ, 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5835in" draw:caption-point-x="-0.2402in" draw:caption-point-y="0.6114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2.5839in" draw:caption-point-x="-0.2402in" draw:caption-point-y="0.611in">
              <dc:date>2016-08-04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2.5866in" draw:caption-point-x="-0.2402in" draw:caption-point-y="0.6083in">
              <dc:date>2016-08-10T00:00:00</dc:date>
              <text:p text:style-name="P1"><text:span text:style-name="T1">8h40 vào cty, tối qua làm trễ</text:span></text:p>
            </office:annotation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7.3094in" svg:y="2.587in" draw:caption-point-x="-0.2402in" draw:caption-point-y="0.6079in">
              <dc:date>2016-08-11T00:00:00</dc:date>
              <text:p text:style-name="P1"><text:span text:style-name="T1">Bị ốm, mệt xin vào trễ chút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2.5878in" draw:caption-point-x="-0.2402in" draw:caption-point-y="0.6071in">
              <dc:date>2016-08-12T00:00:00</dc:date>
              <text:p text:style-name="P1"><text:span text:style-name="T1">8h5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2.5878in" draw:caption-point-x="-0.2402in" draw:caption-point-y="0.6071in">
              <dc:date>2016-08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5906in" draw:caption-point-x="-0.2402in" draw:caption-point-y="0.6043in">
              <dc:date>2016-08-18T00:00:00</dc:date>
              <text:p text:style-name="P1"><text:span text:style-name="T1">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7" draw:text-style-name="P1" svg:width="1.1413in" svg:height="0.2634in" svg:x="12.4622in" svg:y="2.5917in" draw:caption-point-x="-0.2402in" draw:caption-point-y="0.6031in">
              <dc:date>2016-08-22T00:00:00</dc:date>
              <text:p text:style-name="P1"><text:span text:style-name="T1">Đi khám tai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5937in" draw:caption-point-x="-0.2402in" draw:caption-point-y="0.6012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5945in" draw:caption-point-x="-0.2402in" draw:caption-point-y="0.6004in">
              <dc:date>2016-08-29T00:00:00</dc:date>
              <text:p text:style-name="P1"><text:span text:style-name="T1">8h4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2.5953in" draw:caption-point-x="-0.2402in" draw:caption-point-y="0.5996in">
              <dc:date>2016-08-30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49" table:formula="of:=SUM([.D15:.AH15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2.8307in" draw:caption-point-x="-0.2402in" draw:caption-point-y="0.6118in">
              <dc:date>2016-08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8311in" draw:caption-point-x="-0.2402in" draw:caption-point-y="0.6114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2.8366in" draw:caption-point-x="-0.2402in" draw:caption-point-y="0.6059in">
              <dc:date>2016-08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5.8421in" svg:y="2.8323in" draw:caption-point-x="-0.2402in" draw:caption-point-y="0.6102in">
              <dc:date>2016-08-08T00:00:00</dc:date>
              <text:p text:style-name="P1"><text:span text:style-name="T1">Xin vào trễ, máy đang update, ko tắt dc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2.8909in" draw:caption-point-x="-0.2402in" draw:caption-point-y="0.5516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2.8409in" draw:caption-point-x="-0.2402in" draw:caption-point-y="0.6016in">
              <dc:date>2016-08-24T00:00:00</dc:date>
              <text:p text:style-name="P1"><text:span text:style-name="T1">8h43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8413in" draw:caption-point-x="-0.2402in" draw:caption-point-y="0.6012in">
              <dc:date>2016-08-25T00:00:00</dc:date>
              <text:p text:style-name="P1"><text:span text:style-name="T1">Trễ 8h40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8421in" draw:caption-point-x="-0.2402in" draw:caption-point-y="0.6004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49" table:formula="of:=SUM([.D16:.AH1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49" table:formula="of:=SUM([.D17:.AH17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3.3276in" draw:caption-point-x="-0.2402in" draw:caption-point-y="0.6106in">
              <dc:date>2016-08-05T00:00:00</dc:date>
              <text:p text:style-name="P1"><text:span text:style-name="T1">Đi nộp phạt xin vào trễ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6.8205in" svg:y="3.3299in" draw:caption-point-x="-0.2402in" draw:caption-point-y="0.6083in">
              <dc:date>2016-08-1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3.3307in" draw:caption-point-x="-0.2402in" draw:caption-point-y="0.6075in">
              <dc:date>2016-08-12T00:00:00</dc:date>
              <text:p text:style-name="P1"><text:span text:style-name="T1">Bận việc riêng, xin đi trễ chút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49" table:formula="of:=SUM([.D18:.AH18])" office:value-type="float" office:value="1.5">
            <text:p>1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3.5815in" draw:caption-point-x="-0.2402in" draw:caption-point-y="0.6043in">
              <dc:date>2016-08-17T00:00:00</dc:date>
              <text:p text:style-name="P1"><text:span text:style-name="T1">Bị đau lư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289in" svg:y="3.585in" draw:caption-point-x="-0.2402in" draw:caption-point-y="0.6008in">
              <dc:date>2016-09-06T00:00:00</dc:date>
              <text:p text:style-name="P1"><text:span text:style-name="T1">Nghỉ buổi sáng đi khám lung</text:span></text:p>
            </office:annotation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149" table:formula="of:=SUM([.D19:.AH19])" office:value-type="float" office:value="0.5"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3.8228in" draw:caption-point-x="-0.2402in" draw:caption-point-y="0.6106in">
              <dc:date>2016-08-04T00:00:00</dc:date>
              <text:p text:style-name="P1"><text:span text:style-name="T1">Nghỉ buổi chiều,có việc riêng cần giải quyết</text:span></text:p>
            </office:annotation>
            <text:p>0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3.8252in" draw:caption-point-x="-0.2402in" draw:caption-point-y="0.6083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49" table:formula="of:=SUM([.D20:.AH2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4.0736in" draw:caption-point-x="-0.2402in" draw:caption-point-y="0.6075in">
              <dc:date>2016-08-12T00:00:00</dc:date>
              <text:p text:style-name="P1"><text:span text:style-name="T1">Ra bank có xíu việc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49" table:formula="of:=SUM([.D21:.AH21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4.3256in" draw:caption-point-x="-0.2402in" draw:caption-point-y="0.6031in">
              <dc:date>2016-08-22T00:00:00</dc:date>
              <text:p text:style-name="P1"><text:span text:style-name="T1">Bị ốm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3272in" draw:caption-point-x="-0.2402in" draw:caption-point-y="0.6016in">
              <dc:date>2016-08-24T00:00:00</dc:date>
              <text:p text:style-name="P1"><text:span text:style-name="T1">Chở bé đi khám bệnh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4.3291in" draw:caption-point-x="-0.2402in" draw:caption-point-y="0.5996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49" table:formula="of:=SUM([.D22:.AH22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49" table:formula="of:=SUM([.D23:.AH23])" office:value-type="float" office:value="2.5">
            <text:p>2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2" draw:text-style-name="P1" svg:width="1.1413in" svg:height="0.5457in" svg:x="9.2661in" svg:y="4.8169in" draw:caption-point-x="-0.2402in" draw:caption-point-y="0.6071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style-name="ce153" office:value-type="float" office:value="0.5">
            <office:annotation draw:style-name="gr2" draw:text-style-name="P1" svg:width="1.1413in" svg:height="0.5457in" svg:x="9.7228in" svg:y="4.8169in" draw:caption-point-x="-0.2402in" draw:caption-point-y="0.6071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4.8169in" draw:caption-point-x="-0.2402in" draw:caption-point-y="0.6071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8224in" draw:caption-point-x="-0.2402in" draw:caption-point-y="0.6016in">
              <dc:date>2016-08-24T00:00:00</dc:date>
              <text:p text:style-name="P1"><text:span text:style-name="T1">Qua trường xin vào trê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6.1154in" svg:y="4.8252in" draw:caption-point-x="-0.2402in" draw:caption-point-y="0.5988in">
              <dc:date>2016-08-3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NhuPHQ</text:p>
          </table:table-cell>
          <table:table-cell table:style-name="ce149" table:formula="of:=SUM([.D24:.AH24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PhuongTH</text:p>
          </table:table-cell>
          <table:table-cell table:style-name="ce149" table:formula="of:=SUM([.D25:.AH25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5.3173in" draw:caption-point-x="-0.2402in" draw:caption-point-y="0.602in">
              <dc:date>2016-08-23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PhongTH</text:p>
          </table:table-cell>
          <table:table-cell table:style-name="ce149" table:formula="of:=SUM([.D26:.AH26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1024in" svg:y="5.5559in" draw:caption-point-x="-0.2402in" draw:caption-point-y="0.6114in">
              <dc:date>2016-08-02T00:00:00</dc:date>
              <text:p text:style-name="P1"><text:span text:style-name="T1">Vô trễ 1h45', ngủ quên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5.5571in" draw:caption-point-x="-0.2402in" draw:caption-point-y="0.6102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9.2661in" svg:y="5.561in" draw:caption-point-x="-0.2402in" draw:caption-point-y="0.6063in">
              <dc:date>2016-08-16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SonPX</text:p>
          </table:table-cell>
          <table:table-cell table:style-name="ce149" table:formula="of:=SUM([.D27:.AH27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4.0157in" svg:y="5.8039in" draw:caption-point-x="-0.2402in" draw:caption-point-y="0.611in">
              <dc:date>2016-08-04T00:00:00</dc:date>
              <text:p text:style-name="P1"><text:span text:style-name="T1">Tông xe, đưa ng bị tông xe đi khám</text:span></text:p>
            </office:annotation>
            <text:p>0.5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5.8067in" draw:caption-point-x="-0.2402in" draw:caption-point-y="0.6083in">
              <dc:date>2016-08-09T00:00:00</dc:date>
              <text:p text:style-name="P1"><text:span text:style-name="T1">Nghỉ buổi chiều, bị đau ngực, đau đầu</text:span></text:p>
              <text:p text:style-name="P1"><text:span text:style-name="T1"/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ienND</text:p>
          </table:table-cell>
          <table:table-cell table:style-name="ce149" table:formula="of:=SUM([.D28:.AH28])" office:value-type="float" office:value="2">
            <text:p>2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6.052in" draw:caption-point-x="-0.2402in" draw:caption-point-y="0.6106in">
              <dc:date>2016-08-05T00:00:00</dc:date>
              <text:p text:style-name="P1"><text:span text:style-name="T1">Bạn gái bị té xe</text:span></text:p>
            </office:annotation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6.061in" draw:caption-point-x="-0.2402in" draw:caption-point-y="0.6016in">
              <dc:date>2016-08-24T00:00:00</dc:date>
              <text:p text:style-name="P1"><text:span text:style-name="T1">Sáng ra ngân hàng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6.572in" svg:y="6.0626in" draw:caption-point-x="-0.2402in" draw:caption-point-y="0.6in">
              <dc:date>2016-08-29T00:00:00</dc:date>
              <text:p text:style-name="P1"><text:span text:style-name="T1">Về quê đám giỗ bà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ThaoDTH</text:p>
          </table:table-cell>
          <table:table-cell table:style-name="ce149" table:formula="of:=SUM([.D29:.AH29])" office:value-type="float" office:value="0"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6.2996in" draw:caption-point-x="-0.2402in" draw:caption-point-y="0.6106in">
              <dc:date>2016-08-05T00:00:00</dc:date>
              <text:p text:style-name="P1"><text:span text:style-name="T1">Xe bị hư xin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6.3in" draw:caption-point-x="-0.2402in" draw:caption-point-y="0.6102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6.302in" draw:caption-point-x="-0.2402in" draw:caption-point-y="0.6083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6.3028in" draw:caption-point-x="-0.2402in" draw:caption-point-y="0.6075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2.9189in" svg:y="6.3083in" draw:caption-point-x="-0.2402in" draw:caption-point-y="0.602in">
              <dc:date>2016-08-23T00:00:00</dc:date>
              <text:p text:style-name="P1"><text:span text:style-name="T1">Bận việc nhà nên vô trễ chút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6.3106in" draw:caption-point-x="-0.2402in" draw:caption-point-y="0.5996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ThamDT</text:p>
          </table:table-cell>
          <table:table-cell table:style-name="ce149" table:formula="of:=SUM([.D30:.AH3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9.7228in" svg:y="6.5516in" draw:caption-point-x="-0.2402in" draw:caption-point-y="0.6063in">
              <dc:date>2016-08-16T00:00:00</dc:date>
              <text:p text:style-name="P1"><text:span text:style-name="T1">Bị mệt, đau đầu, đi trễ, 9h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ThinhDH</text:p>
          </table:table-cell>
          <table:table-cell table:style-name="ce149" table:formula="of:=SUM([.D31:.AH31])" office:value-type="float" office:value="5.5">
            <text:p>5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9.2661in" svg:y="6.7984in" draw:caption-point-x="-0.2402in" draw:caption-point-y="0.6071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9.7228in" svg:y="6.7984in" draw:caption-point-x="-0.2402in" draw:caption-point-y="0.6071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1791in" svg:y="6.7984in" draw:caption-point-x="-0.2402in" draw:caption-point-y="0.6071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6.7984in" draw:caption-point-x="-0.2402in" draw:caption-point-y="0.6071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6.7984in" draw:caption-point-x="-0.2402in" draw:caption-point-y="0.6071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2.9189in" svg:y="6.8035in" draw:caption-point-x="-0.2402in" draw:caption-point-y="0.602in">
              <dc:date>2016-08-22T00:00:00</dc:date>
              <text:p text:style-name="P1"><text:span text:style-name="T1">Dky chỗ ở KTX và dọn phò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ThinhT</text:p>
          </table:table-cell>
          <table:table-cell table:style-name="ce149" table:formula="of:=SUM([.D32:.AH32])" office:value-type="float" office:value="1.5">
            <text:p>1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472in" svg:y="7.0421in" draw:caption-point-x="-0.2402in" draw:caption-point-y="0.611in">
              <dc:date>2016-08-04T00:00:00</dc:date>
              <text:p text:style-name="P1"><text:span text:style-name="T1">Tái khám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7.0457in" draw:caption-point-x="-0.2402in" draw:caption-point-y="0.6075in">
              <dc:date>2016-08-12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3" draw:text-style-name="P1" svg:width="1.1413in" svg:height="0.7012in" svg:x="12.4622in" svg:y="7.05in" draw:caption-point-x="-0.2402in" draw:caption-point-y="0.6031in">
              <dc:date>2016-08-22T00:00:00</dc:date>
              <text:p text:style-name="P1"><text:span text:style-name="T1">Đưa Duyên vô bệnh viện, vô trễ, 10h30 vào cty <text:s/>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7.0516in" draw:caption-point-x="-0.2402in" draw:caption-point-y="0.6016in">
              <dc:date>2016-08-24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14.289in" svg:y="7.0524in" draw:caption-point-x="-0.2402in" draw:caption-point-y="0.6008in">
              <dc:date>2016-08-26T00:00:00</dc:date>
              <text:p text:style-name="P1"><text:span text:style-name="T1">Tối qua OT, duối quá xin đi tre644, 9h30 vào cty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ThoaiVK</text:p>
          </table:table-cell>
          <table:table-cell table:style-name="ce149" table:formula="of:=SUM([.D33:.AH33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3.1024in" svg:y="7.289in" draw:caption-point-x="-0.2402in" draw:caption-point-y="0.6118in">
              <dc:date>2016-08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2894in" draw:caption-point-x="-0.2402in" draw:caption-point-y="0.6114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2902in" draw:caption-point-x="-0.2402in" draw:caption-point-y="0.6106in">
              <dc:date>2016-08-05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7.3492in" draw:caption-point-x="-0.2402in" draw:caption-point-y="0.5516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8205in" svg:y="7.2925in" draw:caption-point-x="-0.2402in" draw:caption-point-y="0.6083in">
              <dc:date>2016-08-16T00:00:00</dc:date>
              <text:p text:style-name="P1"><text:span text:style-name="T1">Vô trễ, chở bà đi tái khám, 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7.2933in" draw:caption-point-x="-0.2402in" draw:caption-point-y="0.6075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7.2953in" draw:caption-point-x="-0.2402in" draw:caption-point-y="0.6055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7.3012in" draw:caption-point-x="-0.2402in" draw:caption-point-y="0.5996in">
              <dc:date>2016-08-30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ThuyLTT</text:p>
          </table:table-cell>
          <table:table-cell table:style-name="ce149" table:formula="of:=SUM([.D34:.AH34])" office:value-type="float" office:value="2">
            <text:p>2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537in" draw:caption-point-x="-0.2402in" draw:caption-point-y="0.6114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7.5374in" draw:caption-point-x="-0.2402in" draw:caption-point-y="0.611in">
              <dc:date>2016-08-04T00:00:00</dc:date>
              <text:p text:style-name="P1"><text:span text:style-name="T1">Bận việc nhà đi trễ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7.5409in" draw:caption-point-x="-0.2402in" draw:caption-point-y="0.6075in">
              <dc:date>2016-08-16T00:00:00</dc:date>
              <text:p text:style-name="P1"><text:span text:style-name="T1">Bị ốm, ~12h vào cty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7.5413in" draw:caption-point-x="-0.2402in" draw:caption-point-y="0.6071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5465in" draw:caption-point-x="-0.2402in" draw:caption-point-y="0.602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3756in" svg:y="7.5469in" draw:caption-point-x="-0.2402in" draw:caption-point-y="0.6016in">
              <dc:date>2016-08-24T00:00:00</dc:date>
              <text:p text:style-name="P1"><text:span text:style-name="T1">Bị trúng thực, off buổi sáng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7.5472in" draw:caption-point-x="-0.2402in" draw:caption-point-y="0.6012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7.548in" draw:caption-point-x="-0.2402in" draw:caption-point-y="0.6004in">
              <dc:date>2016-08-2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TruyenLVC</text:p>
          </table:table-cell>
          <table:table-cell table:style-name="ce149" table:formula="of:=SUM([.D35:.AH35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7.7921in" draw:caption-point-x="-0.2402in" draw:caption-point-y="0.6043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7945in" draw:caption-point-x="-0.2402in" draw:caption-point-y="0.602in">
              <dc:date>2016-08-2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7.7961in" draw:caption-point-x="-0.2402in" draw:caption-point-y="0.6004in">
              <dc:date>2016-08-29T00:00:00</dc:date>
              <text:p text:style-name="P1"><text:span text:style-name="T1">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6.572in" svg:y="7.8in" draw:caption-point-x="-0.2402in" draw:caption-point-y="0.5965in">
              <dc:date>2016-09-06T00:00:00</dc:date>
              <text:p text:style-name="P1"><text:span text:style-name="T1">Nhà có việc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VietBA</text:p>
          </table:table-cell>
          <table:table-cell table:style-name="ce149" table:formula="of:=SUM([.D36:.AH36])" office:value-type="float" office:value="1.5">
            <text:p>1.5</text:p>
          </table:table-cell>
          <table:table-cell table:style-name="ce153" office:value-type="float" office:value="0">
            <office:annotation draw:style-name="gr7" draw:text-style-name="P1" svg:width="1.1413in" svg:height="0.2634in" svg:x="2.6457in" svg:y="8.0319in" draw:caption-point-x="-0.2402in" draw:caption-point-y="0.6122in">
              <dc:date>2016-08-0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8.0343in" draw:caption-point-x="-0.2402in" draw:caption-point-y="0.6098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6.8205in" svg:y="8.0358in" draw:caption-point-x="-0.2402in" draw:caption-point-y="0.6083in">
              <dc:date>2016-08-16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0421in" draw:caption-point-x="-0.2402in" draw:caption-point-y="0.602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13.3756in" svg:y="8.0425in" draw:caption-point-x="-0.2402in" draw:caption-point-y="0.6016in">
              <dc:date>2016-08-24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5.6587in" svg:y="8.0437in" draw:caption-point-x="-0.2402in" draw:caption-point-y="0.6004in">
              <dc:date>2016-08-29T00:00:00</dc:date>
              <text:p text:style-name="P1"><text:span text:style-name="T1">Đưa con đi khám bệnh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8.0445in" draw:caption-point-x="-0.2402in" draw:caption-point-y="0.5996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VinhP</text:p>
          </table:table-cell>
          <table:table-cell table:style-name="ce149" table:formula="of:=SUM([.D37:.AH37])" office:value-type="float" office:value="0.5">
            <text:p>0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289in" svg:y="8.2913in" draw:caption-point-x="-0.2402in" draw:caption-point-y="0.6004in">
              <dc:date>2016-08-29T00:00:00</dc:date>
              <text:p text:style-name="P1"><text:span text:style-name="T1">Nghỉ buổi chiều, đau bao tử</text:span></text:p>
            </office:annotation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6"/>
          <table:table-cell table:style-name="ce154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7" table:number-columns-repeated="7"/>
          <table:table-cell table:style-name="ce154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 table:number-rows-repeated="98313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9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69"/>
        <table:table-column table:style-name="co22" table:number-columns-repeated="7" table:default-cell-style-name="ce169"/>
        <table:table-column table:style-name="co21" table:number-columns-repeated="16" table:default-cell-style-name="ce16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64" table:number-columns-repeated="8"/>
          <table:table-cell table:style-name="ce172" office:value-type="string" table:number-columns-spanned="2" table:number-rows-spanned="1">
            <text:p>Month</text:p>
          </table:table-cell>
          <table:covered-table-cell table:style-name="ce173"/>
          <table:table-cell table:style-name="ce174" table:content-validation-name="val1" office:value-type="float" office:value="9" table:number-columns-spanned="2" table:number-rows-spanned="1">
            <text:p>9</text:p>
          </table:table-cell>
          <table:covered-table-cell table:style-name="ce173"/>
          <table:table-cell table:style-name="ce172" office:value-type="string" table:number-columns-spanned="2" table:number-rows-spanned="1">
            <text:p>Year</text:p>
          </table:table-cell>
          <table:covered-table-cell table:style-name="ce173"/>
          <table:table-cell table:style-name="ce172" office:value-type="float" office:value="2016" table:number-columns-spanned="2" table:number-rows-spanned="1">
            <text:p>2016</text:p>
          </table:table-cell>
          <table:covered-table-cell table:style-name="ce175"/>
          <table:table-cell table:style-name="ce164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65" table:formula="of:=DATE([.$R$1];[.N1];1)" office:value-type="date" office:date-value="2016-09-01">
            <text:p>01</text:p>
          </table:table-cell>
          <table:table-cell table:style-name="ce165" table:formula="of:=[.D2]+1" office:value-type="date" office:date-value="2016-09-02">
            <office:annotation draw:style-name="gr4" draw:text-style-name="P1" svg:width="1.1413in" svg:height="0.3902in" svg:x="3.1024in" svg:y="0in" draw:caption-point-x="-0.2402in" draw:caption-point-y="0.2374in">
              <dc:date>2016-09-01T00:00:00</dc:date>
              <text:p text:style-name="P1"><text:span text:style-name="T1">Nghỉ lễ Quốc Khánh</text:span></text:p>
            </office:annotation>
            <text:p>02</text:p>
          </table:table-cell>
          <table:table-cell table:style-name="ce165" table:formula="of:=[.E2]+1" office:value-type="date" office:date-value="2016-09-03">
            <text:p>03</text:p>
          </table:table-cell>
          <table:table-cell table:style-name="ce165" table:formula="of:=[.F2]+1" office:value-type="date" office:date-value="2016-09-04">
            <text:p>04</text:p>
          </table:table-cell>
          <table:table-cell table:style-name="ce165" table:formula="of:=[.G2]+1" office:value-type="date" office:date-value="2016-09-05">
            <text:p>05</text:p>
          </table:table-cell>
          <table:table-cell table:style-name="ce165" table:formula="of:=[.H2]+1" office:value-type="date" office:date-value="2016-09-06">
            <text:p>06</text:p>
          </table:table-cell>
          <table:table-cell table:style-name="ce165" table:formula="of:=[.I2]+1" office:value-type="date" office:date-value="2016-09-07">
            <text:p>07</text:p>
          </table:table-cell>
          <table:table-cell table:style-name="ce165" table:formula="of:=[.J2]+1" office:value-type="date" office:date-value="2016-09-08">
            <text:p>08</text:p>
          </table:table-cell>
          <table:table-cell table:style-name="ce165" table:formula="of:=[.K2]+1" office:value-type="date" office:date-value="2016-09-09">
            <text:p>09</text:p>
          </table:table-cell>
          <table:table-cell table:style-name="ce165" table:formula="of:=[.L2]+1" office:value-type="date" office:date-value="2016-09-10">
            <text:p>10</text:p>
          </table:table-cell>
          <table:table-cell table:style-name="ce165" table:formula="of:=[.M2]+1" office:value-type="date" office:date-value="2016-09-11">
            <text:p>11</text:p>
          </table:table-cell>
          <table:table-cell table:style-name="ce165" table:formula="of:=[.N2]+1" office:value-type="date" office:date-value="2016-09-12">
            <text:p>12</text:p>
          </table:table-cell>
          <table:table-cell table:style-name="ce165" table:formula="of:=[.O2]+1" office:value-type="date" office:date-value="2016-09-13">
            <text:p>13</text:p>
          </table:table-cell>
          <table:table-cell table:style-name="ce165" table:formula="of:=[.P2]+1" office:value-type="date" office:date-value="2016-09-14">
            <text:p>14</text:p>
          </table:table-cell>
          <table:table-cell table:style-name="ce165" table:formula="of:=[.Q2]+1" office:value-type="date" office:date-value="2016-09-15">
            <text:p>15</text:p>
          </table:table-cell>
          <table:table-cell table:style-name="ce165" table:formula="of:=[.R2]+1" office:value-type="date" office:date-value="2016-09-16">
            <text:p>16</text:p>
          </table:table-cell>
          <table:table-cell table:style-name="ce165" table:formula="of:=[.S2]+1" office:value-type="date" office:date-value="2016-09-17">
            <text:p>17</text:p>
          </table:table-cell>
          <table:table-cell table:style-name="ce165" table:formula="of:=[.T2]+1" office:value-type="date" office:date-value="2016-09-18">
            <text:p>18</text:p>
          </table:table-cell>
          <table:table-cell table:style-name="ce165" table:formula="of:=[.U2]+1" office:value-type="date" office:date-value="2016-09-19">
            <text:p>19</text:p>
          </table:table-cell>
          <table:table-cell table:style-name="ce165" table:formula="of:=[.V2]+1" office:value-type="date" office:date-value="2016-09-20">
            <text:p>20</text:p>
          </table:table-cell>
          <table:table-cell table:style-name="ce165" table:formula="of:=[.W2]+1" office:value-type="date" office:date-value="2016-09-21">
            <text:p>21</text:p>
          </table:table-cell>
          <table:table-cell table:style-name="ce165" table:formula="of:=[.X2]+1" office:value-type="date" office:date-value="2016-09-22">
            <text:p>22</text:p>
          </table:table-cell>
          <table:table-cell table:style-name="ce165" table:formula="of:=[.Y2]+1" office:value-type="date" office:date-value="2016-09-23">
            <text:p>23</text:p>
          </table:table-cell>
          <table:table-cell table:style-name="ce165" table:formula="of:=[.Z2]+1" office:value-type="date" office:date-value="2016-09-24">
            <text:p>24</text:p>
          </table:table-cell>
          <table:table-cell table:style-name="ce165" table:formula="of:=[.AA2]+1" office:value-type="date" office:date-value="2016-09-25">
            <text:p>25</text:p>
          </table:table-cell>
          <table:table-cell table:style-name="ce165" table:formula="of:=[.AB2]+1" office:value-type="date" office:date-value="2016-09-26">
            <text:p>26</text:p>
          </table:table-cell>
          <table:table-cell table:style-name="ce165" table:formula="of:=[.AC2]+1" office:value-type="date" office:date-value="2016-09-27">
            <text:p>27</text:p>
          </table:table-cell>
          <table:table-cell table:style-name="ce165" table:formula="of:=[.AD2]+1" office:value-type="date" office:date-value="2016-09-28">
            <text:p>28</text:p>
          </table:table-cell>
          <table:table-cell table:style-name="ce165" table:formula="of:=[.AE2]+1" office:value-type="date" office:date-value="2016-09-29">
            <text:p>29</text:p>
          </table:table-cell>
          <table:table-cell table:style-name="ce165" table:formula="of:=[.AF2]+1" office:value-type="date" office:date-value="2016-09-30">
            <text:p>30</text:p>
          </table:table-cell>
          <table:table-cell table:style-name="ce165" table:formula="of:=[.AG2]+1" office:value-type="date" office:date-value="2016-10-01">
            <text:p>0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6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63" table:formula="of:=SUM([.D4:.AH4])" office:value-type="float" office:value="1">
            <text:p>1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0.1091in" draw:caption-point-x="-0.2402in" draw:caption-point-y="0.6091in">
              <dc:date>2016-09-01T00:00:00</dc:date>
              <text:p text:style-name="P1"><text:span text:style-name="T1">8h37 vào cty</text:span></text:p>
            </office:annotation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5.3854in" svg:y="0.1114in" draw:caption-point-x="-0.2402in" draw:caption-point-y="0.6067in">
              <dc:date>2016-09-07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0.1118in" draw:caption-point-x="-0.2402in" draw:caption-point-y="0.6063in">
              <dc:date>2016-09-0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7.7988in" svg:y="0.1134in" draw:caption-point-x="-0.2402in" draw:caption-point-y="0.6047in">
              <dc:date>2016-09-12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7228in" svg:y="0.1154in" draw:caption-point-x="-0.2402in" draw:caption-point-y="0.6028in">
              <dc:date>2016-09-16T00:00:00</dc:date>
              <text:p text:style-name="P1"><text:span text:style-name="T1">NGHỈ BUỔI SÁNG, nhậu xỉn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11.0925in" svg:y="0.1161in" draw:caption-point-x="-0.2402in" draw:caption-point-y="0.602in">
              <dc:date>2016-09-19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0.1165in" draw:caption-point-x="-0.2402in" draw:caption-point-y="0.6016in">
              <dc:date>2016-09-20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0.1181in" draw:caption-point-x="-0.2402in" draw:caption-point-y="0.6in">
              <dc:date>2016-09-23T00:00:00</dc:date>
              <text:p text:style-name="P1"><text:span text:style-name="T1">8h38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4.7457in" svg:y="0.1201in" draw:caption-point-x="-0.2402in" draw:caption-point-y="0.598in">
              <dc:date>2016-09-27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0.1209in" draw:caption-point-x="-0.2402in" draw:caption-point-y="0.5972in">
              <dc:date>2016-09-28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0.1213in" draw:caption-point-x="-0.2402in" draw:caption-point-y="0.5969in">
              <dc:date>2016-09-29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63" table:formula="of:=SUM([.D5:.AH5])" office:value-type="float" office:value="1"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0.3563in" draw:caption-point-x="-0.2402in" draw:caption-point-y="0.6094in">
              <dc:date>2016-08-31T00:00:00</dc:date>
              <text:p text:style-name="P1"><text:span text:style-name="T1">Nghỉ buổi sáng bận việc nhà</text:span></text:p>
            </office:annotation>
            <text:p>0.5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0.3583in" draw:caption-point-x="-0.2402in" draw:caption-point-y="0.6075in">
              <dc:date>2016-09-06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0.3673in" draw:caption-point-x="-0.2402in" draw:caption-point-y="0.5984in">
              <dc:date>2016-09-26T00:00:00</dc:date>
              <text:p text:style-name="P1"><text:span text:style-name="T1">Bận việc nhà, nghỉ sáng 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63" table:formula="of:=SUM([.D6:.AH6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4" draw:text-style-name="P1" svg:width="1.1413in" svg:height="0.3902in" svg:x="11.0925in" svg:y="0.6114in" draw:caption-point-x="-0.2402in" draw:caption-point-y="0.602in">
              <dc:date>2016-09-19T00:00:00</dc:date>
              <text:p text:style-name="P1"><text:span text:style-name="T1">Nghỉ buổi sáng, e gái bị ốm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14.289in" svg:y="0.6142in" draw:caption-point-x="-0.2402in" draw:caption-point-y="0.5992in">
              <dc:date>2016-09-26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63" table:formula="of:=SUM([.D7:.AH7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0.8543in" draw:caption-point-x="-0.2402in" draw:caption-point-y="0.6067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0.8547in" draw:caption-point-x="-0.2402in" draw:caption-point-y="0.6063in">
              <dc:date>2016-09-0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7228in" svg:y="0.8583in" draw:caption-point-x="-0.2402in" draw:caption-point-y="0.6028in">
              <dc:date>2016-09-16T00:00:00</dc:date>
              <text:p text:style-name="P1"><text:span text:style-name="T1">8h36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177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0.8638in" draw:caption-point-x="-0.2402in" draw:caption-point-y="0.5972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0.8642in" draw:caption-point-x="-0.2402in" draw:caption-point-y="0.5969in">
              <dc:date>2016-09-29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1">
            <office:annotation draw:style-name="gr2" draw:text-style-name="P1" svg:width="1.1413in" svg:height="0.5457in" svg:x="16.1154in" svg:y="0.8646in" draw:caption-point-x="-0.2402in" draw:caption-point-y="0.5965in">
              <dc:date>2016-09-30T00:00:00</dc:date>
              <text:p text:style-name="P1"><text:span text:style-name="T1">- Đi nộp đồ án</text:span></text:p>
              <text:p text:style-name="P1"><text:span text:style-name="T1">- Đi nộp phạt </text:span></text:p>
              <text:p text:style-name="P1"><text:span text:style-name="T1">- Đi làm giấy tờ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63" table:formula="of:=SUM([.D8:.AH8])" office:value-type="float" office:value="2">
            <text:p>2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5.8421in" svg:y="1.0988in" draw:caption-point-x="-0.2402in" draw:caption-point-y="0.6098in">
              <dc:date>2016-08-31T00:00:00</dc:date>
              <text:p text:style-name="P1"><text:span text:style-name="T1">Ve quê</text:span></text:p>
            </office:annotation>
            <text:p>1</text:p>
          </table:table-cell>
          <table:table-cell table:style-name="ce167" office:value-type="float" office:value="1">
            <office:annotation draw:style-name="gr7" draw:text-style-name="P1" svg:width="1.1413in" svg:height="0.2634in" svg:x="6.3311in" svg:y="1.0988in" draw:caption-point-x="-0.2402in" draw:caption-point-y="0.6098in">
              <dc:date>2016-08-31T00:00:00</dc:date>
              <text:p text:style-name="P1"><text:span text:style-name="T1">Ve quê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1.5492in" svg:y="1.1071in" draw:caption-point-x="-0.2402in" draw:caption-point-y="0.6016in">
              <dc:date>2016-09-20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2.0059in" svg:y="1.1075in" draw:caption-point-x="-0.2402in" draw:caption-point-y="0.6012in">
              <dc:date>2016-09-21T00:00:00</dc:date>
              <text:p text:style-name="P1"><text:span text:style-name="T1">Tối qua làm khuya mệt nên vào trễ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1.1114in" draw:caption-point-x="-0.2402in" draw:caption-point-y="0.5972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63" table:formula="of:=SUM([.D9:.AH9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7" draw:text-style-name="P1" svg:width="1.1413in" svg:height="0.2634in" svg:x="14.289in" svg:y="1.3575in" draw:caption-point-x="-0.2402in" draw:caption-point-y="0.5992in">
              <dc:date>2016-09-26T00:00:00</dc:date>
              <text:p text:style-name="P1"><text:span text:style-name="T1">Bị đau đầu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63" table:formula="of:=SUM([.D10:.AH10])" office:value-type="float" office:value="1">
            <text:p>1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1.5953in" draw:caption-point-x="-0.2402in" draw:caption-point-y="0.6091in">
              <dc:date>2016-09-01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1.5976in" draw:caption-point-x="-0.2402in" draw:caption-point-y="0.6067in">
              <dc:date>2016-09-07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6.3311in" svg:y="1.5984in" draw:caption-point-x="-0.2402in" draw:caption-point-y="0.6059in">
              <dc:date>2016-09-09T00:00:00</dc:date>
              <text:p text:style-name="P1"><text:span text:style-name="T1">Bận việc riêng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76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63" table:formula="of:=SUM([.D11:.AH11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1.8437in" draw:caption-point-x="-0.2402in" draw:caption-point-y="0.6083in">
              <dc:date>2016-09-05T00:00:00</dc:date>
              <text:p text:style-name="P1"><text:span text:style-name="T1">8h43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1.8453in" draw:caption-point-x="-0.2402in" draw:caption-point-y="0.6067in">
              <dc:date>2016-09-0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7228in" svg:y="1.8492in" draw:caption-point-x="-0.2402in" draw:caption-point-y="0.6028in">
              <dc:date>2016-09-16T00:00:00</dc:date>
              <text:p text:style-name="P1"><text:span text:style-name="T1">8h34 vào cty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12.0059in" svg:y="1.8535in" draw:caption-point-x="-0.2402in" draw:caption-point-y="0.5984in">
              <dc:date>2016-09-26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63" table:formula="of:=SUM([.D12:.AH12])" office:value-type="float" office:value="4">
            <text:p>4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6.3311in" svg:y="2.0937in" draw:caption-point-x="-0.2402in" draw:caption-point-y="0.6059in">
              <dc:date>2016-09-09T00:00:00</dc:date>
              <text:p text:style-name="P1"><text:span text:style-name="T1">Qua trường đi họp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8.2878in" svg:y="2.0957in" draw:caption-point-x="-0.2402in" draw:caption-point-y="0.6039in">
              <dc:date>2016-09-14T00:00:00</dc:date>
              <text:p text:style-name="P1"><text:span text:style-name="T1">Học nghị quyết ở trường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2661in" svg:y="2.0972in" draw:caption-point-x="-0.2402in" draw:caption-point-y="0.6024in">
              <dc:date>2016-09-16T00:00:00</dc:date>
              <text:p text:style-name="P1"><text:span text:style-name="T1">Nghỉ buổi chiều đi dạy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2.098in" draw:caption-point-x="-0.2402in" draw:caption-point-y="0.6016in">
              <dc:date>2016-09-20T00:00:00</dc:date>
              <text:p text:style-name="P1"><text:span text:style-name="T1">Qua trường họp, xin đi 1h</text:span></text:p>
            </office:annotation>
            <text:p>0</text:p>
          </table:table-cell>
          <table:table-cell table:style-name="ce167" office:value-type="float" office:value="0.5">
            <text:p>0.5</text:p>
          </table:table-cell>
          <table:table-cell table:style-name="ce167" office:value-type="float" office:value="0">
            <office:annotation draw:style-name="gr2" draw:text-style-name="P1" svg:width="1.1413in" svg:height="0.5457in" svg:x="12.4622in" svg:y="2.0988in" draw:caption-point-x="-0.2402in" draw:caption-point-y="0.6008in">
              <dc:date>2016-09-22T00:00:00</dc:date>
              <text:p text:style-name="P1"><text:span text:style-name="T1">Bận dạy bên trường, 9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2" draw:text-style-name="P1" svg:width="1.1413in" svg:height="0.5457in" svg:x="14.289in" svg:y="2.1016in" draw:caption-point-x="-0.2402in" draw:caption-point-y="0.598in">
              <dc:date>2016-09-26T00:00:00</dc:date>
              <text:p text:style-name="P1"><text:span text:style-name="T1">Bận họp bên trường, nghỉ buổi chiều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5.202in" svg:y="2.1024in" draw:caption-point-x="-0.2402in" draw:caption-point-y="0.5972in">
              <dc:date>2016-09-28T00:00:00</dc:date>
              <text:p text:style-name="P1"><text:span text:style-name="T1">Đi dạy, nghỉ sáng</text:span></text:p>
            </office:annotation>
            <text:p>0.5</text:p>
          </table:table-cell>
          <table:table-cell table:style-name="ce167" office:value-type="float" office:value="0.5">
            <office:annotation draw:style-name="gr7" draw:text-style-name="P1" svg:width="1.1413in" svg:height="0.2634in" svg:x="15.6587in" svg:y="2.1028in" draw:caption-point-x="-0.2402in" draw:caption-point-y="0.5969in">
              <dc:date>2016-09-29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DT</text:p>
          </table:table-cell>
          <table:table-cell table:style-name="ce163" table:formula="of:=SUM([.D13:.AH13])" office:value-type="float" office:value="0.5">
            <text:p>0.5</text:p>
          </table:table-cell>
          <table:table-cell table:style-name="ce167" table:number-columns-repeated="11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1.5492in" svg:y="2.3457in" draw:caption-point-x="-0.2402in" draw:caption-point-y="0.6016in">
              <dc:date>2016-09-20T00:00:00</dc:date>
              <text:p text:style-name="P1"><text:span text:style-name="T1">Nghỉ buổi chiều, đi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163" table:formula="of:=SUM([.D14:.AH14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text:p>1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163" table:formula="of:=SUM([.D15:.AH15])" office:value-type="float" office:value="2">
            <text:p>2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5.3854in" svg:y="2.8358in" draw:caption-point-x="-0.2402in" draw:caption-point-y="0.6067in">
              <dc:date>2016-09-07T00:00:00</dc:date>
              <text:p text:style-name="P1"><text:span text:style-name="T1">Bị đau đầu, xin vô trễ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2.8362in" draw:caption-point-x="-0.2402in" draw:caption-point-y="0.6063in">
              <dc:date>2016-09-0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6.3311in" svg:y="2.8362in" draw:caption-point-x="-0.2402in" draw:caption-point-y="0.6063in">
              <dc:date>2016-09-08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.5">
            <office:annotation draw:style-name="gr4" draw:text-style-name="P1" svg:width="1.1413in" svg:height="0.3902in" svg:x="7.7988in" svg:y="2.8378in" draw:caption-point-x="-0.2402in" draw:caption-point-y="0.6047in">
              <dc:date>2016-09-12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7" draw:text-style-name="P1" svg:width="1.1413in" svg:height="0.2634in" svg:x="11.0925in" svg:y="2.8406in" draw:caption-point-x="-0.2402in" draw:caption-point-y="0.602in">
              <dc:date>2016-09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2.8409in" draw:caption-point-x="-0.2402in" draw:caption-point-y="0.6016in">
              <dc:date>2016-09-20T00:00:00</dc:date>
              <text:p text:style-name="P1"><text:span text:style-name="T1">Vô trễ, 9h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2.8425in" draw:caption-point-x="-0.2402in" draw:caption-point-y="0.6in">
              <dc:date>2016-09-23T00:00:00</dc:date>
              <text:p text:style-name="P1"><text:span text:style-name="T1">8h33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14.289in" svg:y="2.8433in" draw:caption-point-x="-0.2402in" draw:caption-point-y="0.5992in">
              <dc:date>2016-09-26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4.7457in" svg:y="2.8445in" draw:caption-point-x="-0.2402in" draw:caption-point-y="0.598in">
              <dc:date>2016-09-27T00:00:00</dc:date>
              <text:p text:style-name="P1"><text:span text:style-name="T1">8h38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2.8453in" draw:caption-point-x="-0.2402in" draw:caption-point-y="0.5972in">
              <dc:date>2016-09-2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2.8457in" draw:caption-point-x="-0.2402in" draw:caption-point-y="0.5969in">
              <dc:date>2016-09-29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163" table:formula="of:=SUM([.D16:.AH16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7.7988in" svg:y="3.1429in" draw:caption-point-x="-0.2402in" draw:caption-point-y="0.5472in">
              <dc:date>2016-09-12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2878in" svg:y="3.0862in" draw:caption-point-x="-0.2402in" draw:caption-point-y="0.6039in">
              <dc:date>2016-09-13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7768in" svg:y="3.0866in" draw:caption-point-x="-0.2402in" draw:caption-point-y="0.6035in">
              <dc:date>2016-09-14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2661in" svg:y="3.087in" draw:caption-point-x="-0.2402in" draw:caption-point-y="0.6031in">
              <dc:date>2016-09-15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3.0929in" draw:caption-point-x="-0.2402in" draw:caption-point-y="0.5972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3.0933in" draw:caption-point-x="-0.2402in" draw:caption-point-y="0.5969in">
              <dc:date>2016-09-29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6.1154in" svg:y="3.0937in" draw:caption-point-x="-0.2402in" draw:caption-point-y="0.5965in">
              <dc:date>2016-09-30T00:00:00</dc:date>
              <text:p text:style-name="P1"><text:span text:style-name="T1">8h30 vào cty</text:span></text:p>
            </office:annotation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oangNTM</text:p>
          </table:table-cell>
          <table:table-cell table:style-name="ce163" table:formula="of:=SUM([.D17:.AH17])" office:value-type="float" office:value="6.5">
            <text:p>6.5</text:p>
          </table:table-cell>
          <table:table-cell table:style-name="ce167" table:number-columns-repeated="7"/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7" draw:text-style-name="P1" svg:width="1.1413in" svg:height="0.2634in" svg:x="11.0925in" svg:y="3.3362in" draw:caption-point-x="-0.2402in" draw:caption-point-y="0.602in">
              <dc:date>2016-09-19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4622in" svg:y="3.3374in" draw:caption-point-x="-0.2402in" draw:caption-point-y="0.6008in">
              <dc:date>2016-09-22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12.9189in" svg:y="3.339in" draw:caption-point-x="-0.2402in" draw:caption-point-y="0.5992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1">
            <office:annotation draw:style-name="gr4" draw:text-style-name="P1" svg:width="1.1413in" svg:height="0.3902in" svg:x="14.289in" svg:y="3.339in" draw:caption-point-x="-0.2402in" draw:caption-point-y="0.5992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4.7457in" svg:y="3.339in" draw:caption-point-x="-0.2402in" draw:caption-point-y="0.5992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5.202in" svg:y="3.339in" draw:caption-point-x="-0.2402in" draw:caption-point-y="0.5992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5.6587in" svg:y="3.339in" draw:caption-point-x="-0.2402in" draw:caption-point-y="0.5992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6.1154in" svg:y="3.339in" draw:caption-point-x="-0.2402in" draw:caption-point-y="0.5992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ungNC</text:p>
          </table:table-cell>
          <table:table-cell table:style-name="ce163" table:formula="of:=SUM([.D18:.AH18])" office:value-type="float" office:value="0">
            <text:p>0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HungPN</text:p>
          </table:table-cell>
          <table:table-cell table:style-name="ce163" table:formula="of:=SUM([.D19:.AH19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6.1154in" svg:y="3.8374in" draw:caption-point-x="-0.2402in" draw:caption-point-y="0.5961in">
              <dc:date>2016-09-3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KhanhNN</text:p>
          </table:table-cell>
          <table:table-cell table:style-name="ce163" table:formula="of:=SUM([.D20:.AH20])" office:value-type="float" office:value="1.5">
            <text:p>1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9.2661in" svg:y="4.078in" draw:caption-point-x="-0.2402in" draw:caption-point-y="0.6031in">
              <dc:date>2016-09-15T00:00:00</dc:date>
              <text:p text:style-name="P1"><text:span text:style-name="T1">Bận việc đột xuất, xin nghỉ sáng</text:span></text:p>
            </office:annotation>
            <text:p>0.5</text:p>
          </table:table-cell>
          <table:table-cell table:style-name="ce167" office:value-type="float" office:value="0">
            <office:annotation draw:style-name="gr4" draw:text-style-name="P1" svg:width="1.1413in" svg:height="0.3902in" svg:x="9.7228in" svg:y="4.0783in" draw:caption-point-x="-0.2402in" draw:caption-point-y="0.6028in">
              <dc:date>2016-09-16T00:00:00</dc:date>
              <text:p text:style-name="P1"><text:span text:style-name="T1">Ngủ quên nên vào trễ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0059in" svg:y="4.0799in" draw:caption-point-x="-0.2402in" draw:caption-point-y="0.6012in">
              <dc:date>2016-09-21T00:00:00</dc:date>
              <text:p text:style-name="P1"><text:span text:style-name="T1">Bận việc riêng, xin vào trễ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2.9189in" svg:y="4.0819in" draw:caption-point-x="-0.2402in" draw:caption-point-y="0.5992in">
              <dc:date>2016-09-26T00:00:00</dc:date>
              <text:p text:style-name="P1"><text:span text:style-name="T1">Bị ốm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KienPT</text:p>
          </table:table-cell>
          <table:table-cell table:style-name="ce163" table:formula="of:=SUM([.D21:.AH21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KietNVT</text:p>
          </table:table-cell>
          <table:table-cell table:style-name="ce163" table:formula="of:=SUM([.D22:.AH22])" office:value-type="float" office:value="0.5">
            <text:p>0.5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4.5673in" draw:caption-point-x="-0.2402in" draw:caption-point-y="0.6091in">
              <dc:date>2016-08-31T00:00:00</dc:date>
              <text:p text:style-name="P1"><text:span text:style-name="T1">Nghỉ buổi chiều, về quê</text:span></text:p>
            </office:annotation>
            <text:p>0.5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5.3854in" svg:y="4.5697in" draw:caption-point-x="-0.2402in" draw:caption-point-y="0.6067in">
              <dc:date>2016-09-07T00:00:00</dc:date>
              <text:p text:style-name="P1"><text:span text:style-name="T1">8h47 vào cty, ngủ quên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4.5764in" draw:caption-point-x="-0.2402in" draw:caption-point-y="0.6in">
              <dc:date>2016-09-23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4.7457in" svg:y="4.5783in" draw:caption-point-x="-0.2402in" draw:caption-point-y="0.598in">
              <dc:date>2016-09-27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4.5791in" draw:caption-point-x="-0.2402in" draw:caption-point-y="0.5972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LinhBT</text:p>
          </table:table-cell>
          <table:table-cell table:style-name="ce163" table:formula="of:=SUM([.D23:.AH23])" office:value-type="float" office:value="0">
            <text:p>0</text:p>
          </table:table-cell>
          <table:table-cell table:style-name="ce167" table:number-columns-repeated="11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LocPX</text:p>
          </table:table-cell>
          <table:table-cell table:style-name="ce163" table:formula="of:=SUM([.D24:.AH24])" office:value-type="float" office:value="0">
            <text:p>0</text:p>
          </table:table-cell>
          <table:table-cell table:style-name="ce167" table:number-columns-repeated="27"/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MaiNTT</text:p>
          </table:table-cell>
          <table:table-cell table:style-name="ce163" table:formula="of:=SUM([.D25:.AH25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ManhNB</text:p>
          </table:table-cell>
          <table:table-cell table:style-name="ce163" table:formula="of:=SUM([.D26:.AH26])" office:value-type="float" office:value="0">
            <text:p>0</text:p>
          </table:table-cell>
          <table:table-cell table:style-name="ce167" table:number-columns-repeated="4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5.5614in" draw:caption-point-x="-0.2402in" draw:caption-point-y="0.6059in">
              <dc:date>2016-09-09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1.5492in" svg:y="5.5657in" draw:caption-point-x="-0.2402in" draw:caption-point-y="0.6016in">
              <dc:date>2016-09-20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4622in" svg:y="5.5665in" draw:caption-point-x="-0.2402in" draw:caption-point-y="0.6008in">
              <dc:date>2016-09-22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5.5701in" draw:caption-point-x="-0.2402in" draw:caption-point-y="0.5972in">
              <dc:date>2016-09-2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5.5705in" draw:caption-point-x="-0.2402in" draw:caption-point-y="0.5969in">
              <dc:date>2016-09-29T00:00:00</dc:date>
              <text:p text:style-name="P1"><text:span text:style-name="T1">8h4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NamTH</text:p>
          </table:table-cell>
          <table:table-cell table:style-name="ce163" table:formula="of:=SUM([.D27:.AH27])" office:value-type="float" office:value="0">
            <text:p>0</text:p>
          </table:table-cell>
          <table:table-cell table:style-name="ce167" table:number-columns-repeated="25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NamTV</text:p>
          </table:table-cell>
          <table:table-cell table:style-name="ce163" table:formula="of:=SUM([.D28:.AH28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6.0559in" draw:caption-point-x="-0.2402in" draw:caption-point-y="0.6067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6.0567in" draw:caption-point-x="-0.2402in" draw:caption-point-y="0.6059in">
              <dc:date>2016-09-09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7.7988in" svg:y="6.0579in" draw:caption-point-x="-0.2402in" draw:caption-point-y="0.6047in">
              <dc:date>2016-09-12T00:00:00</dc:date>
              <text:p text:style-name="P1"><text:span text:style-name="T1">8h40 vào cty, làm việc khuya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2661in" svg:y="6.0594in" draw:caption-point-x="-0.2402in" draw:caption-point-y="0.6031in">
              <dc:date>2016-09-15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4.289in" svg:y="6.0634in" draw:caption-point-x="-0.2402in" draw:caption-point-y="0.5992in">
              <dc:date>2016-09-26T00:00:00</dc:date>
              <text:p text:style-name="P1"><text:span text:style-name="T1">Bạn việc riêng vô trễ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6.1154in" svg:y="6.0661in" draw:caption-point-x="-0.2402in" draw:caption-point-y="0.5965in">
              <dc:date>2016-09-30T00:00:00</dc:date>
              <text:p text:style-name="P1"><text:span text:style-name="T1">8h35 vào cty</text:span></text:p>
            </office:annotation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NganTLT</text:p>
          </table:table-cell>
          <table:table-cell table:style-name="ce163" table:formula="of:=SUM([.D29:.AH29])" office:value-type="float" office:value="1">
            <text:p>1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9.7228in" svg:y="6.3071in" draw:caption-point-x="-0.2402in" draw:caption-point-y="0.6031in">
              <dc:date>2016-09-14T00:00:00</dc:date>
              <text:p text:style-name="P1"><text:span text:style-name="T1">Về quê có việc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NhanHTH</text:p>
          </table:table-cell>
          <table:table-cell table:style-name="ce163" table:formula="of:=SUM([.D30:.AH30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NhanNM</text:p>
          </table:table-cell>
          <table:table-cell table:style-name="ce163" table:formula="of:=SUM([.D31:.AH31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2.0059in" svg:y="6.8047in" draw:caption-point-x="-0.2402in" draw:caption-point-y="0.6008in">
              <dc:date>2016-09-22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NhungHTH</text:p>
          </table:table-cell>
          <table:table-cell table:style-name="ce163" table:formula="of:=SUM([.D32:.AH32])" office:value-type="float" office:value="0">
            <text:p>0</text:p>
          </table:table-cell>
          <table:table-cell table:style-name="ce167" table:number-columns-repeated="14"/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NhuPHQ</text:p>
          </table:table-cell>
          <table:table-cell table:style-name="ce163" table:formula="of:=SUM([.D33:.AH33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4.7457in" svg:y="7.3028in" draw:caption-point-x="-0.2402in" draw:caption-point-y="0.598in">
              <dc:date>2016-09-27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PhuongTH</text:p>
          </table:table-cell>
          <table:table-cell table:style-name="ce163" table:formula="of:=SUM([.D34:.AH34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7.5409in" draw:caption-point-x="-0.2402in" draw:caption-point-y="0.6075in">
              <dc:date>2016-09-06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8.7768in" svg:y="7.5449in" draw:caption-point-x="-0.2402in" draw:caption-point-y="0.6035in">
              <dc:date>2016-09-14T00:00:00</dc:date>
              <text:p text:style-name="P1"><text:span text:style-name="T1">Bị đau bụng, xin vào trễ 30'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202in" svg:y="7.5512in" draw:caption-point-x="-0.2402in" draw:caption-point-y="0.5972in">
              <dc:date>2016-09-28T00:00:00</dc:date>
              <text:p text:style-name="P1"><text:span text:style-name="T1">Bận việc, xin vào trễ 1h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7.552in" draw:caption-point-x="-0.2402in" draw:caption-point-y="0.5965in">
              <dc:date>2016-09-30T00:00:00</dc:date>
              <text:p text:style-name="P1"><text:span text:style-name="T1">Bận việc nhà, 8h5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PhongTH</text:p>
          </table:table-cell>
          <table:table-cell table:style-name="ce163" table:formula="of:=SUM([.D35:.AH35])" office:value-type="float" office:value="3.5">
            <text:p>3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4.9287in" svg:y="7.7894in" draw:caption-point-x="-0.2402in" draw:caption-point-y="0.6071in">
              <dc:date>2016-09-06T00:00:00</dc:date>
              <text:p text:style-name="P1"><text:span text:style-name="T1">Nghỉ đi học</text:span></text:p>
            </office:annotation>
            <text:p>1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4" draw:text-style-name="P1" svg:width="1.1413in" svg:height="0.3902in" svg:x="7.7988in" svg:y="7.7917in" draw:caption-point-x="-0.2402in" draw:caption-point-y="0.6047in">
              <dc:date>2016-09-12T00:00:00</dc:date>
              <text:p text:style-name="P1"><text:span text:style-name="T1">Về quê dự đám cưới bạn</text:span></text:p>
            </office:annotation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8.2878in" svg:y="7.7925in" draw:caption-point-x="-0.2402in" draw:caption-point-y="0.6039in">
              <dc:date>2016-09-13T00:00:00</dc:date>
              <text:p text:style-name="P1"><text:span text:style-name="T1">Nghỉ buổi sáng, bị mệt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1.5492in" svg:y="7.7949in" draw:caption-point-x="-0.2402in" draw:caption-point-y="0.6016in">
              <dc:date>2016-09-20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7.7949in" draw:caption-point-x="-0.2402in" draw:caption-point-y="0.6016in">
              <dc:date>2016-09-19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SonPX</text:p>
          </table:table-cell>
          <table:table-cell table:style-name="ce163" table:formula="of:=SUM([.D36:.AH36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2.9189in" svg:y="8.0453in" draw:caption-point-x="-0.2402in" draw:caption-point-y="0.5988in">
              <dc:date>2016-09-26T00:00:00</dc:date>
              <text:p text:style-name="P1"><text:span text:style-name="T1">Nghỉ buổi chiều, ra ngân hàng có việc</text:span></text:p>
            </office:annotation>
            <text:p>0.5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5.202in" svg:y="8.0469in" draw:caption-point-x="-0.2402in" draw:caption-point-y="0.5972in">
              <dc:date>2016-09-28T00:00:00</dc:date>
              <text:p text:style-name="P1"><text:span text:style-name="T1">Bận việc đột xuất xin nghỉ buổi sáng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TienND</text:p>
          </table:table-cell>
          <table:table-cell table:style-name="ce163" table:formula="of:=SUM([.D37:.AH37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5.6587in" svg:y="8.2949in" draw:caption-point-x="-0.2402in" draw:caption-point-y="0.5969in">
              <dc:date>2016-09-29T00:00:00</dc:date>
              <text:p text:style-name="P1"><text:span text:style-name="T1">Bận việc nhà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5">
            <text:p>35</text:p>
          </table:table-cell>
          <table:table-cell table:style-name="ce42" office:value-type="string">
            <text:p>ThaoDTH</text:p>
          </table:table-cell>
          <table:table-cell table:style-name="ce163" table:formula="of:=SUM([.D38:.AH38])" office:value-type="float" office:value="1.5">
            <text:p>1.5</text:p>
          </table:table-cell>
          <table:table-cell table:style-name="ce167" office:value-type="float" office:value="1">
            <office:annotation draw:style-name="gr7" draw:text-style-name="P1" svg:width="1.1413in" svg:height="0.2634in" svg:x="2.6457in" svg:y="8.5303in" draw:caption-point-x="-0.2402in" draw:caption-point-y="0.6091in">
              <dc:date>2016-09-01T00:00:00</dc:date>
              <text:p text:style-name="P1"><text:span text:style-name="T1">Đi du lich</text:span></text:p>
            </office:annotation>
            <text:p>1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0059in" svg:y="8.5382in" draw:caption-point-x="-0.2402in" draw:caption-point-y="0.6012in">
              <dc:date>2016-09-21T00:00:00</dc:date>
              <text:p text:style-name="P1"><text:span text:style-name="T1">Xe bị hư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8.5394in" draw:caption-point-x="-0.2402in" draw:caption-point-y="0.6in">
              <dc:date>2016-09-23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8.5413in" draw:caption-point-x="-0.2402in" draw:caption-point-y="0.598in">
              <dc:date>2016-09-27T00:00:00</dc:date>
              <text:p text:style-name="P1"><text:span text:style-name="T1">Nghỉ sáng, đau bụng, chóng mặt</text:span></text:p>
            </office:annotation>
            <text:p>0.5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8.5996in" draw:caption-point-x="-0.2402in" draw:caption-point-y="0.5398in">
              <dc:date>2016-09-28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8.5425in" draw:caption-point-x="-0.2402in" draw:caption-point-y="0.5969in">
              <dc:date>2016-09-29T00:00:00</dc:date>
              <text:p text:style-name="P1"><text:span text:style-name="T1">Vá xe nên vào trễ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2" office:value-type="string">
            <text:p>ThamDT</text:p>
          </table:table-cell>
          <table:table-cell table:style-name="ce163" table:formula="of:=SUM([.D39:.AH39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6.3311in" svg:y="8.7811in" draw:caption-point-x="-0.2402in" draw:caption-point-y="0.6059in">
              <dc:date>2016-09-09T00:00:00</dc:date>
              <text:p text:style-name="P1"><text:span text:style-name="T1">8h25 vào cty, nghỉ buổi chiều, bị cảm</text:span></text:p>
            </office:annotation>
            <text:p>0.5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ThinhDH</text:p>
          </table:table-cell>
          <table:table-cell table:style-name="ce163" table:formula="of:=SUM([.D40:.AH40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2" office:value-type="string">
            <text:p>ThinhT</text:p>
          </table:table-cell>
          <table:table-cell table:style-name="ce163" table:formula="of:=SUM([.D41:.AH41])" office:value-type="float" office:value="3">
            <text:p>3</text:p>
          </table:table-cell>
          <table:table-cell table:style-name="ce167" office:value-type="float" office:value="0.5">
            <office:annotation draw:style-name="gr7" draw:text-style-name="P1" svg:width="1.1413in" svg:height="0.2634in" svg:x="2.6457in" svg:y="9.2724in" draw:caption-point-x="-0.2402in" draw:caption-point-y="0.6098in">
              <dc:date>2016-08-31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9.274in" draw:caption-point-x="-0.2402in" draw:caption-point-y="0.6083in">
              <dc:date>2016-09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0059in" svg:y="9.2815in" draw:caption-point-x="-0.2402in" draw:caption-point-y="0.6008in">
              <dc:date>2016-09-21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2.9189in" svg:y="9.2819in" draw:caption-point-x="-0.2402in" draw:caption-point-y="0.6004in">
              <dc:date>2016-09-22T00:00:00</dc:date>
              <text:p text:style-name="P1"><text:span text:style-name="T1">Về quê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1">
            <office:annotation draw:style-name="gr7" draw:text-style-name="P1" svg:width="1.1413in" svg:height="0.2634in" svg:x="14.289in" svg:y="9.2819in" draw:caption-point-x="-0.2402in" draw:caption-point-y="0.6004in">
              <dc:date>2016-09-22T00:00:00</dc:date>
              <text:p text:style-name="P1"><text:span text:style-name="T1">Về quê</text:span></text:p>
            </office:annotation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9.2843in" draw:caption-point-x="-0.2402in" draw:caption-point-y="0.598in">
              <dc:date>2016-09-27T00:00:00</dc:date>
              <text:p text:style-name="P1"><text:span text:style-name="T1">Nghỉ buổi sáng, mệt, xe vào trễ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2" office:value-type="string">
            <text:p>ThoaiVK</text:p>
          </table:table-cell>
          <table:table-cell table:style-name="ce163" table:formula="of:=SUM([.D42:.AH42])" office:value-type="float" office:value="1.5">
            <text:p>1.5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9.5209in" draw:caption-point-x="-0.2402in" draw:caption-point-y="0.6091in">
              <dc:date>2016-09-01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4.9287in" svg:y="9.5228in" draw:caption-point-x="-0.2402in" draw:caption-point-y="0.6071in">
              <dc:date>2016-09-06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9.524in" draw:caption-point-x="-0.2402in" draw:caption-point-y="0.6059in">
              <dc:date>2016-09-09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1.5492in" svg:y="9.5283in" draw:caption-point-x="-0.2402in" draw:caption-point-y="0.6016in">
              <dc:date>2016-09-19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9.5299in" draw:caption-point-x="-0.2402in" draw:caption-point-y="0.6in">
              <dc:date>2016-09-23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9.5283in" draw:caption-point-x="-0.2402in" draw:caption-point-y="0.6016in">
              <dc:date>2016-09-19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9.5331in" draw:caption-point-x="-0.2402in" draw:caption-point-y="0.5969in">
              <dc:date>2016-09-29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2" office:value-type="string">
            <text:p>ThuyLTT</text:p>
          </table:table-cell>
          <table:table-cell table:style-name="ce163" table:formula="of:=SUM([.D43:.AH43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9.7701in" draw:caption-point-x="-0.2402in" draw:caption-point-y="0.6075in">
              <dc:date>2016-09-06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9.7701in" draw:caption-point-x="-0.2402in" draw:caption-point-y="0.6075in">
              <dc:date>2016-09-06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9.7709in" draw:caption-point-x="-0.2402in" draw:caption-point-y="0.6067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6.3311in" svg:y="9.7717in" draw:caption-point-x="-0.2402in" draw:caption-point-y="0.6059in">
              <dc:date>2016-09-09T00:00:00</dc:date>
              <text:p text:style-name="P1"><text:span text:style-name="T1">Nghỉ buổi sáng đi khám mắt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2878in" svg:y="9.7736in" draw:caption-point-x="-0.2402in" draw:caption-point-y="0.6039in">
              <dc:date>2016-09-1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1.5492in" svg:y="9.776in" draw:caption-point-x="-0.2402in" draw:caption-point-y="0.6016in">
              <dc:date>2016-09-20T00:00:00</dc:date>
              <text:p text:style-name="P1"><text:span text:style-name="T1">Bị đau bụng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0059in" svg:y="9.7764in" draw:caption-point-x="-0.2402in" draw:caption-point-y="0.6012in">
              <dc:date>2016-09-21T00:00:00</dc:date>
              <text:p text:style-name="P1"><text:span text:style-name="T1">Tối qua làm việc trễ nên ngủ quên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4622in" svg:y="9.7768in" draw:caption-point-x="-0.2402in" draw:caption-point-y="0.6008in">
              <dc:date>2016-09-22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9.7795in" draw:caption-point-x="-0.2402in" draw:caption-point-y="0.598in">
              <dc:date>2016-09-30T00:00:00</dc:date>
              <text:p text:style-name="P1"><text:span text:style-name="T1">Nghỉ sáng đi khám bệnh</text:span></text:p>
            </office:annotation>
            <text:p>0.5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9.7803in" draw:caption-point-x="-0.2402in" draw:caption-point-y="0.5972in">
              <dc:date>2016-09-28T00:00:00</dc:date>
              <text:p text:style-name="P1"><text:span text:style-name="T1">8h4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6.1154in" svg:y="9.7811in" draw:caption-point-x="-0.2402in" draw:caption-point-y="0.5965in">
              <dc:date>2016-09-30T00:00:00</dc:date>
              <text:p text:style-name="P1"><text:span text:style-name="T1">Chở me di cv nên vào trễ</text:span></text:p>
            </office:annotation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TrungHT</text:p>
          </table:table-cell>
          <table:table-cell table:style-name="ce163" table:formula="of:=SUM([.D44:.AH44])" office:value-type="float" office:value="0">
            <text:p>0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2" office:value-type="string">
            <text:p>TruyenLVC</text:p>
          </table:table-cell>
          <table:table-cell table:style-name="ce163" table:formula="of:=SUM([.D45:.AH45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10.2669in" draw:caption-point-x="-0.2402in" draw:caption-point-y="0.6063in">
              <dc:date>2016-09-0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7.7988in" svg:y="10.2685in" draw:caption-point-x="-0.2402in" draw:caption-point-y="0.6047in">
              <dc:date>2016-09-12T00:00:00</dc:date>
              <text:p text:style-name="P1"><text:span text:style-name="T1">9h5 vào cty, làm việc khuya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10.2717in" draw:caption-point-x="-0.2402in" draw:caption-point-y="0.6016in">
              <dc:date>2016-09-20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4.289in" svg:y="10.274in" draw:caption-point-x="-0.2402in" draw:caption-point-y="0.5992in">
              <dc:date>2016-09-26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6.1154in" svg:y="10.2768in" draw:caption-point-x="-0.2402in" draw:caption-point-y="0.5965in">
              <dc:date>2016-09-30T00:00:00</dc:date>
              <text:p text:style-name="P1"><text:span text:style-name="T1">Bị sốt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3">
            <text:p>43</text:p>
          </table:table-cell>
          <table:table-cell table:style-name="ce42" office:value-type="string">
            <text:p>VietBA</text:p>
          </table:table-cell>
          <table:table-cell table:style-name="ce163" table:formula="of:=SUM([.D46:.AH46])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10.5118in" draw:caption-point-x="-0.2402in" draw:caption-point-y="0.6091in">
              <dc:date>2016-09-01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10.5209in" draw:caption-point-x="-0.2402in" draw:caption-point-y="0.6in">
              <dc:date>2016-09-23T00:00:00</dc:date>
              <text:p text:style-name="P1"><text:span text:style-name="T1">8h33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4.7457in" svg:y="10.5228in" draw:caption-point-x="-0.2402in" draw:caption-point-y="0.598in">
              <dc:date>2016-09-27T00:00:00</dc:date>
              <text:p text:style-name="P1"><text:span text:style-name="T1">Bận việc vào trễ 1h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202in" svg:y="10.5236in" draw:caption-point-x="-0.2402in" draw:caption-point-y="0.5972in">
              <dc:date>2016-09-28T00:00:00</dc:date>
              <text:p text:style-name="P1"><text:span text:style-name="T1">Bận việc riêng xin vô trễ,9h 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4">
            <text:p>44</text:p>
          </table:table-cell>
          <table:table-cell table:style-name="ce42" office:value-type="string">
            <text:p>VinhP</text:p>
          </table:table-cell>
          <table:table-cell table:style-name="ce163" table:formula="of:=SUM([.D47:.AH47])" office:value-type="float" office:value="1"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10.7594in" draw:caption-point-x="-0.2402in" draw:caption-point-y="0.6091in">
              <dc:date>2016-09-01T00:00:00</dc:date>
              <text:p text:style-name="P1"><text:span text:style-name="T1">Nghỉ buổi chiều đi dky thi TOEIC</text:span></text:p>
            </office:annotation>
            <text:p>0.5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2661in" svg:y="10.7654in" draw:caption-point-x="-0.2402in" draw:caption-point-y="0.6031in">
              <dc:date>2016-09-15T00:00:00</dc:date>
              <text:p text:style-name="P1"><text:span text:style-name="T1">Nghỉ chiều đi thi TOEIC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202in" svg:y="10.7713in" draw:caption-point-x="-0.2402in" draw:caption-point-y="0.5972in">
              <dc:date>2016-09-28T00:00:00</dc:date>
              <text:p text:style-name="P1"><text:span text:style-name="T1">Đi lấy bảng điểm TOEIC, vô trễ 1h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68" table:number-columns-repeated="4"/>
          <table:table-cell table:style-name="ce170"/>
          <table:table-cell table:style-name="ce168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68" table:number-columns-repeated="4"/>
          <table:table-cell table:style-name="ce171" table:number-columns-repeated="7"/>
          <table:table-cell table:style-name="ce168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10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84"/>
        <table:table-column table:style-name="co22" table:number-columns-repeated="7" table:default-cell-style-name="ce184"/>
        <table:table-column table:style-name="co21" table:number-columns-repeated="16" table:default-cell-style-name="ce184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79" table:number-columns-repeated="8"/>
          <table:table-cell table:style-name="ce187" office:value-type="string" table:number-columns-spanned="2" table:number-rows-spanned="1">
            <text:p>Month</text:p>
          </table:table-cell>
          <table:covered-table-cell table:style-name="ce188"/>
          <table:table-cell table:style-name="ce189" table:content-validation-name="val1" office:value-type="float" office:value="10" table:number-columns-spanned="2" table:number-rows-spanned="1">
            <text:p>10</text:p>
          </table:table-cell>
          <table:covered-table-cell table:style-name="ce188"/>
          <table:table-cell table:style-name="ce187" office:value-type="string" table:number-columns-spanned="2" table:number-rows-spanned="1">
            <text:p>Year</text:p>
          </table:table-cell>
          <table:covered-table-cell table:style-name="ce188"/>
          <table:table-cell table:style-name="ce187" office:value-type="float" office:value="2016" table:number-columns-spanned="2" table:number-rows-spanned="1">
            <text:p>2016</text:p>
          </table:table-cell>
          <table:covered-table-cell table:style-name="ce190"/>
          <table:table-cell table:style-name="ce179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80" table:formula="of:=DATE([.$R$1];[.N1];1)" office:value-type="date" office:date-value="2016-10-01">
            <text:p>01</text:p>
          </table:table-cell>
          <table:table-cell table:style-name="ce180" table:formula="of:=[.D2]+1" office:value-type="date" office:date-value="2016-10-02">
            <office:annotation draw:style-name="gr4" draw:text-style-name="P1" svg:width="1.1413in" svg:height="0.3902in" svg:x="3.1024in" svg:y="0.0465in" draw:caption-point-x="-0.2402in" draw:caption-point-y="0.1909in">
              <dc:date>2016-09-01T00:00:00</dc:date>
              <text:p text:style-name="P1"><text:span text:style-name="T1">Nghỉ lễ Quốc Khánh</text:span></text:p>
            </office:annotation>
            <text:p>02</text:p>
          </table:table-cell>
          <table:table-cell table:style-name="ce180" table:formula="of:=[.E2]+1" office:value-type="date" office:date-value="2016-10-03">
            <text:p>03</text:p>
          </table:table-cell>
          <table:table-cell table:style-name="ce180" table:formula="of:=[.F2]+1" office:value-type="date" office:date-value="2016-10-04">
            <text:p>04</text:p>
          </table:table-cell>
          <table:table-cell table:style-name="ce180" table:formula="of:=[.G2]+1" office:value-type="date" office:date-value="2016-10-05">
            <text:p>05</text:p>
          </table:table-cell>
          <table:table-cell table:style-name="ce180" table:formula="of:=[.H2]+1" office:value-type="date" office:date-value="2016-10-06">
            <text:p>06</text:p>
          </table:table-cell>
          <table:table-cell table:style-name="ce180" table:formula="of:=[.I2]+1" office:value-type="date" office:date-value="2016-10-07">
            <text:p>07</text:p>
          </table:table-cell>
          <table:table-cell table:style-name="ce180" table:formula="of:=[.J2]+1" office:value-type="date" office:date-value="2016-10-08">
            <text:p>08</text:p>
          </table:table-cell>
          <table:table-cell table:style-name="ce180" table:formula="of:=[.K2]+1" office:value-type="date" office:date-value="2016-10-09">
            <text:p>09</text:p>
          </table:table-cell>
          <table:table-cell table:style-name="ce180" table:formula="of:=[.L2]+1" office:value-type="date" office:date-value="2016-10-10">
            <text:p>10</text:p>
          </table:table-cell>
          <table:table-cell table:style-name="ce180" table:formula="of:=[.M2]+1" office:value-type="date" office:date-value="2016-10-11">
            <text:p>11</text:p>
          </table:table-cell>
          <table:table-cell table:style-name="ce180" table:formula="of:=[.N2]+1" office:value-type="date" office:date-value="2016-10-12">
            <text:p>12</text:p>
          </table:table-cell>
          <table:table-cell table:style-name="ce180" table:formula="of:=[.O2]+1" office:value-type="date" office:date-value="2016-10-13">
            <text:p>13</text:p>
          </table:table-cell>
          <table:table-cell table:style-name="ce180" table:formula="of:=[.P2]+1" office:value-type="date" office:date-value="2016-10-14">
            <text:p>14</text:p>
          </table:table-cell>
          <table:table-cell table:style-name="ce180" table:formula="of:=[.Q2]+1" office:value-type="date" office:date-value="2016-10-15">
            <text:p>15</text:p>
          </table:table-cell>
          <table:table-cell table:style-name="ce180" table:formula="of:=[.R2]+1" office:value-type="date" office:date-value="2016-10-16">
            <text:p>16</text:p>
          </table:table-cell>
          <table:table-cell table:style-name="ce180" table:formula="of:=[.S2]+1" office:value-type="date" office:date-value="2016-10-17">
            <text:p>17</text:p>
          </table:table-cell>
          <table:table-cell table:style-name="ce180" table:formula="of:=[.T2]+1" office:value-type="date" office:date-value="2016-10-18">
            <text:p>18</text:p>
          </table:table-cell>
          <table:table-cell table:style-name="ce180" table:formula="of:=[.U2]+1" office:value-type="date" office:date-value="2016-10-19">
            <text:p>19</text:p>
          </table:table-cell>
          <table:table-cell table:style-name="ce180" table:formula="of:=[.V2]+1" office:value-type="date" office:date-value="2016-10-20">
            <text:p>20</text:p>
          </table:table-cell>
          <table:table-cell table:style-name="ce180" table:formula="of:=[.W2]+1" office:value-type="date" office:date-value="2016-10-21">
            <text:p>21</text:p>
          </table:table-cell>
          <table:table-cell table:style-name="ce180" table:formula="of:=[.X2]+1" office:value-type="date" office:date-value="2016-10-22">
            <text:p>22</text:p>
          </table:table-cell>
          <table:table-cell table:style-name="ce180" table:formula="of:=[.Y2]+1" office:value-type="date" office:date-value="2016-10-23">
            <text:p>23</text:p>
          </table:table-cell>
          <table:table-cell table:style-name="ce180" table:formula="of:=[.Z2]+1" office:value-type="date" office:date-value="2016-10-24">
            <text:p>24</text:p>
          </table:table-cell>
          <table:table-cell table:style-name="ce180" table:formula="of:=[.AA2]+1" office:value-type="date" office:date-value="2016-10-25">
            <text:p>25</text:p>
          </table:table-cell>
          <table:table-cell table:style-name="ce180" table:formula="of:=[.AB2]+1" office:value-type="date" office:date-value="2016-10-26">
            <text:p>26</text:p>
          </table:table-cell>
          <table:table-cell table:style-name="ce180" table:formula="of:=[.AC2]+1" office:value-type="date" office:date-value="2016-10-27">
            <text:p>27</text:p>
          </table:table-cell>
          <table:table-cell table:style-name="ce180" table:formula="of:=[.AD2]+1" office:value-type="date" office:date-value="2016-10-28">
            <text:p>28</text:p>
          </table:table-cell>
          <table:table-cell table:style-name="ce180" table:formula="of:=[.AE2]+1" office:value-type="date" office:date-value="2016-10-29">
            <text:p>29</text:p>
          </table:table-cell>
          <table:table-cell table:style-name="ce180" table:formula="of:=[.AF2]+1" office:value-type="date" office:date-value="2016-10-30">
            <text:p>30</text:p>
          </table:table-cell>
          <table:table-cell table:style-name="ce180" table:formula="of:=[.AG2]+1" office:value-type="date" office:date-value="2016-10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81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78" table:formula="of:=SUM([.D4:.AH4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0.1157in" draw:caption-point-x="-0.2402in" draw:caption-point-y="0.6024in">
              <dc:date>2016-10-04T00:00:00</dc:date>
              <text:p text:style-name="P1"><text:span text:style-name="T1">Tối qua làm trễ, 9h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0.1169in" draw:caption-point-x="-0.2402in" draw:caption-point-y="0.6012in">
              <dc:date>2016-10-05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5.3854in" svg:y="0.1181in" draw:caption-point-x="-0.2402in" draw:caption-point-y="0.6in">
              <dc:date>2016-10-07T00:00:00</dc:date>
              <text:p text:style-name="P1"><text:span text:style-name="T1">8h45 vào cty, tối qua làm muộn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6.8205in" svg:y="0.1193in" draw:caption-point-x="-0.2402in" draw:caption-point-y="0.5988in">
              <dc:date>2016-10-10T00:00:00</dc:date>
              <text:p text:style-name="P1"><text:span text:style-name="T1">Bận việc nhà</text:span></text:p>
            </office:annotation>
            <text:p>1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7.7988in" svg:y="0.1201in" draw:caption-point-x="-0.2402in" draw:caption-point-y="0.598in">
              <dc:date>2016-10-12T00:00:00</dc:date>
              <text:p text:style-name="P1"><text:span text:style-name="T1">Bị mệt, sốt xin tới trễ chút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2878in" svg:y="0.1205in" draw:caption-point-x="-0.2402in" draw:caption-point-y="0.5976in">
              <dc:date>2016-10-13T00:00:00</dc:date>
              <text:p text:style-name="P1"><text:span text:style-name="T1">8h37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0.1209in" draw:caption-point-x="-0.2402in" draw:caption-point-y="0.5972in">
              <dc:date>2016-10-14T00:00:00</dc:date>
              <text:p text:style-name="P1"><text:span text:style-name="T1">8h45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0.1791in" svg:y="0.1217in" draw:caption-point-x="-0.2402in" draw:caption-point-y="0.5965in">
              <dc:date>2016-10-17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0925in" svg:y="0.1224in" draw:caption-point-x="-0.2402in" draw:caption-point-y="0.5957in">
              <dc:date>2016-10-19T00:00:00</dc:date>
              <text:p text:style-name="P1"><text:span text:style-name="T1">Bận việc nhà xin vào trễ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78" table:formula="of:=SUM([.D5:.AH5])" office:value-type="float" office:value="1.5">
            <text:p>1.5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9287in" svg:y="0.3654in" draw:caption-point-x="-0.2402in" draw:caption-point-y="0.6004in">
              <dc:date>2016-10-06T00:00:00</dc:date>
              <text:p text:style-name="P1"><text:span text:style-name="T1">Bận việc nhà đột xuất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0.3677in" draw:caption-point-x="-0.2402in" draw:caption-point-y="0.598in">
              <dc:date>2016-10-12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2878in" svg:y="0.3681in" draw:caption-point-x="-0.2402in" draw:caption-point-y="0.5976in">
              <dc:date>2016-10-13T00:00:00</dc:date>
              <text:p text:style-name="P1"><text:span text:style-name="T1">8h4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0.3689in" draw:caption-point-x="-0.2402in" draw:caption-point-y="0.5969in">
              <dc:date>2016-10-14T00:00:00</dc:date>
              <text:p text:style-name="P1"><text:span text:style-name="T1">9h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10.1791in" svg:y="0.3693in" draw:caption-point-x="-0.2402in" draw:caption-point-y="0.5965in">
              <dc:date>2016-10-17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78" table:formula="of:=SUM([.D6:.AH6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0.6106in" draw:caption-point-x="-0.2402in" draw:caption-point-y="0.6028in">
              <dc:date>2016-10-03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0.611in" draw:caption-point-x="-0.2402in" draw:caption-point-y="0.6024in">
              <dc:date>2016-10-04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5.3854in" svg:y="0.613in" draw:caption-point-x="-0.2402in" draw:caption-point-y="0.6004in">
              <dc:date>2016-10-06T00:00:00</dc:date>
              <text:p text:style-name="P1"><text:span text:style-name="T1">Đi khám bệnh</text:span></text:p>
            </office:annotation>
            <text:p>1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0.6154in" draw:caption-point-x="-0.2402in" draw:caption-point-y="0.598in">
              <dc:date>2016-10-12T00:00:00</dc:date>
              <text:p text:style-name="P1"><text:span text:style-name="T1">8h25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78" table:formula="of:=SUM([.D7:.AH7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0.8587in" draw:caption-point-x="-0.2402in" draw:caption-point-y="0.6024in">
              <dc:date>2016-10-04T00:00:00</dc:date>
              <text:p text:style-name="P1"><text:span text:style-name="T1">Đi trễ, đang chạy lên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0.9173in" draw:caption-point-x="-0.2402in" draw:caption-point-y="0.5437in">
              <dc:date>2016-10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8.2878in" svg:y="0.8634in" draw:caption-point-x="-0.2402in" draw:caption-point-y="0.5976in">
              <dc:date>2016-10-13T00:00:00</dc:date>
              <text:p text:style-name="P1"><text:span text:style-name="T1">Có việc xin tới trễ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5492in" svg:y="0.8657in" draw:caption-point-x="-0.2402in" draw:caption-point-y="0.5953in">
              <dc:date>2016-10-20T00:00:00</dc:date>
              <text:p text:style-name="P1"><text:span text:style-name="T1">8h45 vào cty</text:span></text:p>
            </office:annotation>
            <text:p>0</text:p>
          </table:table-cell>
          <table:table-cell table:style-name="ce182" table:number-columns-repeated="4"/>
          <table:table-cell table:style-name="ce192"/>
          <table:table-cell table:style-name="ce182" table:number-columns-repeated="6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78" table:formula="of:=SUM([.D8:.AH8])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472in" svg:y="1.1075in" draw:caption-point-x="-0.2402in" draw:caption-point-y="0.6012in">
              <dc:date>2016-10-05T00:00:00</dc:date>
              <text:p text:style-name="P1"><text:span text:style-name="T1">Xe bị hư xin vô trễ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0.6358in" svg:y="1.1126in" draw:caption-point-x="-0.2402in" draw:caption-point-y="0.5961in">
              <dc:date>2016-10-18T00:00:00</dc:date>
              <text:p text:style-name="P1"><text:span text:style-name="T1">Ngủ quên, xin đi trễ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0925in" svg:y="1.113in" draw:caption-point-x="-0.2402in" draw:caption-point-y="0.5957in">
              <dc:date>2016-10-19T00:00:00</dc:date>
              <text:p text:style-name="P1"><text:span text:style-name="T1">8h4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78" table:formula="of:=SUM([.D9:.AH9])" office:value-type="float" office:value="2">
            <text:p>2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7.3094in" svg:y="1.3591in" draw:caption-point-x="-0.2402in" draw:caption-point-y="0.5976in">
              <dc:date>2016-10-13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4" draw:text-style-name="P1" svg:width="1.1413in" svg:height="0.3902in" svg:x="8.7768in" svg:y="1.3594in" draw:caption-point-x="-0.2402in" draw:caption-point-y="0.5972in">
              <dc:date>2016-10-14T00:00:00</dc:date>
              <text:p text:style-name="P1"><text:span text:style-name="T1">Đi khám bệnh</text:span></text:p>
            </office:annotation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0.6358in" svg:y="1.3606in" draw:caption-point-x="-0.2402in" draw:caption-point-y="0.5961in">
              <dc:date>2016-10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DucHV</text:p>
          </table:table-cell>
          <table:table-cell table:style-name="ce178"/>
          <table:table-cell table:style-name="ce182" table:number-columns-repeated="9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78" table:formula="of:=SUM([.D11:.AH11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1.8508in" draw:caption-point-x="-0.2402in" draw:caption-point-y="0.6012in">
              <dc:date>2016-10-05T00:00:00</dc:date>
              <text:p text:style-name="P1"><text:span text:style-name="T1">Bị ốm, sốt 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2" draw:text-style-name="P1" svg:width="1.1413in" svg:height="0.5457in" svg:x="6.8205in" svg:y="1.8531in" draw:caption-point-x="-0.2402in" draw:caption-point-y="0.5988in">
              <dc:date>2016-10-10T00:00:00</dc:date>
              <text:p text:style-name="P1"><text:span text:style-name="T1">Ra ngân hàng có việc, xin vào trễ, 8h40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178" table:formula="of:=SUM([.D12:.AH12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0925in" svg:y="2.1039in" draw:caption-point-x="-0.2402in" draw:caption-point-y="0.5957in">
              <dc:date>2016-10-19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78" table:formula="of:=SUM([.D13:.AH13])" office:value-type="float" office:value="3.5">
            <text:p>3.5</text:p>
          </table:table-cell>
          <table:table-cell table:style-name="ce182" table:number-columns-repeated="2"/>
          <table:table-cell table:style-name="ce182" office:value-type="float" office:value="0.5">
            <office:annotation draw:style-name="gr7" draw:text-style-name="P1" svg:width="1.1413in" svg:height="0.2634in" svg:x="3.5591in" svg:y="2.3469in" draw:caption-point-x="-0.2402in" draw:caption-point-y="0.6004in">
              <dc:date>2016-10-05T00:00:00</dc:date>
              <text:p text:style-name="P1"><text:span text:style-name="T1">Đi dạy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472in" svg:y="2.3469in" draw:caption-point-x="-0.2402in" draw:caption-point-y="0.6004in">
              <dc:date>2016-10-05T00:00:00</dc:date>
              <text:p text:style-name="P1"><text:span text:style-name="T1">Qua trường đi họp</text:span></text:p>
            </office:annotation>
            <text:p>0.5</text:p>
          </table:table-cell>
          <table:table-cell table:style-name="ce182" office:value-type="float" office:value="0.5">
            <office:annotation draw:style-name="gr7" draw:text-style-name="P1" svg:width="1.1413in" svg:height="0.2634in" svg:x="4.9287in" svg:y="2.3469in" draw:caption-point-x="-0.2402in" draw:caption-point-y="0.6004in">
              <dc:date>2016-10-06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2.3469in" draw:caption-point-x="-0.2402in" draw:caption-point-y="0.6004in">
              <dc:date>2016-10-10T00:00:00</dc:date>
              <text:p text:style-name="P1"><text:span text:style-name="T1">9h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7" draw:text-style-name="P1" svg:width="1.1413in" svg:height="0.2634in" svg:x="7.7988in" svg:y="2.3469in" draw:caption-point-x="-0.2402in" draw:caption-point-y="0.6004in">
              <dc:date>2016-10-06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82" office:value-type="float" office:value="0.5">
            <office:annotation draw:style-name="gr7" draw:text-style-name="P1" svg:width="1.1413in" svg:height="0.2634in" svg:x="8.2878in" svg:y="2.3469in" draw:caption-point-x="-0.2402in" draw:caption-point-y="0.6004in">
              <dc:date>2016-10-06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2" draw:text-style-name="P1" svg:width="1.1413in" svg:height="0.5457in" svg:x="11.0925in" svg:y="2.3469in" draw:caption-point-x="-0.2402in" draw:caption-point-y="0.6004in">
              <dc:date>2016-10-20T00:00:00</dc:date>
              <text:p text:style-name="P1"><text:span text:style-name="T1">Đi dạy buổi sáng, chiều mệt xin off lun</text:span></text:p>
            </office:annotation>
            <text:p>1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aiPV</text:p>
          </table:table-cell>
          <table:table-cell table:style-name="ce178" table:formula="of:=SUM([.D14:.AH14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nDT</text:p>
          </table:table-cell>
          <table:table-cell table:style-name="ce178" table:formula="of:=SUM([.D15:.AH15])" office:value-type="float" office:value="1"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2" draw:text-style-name="P1" svg:width="1.1413in" svg:height="0.5457in" svg:x="7.7988in" svg:y="2.8449in" draw:caption-point-x="-0.2402in" draw:caption-point-y="0.5976in">
              <dc:date>2016-10-12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ienNV</text:p>
          </table:table-cell>
          <table:table-cell table:style-name="ce178" table:formula="of:=SUM([.D16:.AH16])" office:value-type="float" office:value="2">
            <text:p>2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number-columns-repeated="2" table:style-name="ce182" office:value-type="float" office:value="1">
            <text:p>1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iepNH</text:p>
          </table:table-cell>
          <table:table-cell table:style-name="ce178" table:formula="of:=SUM([.D17:.AH17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3.5591in" svg:y="3.3354in" draw:caption-point-x="-0.2402in" draw:caption-point-y="0.6028in">
              <dc:date>2016-10-03T00:00:00</dc:date>
              <text:p text:style-name="P1"><text:span text:style-name="T1">9h40 vào cty, bận việc riêng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7.3094in" svg:y="3.3398in" draw:caption-point-x="-0.2402in" draw:caption-point-y="0.5984in">
              <dc:date>2016-10-11T00:00:00</dc:date>
              <text:p text:style-name="P1"><text:span text:style-name="T1">Bị sốt, cảm, xin đi trễ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3.3402in" draw:caption-point-x="-0.2402in" draw:caption-point-y="0.598in">
              <dc:date>2016-10-12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8.7768in" svg:y="3.3409in" draw:caption-point-x="-0.2402in" draw:caption-point-y="0.5972in">
              <dc:date>2016-10-14T00:00:00</dc:date>
              <text:p text:style-name="P1"><text:span text:style-name="T1">Bận việc riêng</text:span></text:p>
            </office:annotation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0.6358in" svg:y="3.3421in" draw:caption-point-x="-0.2402in" draw:caption-point-y="0.5961in">
              <dc:date>2016-10-18T00:00:00</dc:date>
              <text:p text:style-name="P1"><text:span text:style-name="T1">Xin vô trễ, đi đón ng thân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5492in" svg:y="3.3429in" draw:caption-point-x="-0.2402in" draw:caption-point-y="0.5953in">
              <dc:date>2016-10-20T00:00:00</dc:date>
              <text:p text:style-name="P1"><text:span text:style-name="T1">9h vào cty</text:span></text:p>
            </office:annotation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ieuPT</text:p>
          </table:table-cell>
          <table:table-cell table:style-name="ce178" table:formula="of:=SUM([.D18:.AH18])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3.5846in" draw:caption-point-x="-0.2402in" draw:caption-point-y="0.6012in">
              <dc:date>2016-10-05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5.3854in" svg:y="3.5858in" draw:caption-point-x="-0.2402in" draw:caption-point-y="0.6in">
              <dc:date>2016-10-07T00:00:00</dc:date>
              <text:p text:style-name="P1"><text:span text:style-name="T1">8h4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3.587in" draw:caption-point-x="-0.2402in" draw:caption-point-y="0.5988in">
              <dc:date>2016-10-10T00:00:00</dc:date>
              <text:p text:style-name="P1"><text:span text:style-name="T1">8h4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3.5878in" draw:caption-point-x="-0.2402in" draw:caption-point-y="0.598in">
              <dc:date>2016-10-12T00:00:00</dc:date>
              <text:p text:style-name="P1"><text:span text:style-name="T1">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3.5886in" draw:caption-point-x="-0.2402in" draw:caption-point-y="0.5972in">
              <dc:date>2016-10-14T00:00:00</dc:date>
              <text:p text:style-name="P1"><text:span text:style-name="T1">8h34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0.6358in" svg:y="3.5898in" draw:caption-point-x="-0.2402in" draw:caption-point-y="0.5961in">
              <dc:date>2016-10-18T00:00:00</dc:date>
              <text:p text:style-name="P1"><text:span text:style-name="T1">8h38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5492in" svg:y="3.5906in" draw:caption-point-x="-0.2402in" draw:caption-point-y="0.5953in">
              <dc:date>2016-10-20T00:00:00</dc:date>
              <text:p text:style-name="P1"><text:span text:style-name="T1">8h37 vào cty</text:span></text:p>
            </office:annotation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HoangNTM</text:p>
          </table:table-cell>
          <table:table-cell table:style-name="ce178" table:formula="of:=SUM([.D19:.AH19])" office:value-type="float" office:value="3">
            <text:p>3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3.5591in" svg:y="3.8323in" draw:caption-point-x="-0.2402in" draw:caption-point-y="0.6012in">
              <dc:date>2016-10-05T00:00:00</dc:date>
              <text:p text:style-name="P1"><text:span text:style-name="T1">Máy bay bị delay <text:s/>nên tới trễ, mệt</text:span></text:p>
            </office:annotation>
            <text:p>1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472in" svg:y="3.8323in" draw:caption-point-x="-0.2402in" draw:caption-point-y="0.6012in">
              <dc:date>2016-10-05T00:00:00</dc:date>
              <text:p text:style-name="P1"><text:span text:style-name="T1">Nghỉ sáng đi làm giấy tờ cho mẹ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5.3854in" svg:y="3.8335in" draw:caption-point-x="-0.2402in" draw:caption-point-y="0.6in">
              <dc:date>2016-10-07T00:00:00</dc:date>
              <text:p text:style-name="P1"><text:span text:style-name="T1">8h50 vào cty</text:span></text:p>
            </office:annotation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7.7988in" svg:y="3.8358in" draw:caption-point-x="-0.2402in" draw:caption-point-y="0.5976in">
              <dc:date>2016-10-12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0.6358in" svg:y="3.8374in" draw:caption-point-x="-0.2402in" draw:caption-point-y="0.5961in">
              <dc:date>2016-10-18T00:00:00</dc:date>
              <text:p text:style-name="P1"><text:span text:style-name="T1">Đi làm giấy tờ, xin off chiều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2" draw:text-style-name="P1" svg:width="1.1413in" svg:height="0.5457in" svg:x="11.5492in" svg:y="3.8382in" draw:caption-point-x="-0.2402in" draw:caption-point-y="0.5953in">
              <dc:date>2016-10-20T00:00:00</dc:date>
              <text:p text:style-name="P1"><text:span text:style-name="T1">Nghỉ buổi sáng, đi khám nghãi vụ quân sự</text:span></text:p>
            </office:annotation>
            <text:p>0.5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HungNC</text:p>
          </table:table-cell>
          <table:table-cell table:style-name="ce178" table:formula="of:=SUM([.D20:.AH20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HungPN</text:p>
          </table:table-cell>
          <table:table-cell table:style-name="ce178" table:formula="of:=SUM([.D21:.AH21])" office:value-type="float" office:value="3">
            <text:p>3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3.5591in" svg:y="4.3264in" draw:caption-point-x="-0.2402in" draw:caption-point-y="0.6024in">
              <dc:date>2016-10-04T00:00:00</dc:date>
              <text:p text:style-name="P1"><text:span text:style-name="T1">Về quê khám NVQS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4.0157in" svg:y="4.3264in" draw:caption-point-x="-0.2402in" draw:caption-point-y="0.6024in">
              <dc:date>2016-10-04T00:00:00</dc:date>
              <text:p text:style-name="P1"><text:span text:style-name="T1">Về quê khám NVQS</text:span></text:p>
            </office:annotation>
            <text:p>1</text:p>
          </table:table-cell>
          <table:table-cell table:style-name="ce182" office:value-type="float" office:value="1">
            <office:annotation draw:style-name="gr2" draw:text-style-name="P1" svg:width="1.1413in" svg:height="0.5457in" svg:x="4.472in" svg:y="4.3276in" draw:caption-point-x="-0.2402in" draw:caption-point-y="0.6012in">
              <dc:date>2016-10-05T00:00:00</dc:date>
              <text:p text:style-name="P1"><text:span text:style-name="T1">Bận việc nhà nên chưa vo TP kịp</text:span></text:p>
            </office:annotation>
            <text:p>1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KhanhNN</text:p>
          </table:table-cell>
          <table:table-cell table:style-name="ce178" table:formula="of:=SUM([.D22:.AH22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4.5752in" draw:caption-point-x="-0.2402in" draw:caption-point-y="0.6012in">
              <dc:date>2016-10-05T00:00:00</dc:date>
              <text:p text:style-name="P1"><text:span text:style-name="T1">Bị ốm, sốt 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KienPT</text:p>
          </table:table-cell>
          <table:table-cell table:style-name="ce178" table:formula="of:=SUM([.D23:.AH23])" office:value-type="float" office:value="5">
            <text:p>5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10.1791in" svg:y="4.8276in" draw:caption-point-x="-0.2402in" draw:caption-point-y="0.5965in">
              <dc:date>2016-10-17T00:00:00</dc:date>
              <text:p text:style-name="P1"><text:span text:style-name="T1">Vê quê, làm remote ở nhà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10.6358in" svg:y="4.8276in" draw:caption-point-x="-0.2402in" draw:caption-point-y="0.5965in">
              <dc:date>2016-10-17T00:00:00</dc:date>
              <text:p text:style-name="P1"><text:span text:style-name="T1">Vê quê, làm remote ở nhà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11.0925in" svg:y="4.8276in" draw:caption-point-x="-0.2402in" draw:caption-point-y="0.5965in">
              <dc:date>2016-10-17T00:00:00</dc:date>
              <text:p text:style-name="P1"><text:span text:style-name="T1">Vê quê, làm remote ở nhà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11.5492in" svg:y="4.8276in" draw:caption-point-x="-0.2402in" draw:caption-point-y="0.5965in">
              <dc:date>2016-10-17T00:00:00</dc:date>
              <text:p text:style-name="P1"><text:span text:style-name="T1">Vê quê, làm remote ở nhà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12.0059in" svg:y="4.8276in" draw:caption-point-x="-0.2402in" draw:caption-point-y="0.5965in">
              <dc:date>2016-10-17T00:00:00</dc:date>
              <text:p text:style-name="P1"><text:span text:style-name="T1">Vê quê, làm remote ở nhà</text:span></text:p>
            </office:annotation>
            <text:p>1</text:p>
          </table:table-cell>
          <table:table-cell table:style-name="ce182" table:number-columns-repeated="10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KietNVT</text:p>
          </table:table-cell>
          <table:table-cell table:style-name="ce178" table:formula="of:=SUM([.D24:.AH24])" office:value-type="float" office:value="3">
            <text:p>3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4.472in" svg:y="5.0705in" draw:caption-point-x="-0.2402in" draw:caption-point-y="0.6012in">
              <dc:date>2016-10-05T00:00:00</dc:date>
              <text:p text:style-name="P1"><text:span text:style-name="T1">Đi du lịch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4.9287in" svg:y="5.0701in" draw:caption-point-x="-0.2402in" draw:caption-point-y="0.6016in">
              <dc:date>2016-10-05T00:00:00</dc:date>
              <text:p text:style-name="P1"><text:span text:style-name="T1">Đi du lịch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5.3854in" svg:y="5.0701in" draw:caption-point-x="-0.2402in" draw:caption-point-y="0.6016in">
              <dc:date>2016-10-05T00:00:00</dc:date>
              <text:p text:style-name="P1"><text:span text:style-name="T1">Đi du lịch</text:span></text:p>
            </office:annotation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LinhBT</text:p>
          </table:table-cell>
          <table:table-cell table:style-name="ce178" table:formula="of:=SUM([.D25:.AH25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LocPX</text:p>
          </table:table-cell>
          <table:table-cell table:style-name="ce178" table:formula="of:=SUM([.D26:.AH26])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MaiNTT</text:p>
          </table:table-cell>
          <table:table-cell table:style-name="ce178" table:formula="of:=SUM([.D27:.AH27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5.8122in" draw:caption-point-x="-0.2402in" draw:caption-point-y="0.6028in">
              <dc:date>2016-10-03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5.3854in" svg:y="5.815in" draw:caption-point-x="-0.2402in" draw:caption-point-y="0.6in">
              <dc:date>2016-10-07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3094in" svg:y="5.8165in" draw:caption-point-x="-0.2402in" draw:caption-point-y="0.5984in">
              <dc:date>2016-10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0.6358in" svg:y="5.8189in" draw:caption-point-x="-0.2402in" draw:caption-point-y="0.5961in">
              <dc:date>2016-10-18T00:00:00</dc:date>
              <text:p text:style-name="P1"><text:span text:style-name="T1">Xe bị hư, xin vô trệ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ManhNB</text:p>
          </table:table-cell>
          <table:table-cell table:style-name="ce178" table:formula="of:=SUM([.D28:.AH28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6.0598in" draw:caption-point-x="-0.2402in" draw:caption-point-y="0.6028in">
              <dc:date>2016-10-0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5492in" svg:y="6.0673in" draw:caption-point-x="-0.2402in" draw:caption-point-y="0.5953in">
              <dc:date>2016-10-20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NamTH</text:p>
          </table:table-cell>
          <table:table-cell table:style-name="ce178" table:formula="of:=SUM([.D29:.AH29])" office:value-type="float" office:value="0">
            <text:p>0</text:p>
          </table:table-cell>
          <table:table-cell table:style-name="ce182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NamTV</text:p>
          </table:table-cell>
          <table:table-cell table:style-name="ce178" table:formula="of:=SUM([.D30:.AH30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6.5551in" draw:caption-point-x="-0.2402in" draw:caption-point-y="0.6028in">
              <dc:date>2016-10-03T00:00:00</dc:date>
              <text:p text:style-name="P1"><text:span text:style-name="T1">Bị đau ngực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0.1791in" svg:y="6.5614in" draw:caption-point-x="-0.2402in" draw:caption-point-y="0.5965in">
              <dc:date>2016-10-1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0925in" svg:y="6.5614in" draw:caption-point-x="-0.2402in" draw:caption-point-y="0.5965in">
              <dc:date>2016-10-1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NganTLT</text:p>
          </table:table-cell>
          <table:table-cell table:style-name="ce178" table:formula="of:=SUM([.D31:.AH31])" office:value-type="float" office:value="2">
            <text:p>2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6.8028in" draw:caption-point-x="-0.2402in" draw:caption-point-y="0.6028in">
              <dc:date>2016-10-03T00:00:00</dc:date>
              <text:p text:style-name="P1"><text:span text:style-name="T1">Vê quê, b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5.3854in" svg:y="6.8055in" draw:caption-point-x="-0.2402in" draw:caption-point-y="0.6in">
              <dc:date>2016-10-07T00:00:00</dc:date>
              <text:p text:style-name="P1"><text:span text:style-name="T1">Bị ốm, sốt</text:span></text:p>
            </office:annotation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NhanHTH</text:p>
          </table:table-cell>
          <table:table-cell table:style-name="ce178" table:formula="of:=SUM([.D32:.AH32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NhanNM</text:p>
          </table:table-cell>
          <table:table-cell table:style-name="ce178" table:formula="of:=SUM([.D33:.AH33])" office:value-type="float" office:value="1"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7.7988in" svg:y="7.3028in" draw:caption-point-x="-0.2402in" draw:caption-point-y="0.598in">
              <dc:date>2016-10-12T00:00:00</dc:date>
              <text:p text:style-name="P1"><text:span text:style-name="T1">Lên trường có việc, 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8.7768in" svg:y="7.3047in" draw:caption-point-x="-0.2402in" draw:caption-point-y="0.5961in">
              <dc:date>2016-10-18T00:00:00</dc:date>
              <text:p text:style-name="P1"><text:span text:style-name="T1">Off buổi chiều, bận việc cá nhân</text:span></text:p>
            </office:annotation>
            <text:p>0.5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0.6358in" svg:y="7.3047in" draw:caption-point-x="-0.2402in" draw:caption-point-y="0.5961in">
              <dc:date>2016-10-18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NhungHTH</text:p>
          </table:table-cell>
          <table:table-cell table:style-name="ce178" table:formula="of:=SUM([.D34:.AH34])" office:value-type="float" office:value="2">
            <text:p>2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6.8205in" svg:y="7.5496in" draw:caption-point-x="-0.2402in" draw:caption-point-y="0.5988in">
              <dc:date>2016-10-10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NhuPHQ</text:p>
          </table:table-cell>
          <table:table-cell table:style-name="ce178" table:formula="of:=SUM([.D35:.AH35])" office:value-type="float" office:value="1.5">
            <text:p>1.5</text:p>
          </table:table-cell>
          <table:table-cell table:style-name="ce182" table:number-columns-repeated="2"/>
          <table:table-cell table:style-name="ce182" office:value-type="float" office:value="0.5">
            <office:annotation draw:style-name="gr2" draw:text-style-name="P1" svg:width="1.1413in" svg:height="0.5457in" svg:x="3.5591in" svg:y="7.7937in" draw:caption-point-x="-0.2402in" draw:caption-point-y="0.6028in">
              <dc:date>2016-10-03T00:00:00</dc:date>
              <text:p text:style-name="P1"><text:span text:style-name="T1">Nước ngập , ko đi dc, xin off sá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text:p>1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7.7984in" draw:caption-point-x="-0.2402in" draw:caption-point-y="0.598in">
              <dc:date>2016-10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PhuongTH</text:p>
          </table:table-cell>
          <table:table-cell table:style-name="ce178" table:formula="of:=SUM([.D36:.AH36])" office:value-type="float" office:value="2">
            <text:p>2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9287in" svg:y="8.0437in" draw:caption-point-x="-0.2402in" draw:caption-point-y="0.6004in">
              <dc:date>2016-10-06T00:00:00</dc:date>
              <text:p text:style-name="P1"><text:span text:style-name="T1">8h34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6.8205in" svg:y="8.0453in" draw:caption-point-x="-0.2402in" draw:caption-point-y="0.5988in">
              <dc:date>2016-10-10T00:00:00</dc:date>
              <text:p text:style-name="P1"><text:span text:style-name="T1">Đi du lịch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7.3094in" svg:y="8.0453in" draw:caption-point-x="-0.2402in" draw:caption-point-y="0.5988in">
              <dc:date>2016-10-10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PhongTH</text:p>
          </table:table-cell>
          <table:table-cell table:style-name="ce178" table:formula="of:=SUM([.D37:.AH37])" office:value-type="float" office:value="2">
            <text:p>2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0157in" svg:y="8.2894in" draw:caption-point-x="-0.2402in" draw:caption-point-y="0.6024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.5">
            <office:annotation draw:style-name="gr4" draw:text-style-name="P1" svg:width="1.1413in" svg:height="0.3902in" svg:x="6.8205in" svg:y="8.2894in" draw:caption-point-x="-0.2402in" draw:caption-point-y="0.6024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82" office:value-type="float" office:value="0.5">
            <office:annotation draw:style-name="gr4" draw:text-style-name="P1" svg:width="1.1413in" svg:height="0.3902in" svg:x="7.3094in" svg:y="8.2894in" draw:caption-point-x="-0.2402in" draw:caption-point-y="0.6024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10.1791in" svg:y="8.2953in" draw:caption-point-x="-0.2402in" draw:caption-point-y="0.5965in">
              <dc:date>2016-10-17T00:00:00</dc:date>
              <text:p text:style-name="P1"><text:span text:style-name="T1">8h45 vào cty, xe bị hư dọc đường</text:span></text:p>
            </office:annotation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0.6358in" svg:y="8.2957in" draw:caption-point-x="-0.2402in" draw:caption-point-y="0.5961in">
              <dc:date>2016-10-18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35">
            <text:p>35</text:p>
          </table:table-cell>
          <table:table-cell table:style-name="ce42" office:value-type="string">
            <text:p>SonPX</text:p>
          </table:table-cell>
          <table:table-cell table:style-name="ce178" table:formula="of:=SUM([.D38:.AH38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8.5366in" draw:caption-point-x="-0.2402in" draw:caption-point-y="0.6028in">
              <dc:date>2016-10-03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8.7768in" svg:y="8.5421in" draw:caption-point-x="-0.2402in" draw:caption-point-y="0.5972in">
              <dc:date>2016-10-14T00:00:00</dc:date>
              <text:p text:style-name="P1"><text:span text:style-name="T1">Bận việc riêng xin vào trễ</text:span></text:p>
            </office:annotation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2" office:value-type="string">
            <text:p>TienND</text:p>
          </table:table-cell>
          <table:table-cell table:style-name="ce178" table:formula="of:=SUM([.D39:.AH39])" office:value-type="float" office:value="1"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7.3094in" svg:y="8.7886in" draw:caption-point-x="-0.2402in" draw:caption-point-y="0.5984in">
              <dc:date>2016-10-11T00:00:00</dc:date>
              <text:p text:style-name="P1"><text:span text:style-name="T1">Đi lấy biển số xe, 8h4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10.1791in" svg:y="8.7906in" draw:caption-point-x="-0.2402in" draw:caption-point-y="0.5965in">
              <dc:date>2016-10-17T00:00:00</dc:date>
              <text:p text:style-name="P1"><text:span text:style-name="T1">Dọn nhà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ThanhN</text:p>
          </table:table-cell>
          <table:table-cell table:style-name="ce178" table:formula="of:=SUM([.D40:.AH40])" office:value-type="float" office:value="1">
            <text:p>1</text:p>
          </table:table-cell>
          <table:table-cell table:style-name="ce182" table:number-columns-repeated="4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3" draw:text-style-name="P1" svg:width="1.1413in" svg:height="0.7012in" svg:x="4.9287in" svg:y="9.0374in" draw:caption-point-x="-0.2402in" draw:caption-point-y="0.5972in">
              <dc:date>2016-10-14T00:00:00</dc:date>
              <text:p text:style-name="P1"><text:span text:style-name="T1">Bận việc riêng (ng nhà nắm viện), nghỉ buổi chiều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2" draw:text-style-name="P1" svg:width="1.1413in" svg:height="0.5457in" svg:x="8.7768in" svg:y="9.0374in" draw:caption-point-x="-0.2402in" draw:caption-point-y="0.5972in">
              <dc:date>2016-10-14T00:00:00</dc:date>
              <text:p text:style-name="P1"><text:span text:style-name="T1">Dự lễ tốt nghiệp của e gái, nghỉ sáng</text:span></text:p>
            </office:annotation>
            <text:p>0.5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2" office:value-type="string">
            <text:p>ThaoDTH</text:p>
          </table:table-cell>
          <table:table-cell table:style-name="ce178" table:formula="of:=SUM([.D41:.AH41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3" draw:text-style-name="P1" svg:width="1.1413in" svg:height="0.7012in" svg:x="4.0157in" svg:y="9.2799in" draw:caption-point-x="-0.2402in" draw:caption-point-y="0.6024in">
              <dc:date>2016-10-04T00:00:00</dc:date>
              <text:p text:style-name="P1"><text:span text:style-name="T1">Tối qua làm khuya, mệt nên xin vào trễ, 10h 5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9.2835in" draw:caption-point-x="-0.2402in" draw:caption-point-y="0.5988in">
              <dc:date>2016-10-10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3094in" svg:y="9.2839in" draw:caption-point-x="-0.2402in" draw:caption-point-y="0.5984in">
              <dc:date>2016-10-11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7.7988in" svg:y="9.2843in" draw:caption-point-x="-0.2402in" draw:caption-point-y="0.598in">
              <dc:date>2016-10-14T00:00:00</dc:date>
              <text:p text:style-name="P1"><text:span text:style-name="T1">Bị đau bao tử xin off sá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10.6358in" svg:y="9.2862in" draw:caption-point-x="-0.2402in" draw:caption-point-y="0.5961in">
              <dc:date>2016-10-18T00:00:00</dc:date>
              <text:p text:style-name="P1"><text:span text:style-name="T1">Qua ngân hàng có xíu việc</text:span></text:p>
              <text:p text:style-name="P1"><text:span text:style-name="T1"/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0925in" svg:y="9.2858in" draw:caption-point-x="-0.2402in" draw:caption-point-y="0.5965in">
              <dc:date>2016-10-1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.5">
            <office:annotation draw:style-name="gr7" draw:text-style-name="P1" svg:width="1.1413in" svg:height="0.2634in" svg:x="11.5492in" svg:y="9.287in" draw:caption-point-x="-0.2402in" draw:caption-point-y="0.5953in">
              <dc:date>2016-10-20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2" office:value-type="string">
            <text:p>ThamDT</text:p>
          </table:table-cell>
          <table:table-cell table:style-name="ce178" table:formula="of:=SUM([.D42:.AH42])" office:value-type="float" office:value="0.5">
            <text:p>0.5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9.5272in" draw:caption-point-x="-0.2402in" draw:caption-point-y="0.6028in">
              <dc:date>2016-10-03T00:00:00</dc:date>
              <text:p text:style-name="P1"><text:span text:style-name="T1">9h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.5">
            <office:annotation draw:style-name="gr2" draw:text-style-name="P1" svg:width="1.1413in" svg:height="0.5457in" svg:x="6.8205in" svg:y="9.5315in" draw:caption-point-x="-0.2402in" draw:caption-point-y="0.5984in">
              <dc:date>2016-10-11T00:00:00</dc:date>
              <text:p text:style-name="P1"><text:span text:style-name="T1">Nghỉ buổi chiều,bận việc riêng</text:span></text:p>
            </office:annotation>
            <text:p>0.5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2" office:value-type="string">
            <text:p>ThinhDH</text:p>
          </table:table-cell>
          <table:table-cell table:style-name="ce178" table:formula="of:=SUM([.D43:.AH43])" office:value-type="float" office:value="0">
            <text:p>0</text:p>
          </table:table-cell>
          <table:table-cell table:style-name="ce182" table:number-columns-repeated="31"/>
          <table:table-cell table:style-name="ce41" table:number-columns-repeated="952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ThinhT</text:p>
          </table:table-cell>
          <table:table-cell table:style-name="ce178" table:formula="of:=SUM([.D44:.AH44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10.0283in" draw:caption-point-x="-0.2402in" draw:caption-point-y="0.5972in">
              <dc:date>2016-10-14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2" office:value-type="string">
            <text:p>ThoaiVK</text:p>
          </table:table-cell>
          <table:table-cell table:style-name="ce178" table:formula="of:=SUM([.D45:.AH45])" office:value-type="float" office:value="2">
            <text:p>2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0157in" svg:y="10.2709in" draw:caption-point-x="-0.2402in" draw:caption-point-y="0.6024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.5">
            <office:annotation draw:style-name="gr4" draw:text-style-name="P1" svg:width="1.1413in" svg:height="0.3902in" svg:x="6.8205in" svg:y="10.2709in" draw:caption-point-x="-0.2402in" draw:caption-point-y="0.6024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82" office:value-type="float" office:value="0.5">
            <office:annotation draw:style-name="gr4" draw:text-style-name="P1" svg:width="1.1413in" svg:height="0.3902in" svg:x="7.3094in" svg:y="10.2709in" draw:caption-point-x="-0.2402in" draw:caption-point-y="0.6024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2878in" svg:y="10.2756in" draw:caption-point-x="-0.2402in" draw:caption-point-y="0.5976in">
              <dc:date>2016-10-13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0.6358in" svg:y="10.2772in" draw:caption-point-x="-0.2402in" draw:caption-point-y="0.5961in">
              <dc:date>2016-10-18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43">
            <text:p>43</text:p>
          </table:table-cell>
          <table:table-cell table:style-name="ce42" office:value-type="string">
            <text:p>ThuyLTT</text:p>
          </table:table-cell>
          <table:table-cell table:style-name="ce178" table:formula="of:=SUM([.D46:.AH46])" office:value-type="float" office:value="0.5">
            <text:p>0.5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10.5189in" draw:caption-point-x="-0.2402in" draw:caption-point-y="0.602in">
              <dc:date>2016-10-04T00:00:00</dc:date>
              <text:p text:style-name="P1"><text:span text:style-name="T1">10h1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10.5197in" draw:caption-point-x="-0.2402in" draw:caption-point-y="0.6012in">
              <dc:date>2016-10-05T00:00:00</dc:date>
              <text:p text:style-name="P1"><text:span text:style-name="T1">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2" draw:text-style-name="P1" svg:width="1.1413in" svg:height="0.5457in" svg:x="5.3854in" svg:y="10.5209in" draw:caption-point-x="-0.2402in" draw:caption-point-y="0.6in">
              <dc:date>2016-10-07T00:00:00</dc:date>
              <text:p text:style-name="P1"><text:span text:style-name="T1">Bị chóng mặt, phải truyền nước, nghi sáng</text:span></text:p>
            </office:annotation>
            <text:p>0.5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10.522in" draw:caption-point-x="-0.2402in" draw:caption-point-y="0.5988in">
              <dc:date>2016-10-10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3094in" svg:y="10.5224in" draw:caption-point-x="-0.2402in" draw:caption-point-y="0.5984in">
              <dc:date>2016-10-11T00:00:00</dc:date>
              <text:p text:style-name="P1"><text:span text:style-name="T1">Chở mẹ đi CV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8.2878in" svg:y="10.5232in" draw:caption-point-x="-0.2402in" draw:caption-point-y="0.5976in">
              <dc:date>2016-10-13T00:00:00</dc:date>
              <text:p text:style-name="P1"><text:span text:style-name="T1">Xe bị hư, đang tìm chỗ sửa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10.5236in" draw:caption-point-x="-0.2402in" draw:caption-point-y="0.5972in">
              <dc:date>2016-10-14T00:00:00</dc:date>
              <text:p text:style-name="P1"><text:span text:style-name="T1">8h55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0.1791in" svg:y="10.5819in" draw:caption-point-x="-0.2402in" draw:caption-point-y="0.539in">
              <dc:date>2016-10-17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0925in" svg:y="10.5256in" draw:caption-point-x="-0.2402in" draw:caption-point-y="0.5953in">
              <dc:date>2016-10-19T00:00:00</dc:date>
              <text:p text:style-name="P1"><text:span text:style-name="T1">Ngủ quên xin vào trễ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44">
            <text:p>44</text:p>
          </table:table-cell>
          <table:table-cell table:style-name="ce42" office:value-type="string">
            <text:p>TrungHT</text:p>
          </table:table-cell>
          <table:table-cell table:style-name="ce178" table:formula="of:=SUM([.D47:.AH47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5492in" svg:y="10.7732in" draw:caption-point-x="-0.2402in" draw:caption-point-y="0.5953in">
              <dc:date>2016-10-20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45">
            <text:p>45</text:p>
          </table:table-cell>
          <table:table-cell table:style-name="ce42" office:value-type="string">
            <text:p>TruyenLVC</text:p>
          </table:table-cell>
          <table:table-cell table:style-name="ce178" table:formula="of:=SUM([.D48:.AH48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11.0138in" draw:caption-point-x="-0.2402in" draw:caption-point-y="0.6024in">
              <dc:date>2016-10-0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11.0173in" draw:caption-point-x="-0.2402in" draw:caption-point-y="0.5988in">
              <dc:date>2016-10-10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3094in" svg:y="11.0177in" draw:caption-point-x="-0.2402in" draw:caption-point-y="0.5984in">
              <dc:date>2016-10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0925in" svg:y="11.0205in" draw:caption-point-x="-0.2402in" draw:caption-point-y="0.5957in">
              <dc:date>2016-10-19T00:00:00</dc:date>
              <text:p text:style-name="P1"><text:span text:style-name="T1">Bận việc riêng xin vào trễ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46">
            <text:p>46</text:p>
          </table:table-cell>
          <table:table-cell table:style-name="ce42" office:value-type="string">
            <text:p>VietBA</text:p>
          </table:table-cell>
          <table:table-cell table:style-name="ce178" table:formula="of:=SUM([.D49:.AH49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11.2614in" draw:caption-point-x="-0.2402in" draw:caption-point-y="0.6024in">
              <dc:date>2016-10-04T00:00:00</dc:date>
              <text:p text:style-name="P1"><text:span text:style-name="T1">9h5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7">
          <table:table-cell table:style-name="ce40" office:value-type="float" office:value="47">
            <text:p>47</text:p>
          </table:table-cell>
          <table:table-cell table:style-name="ce42" office:value-type="string">
            <text:p>VinhP</text:p>
          </table:table-cell>
          <table:table-cell table:style-name="ce178" table:formula="of:=SUM([.D50:.AH50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83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83" table:number-columns-repeated="4"/>
          <table:table-cell table:style-name="ce185"/>
          <table:table-cell table:style-name="ce183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83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83" table:number-columns-repeated="4"/>
          <table:table-cell table:style-name="ce186" table:number-columns-repeated="7"/>
          <table:table-cell table:style-name="ce183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83" table:number-columns-repeated="31"/>
          <table:table-cell table:style-name="ce41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M5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10/20/2016</text:date>, <text:time>11:5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10-20">10/20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158</meta:editing-cycles>
    <meta:editing-duration>P25DT12H52M30S</meta:editing-duration>
    <meta:generator>OpenOffice/4.1.2$Win32 OpenOffice.org_project/412m3$Build-9782</meta:generator>
    <dc:date>2016-10-20T11:52:17.05</dc:date>
    <meta:document-statistic meta:table-count="13" meta:cell-count="8453" meta:object-count="0"/>
    <meta:user-defined meta:name="Info 1"/>
    <meta:user-defined meta:name="Info 2"/>
    <meta:user-defined meta:name="Info 3"/>
    <meta:user-defined meta:name="Info 4"/>
  </office:meta>
</office:document-meta>
</file>